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a1a1a" style:font-name="DejaVu Sans" fo:font-size="6.44999980926514pt" fo:language="none" fo:country="none" fo:font-weight="bold" style:font-name-asian="DejaVu Sans" style:font-size-asian="6.44999980926514pt" style:language-asian="none" style:country-asian="none" style:font-weight-asian="bold" style:font-name-complex="DejaVu Sans" style:font-size-complex="6.44999980926514pt" style:language-complex="none" style:country-complex="none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-is-between(10,30)" style:apply-style-name="Untitled1" style:base-cell-address="Sheet1.B16"/>
    </style:style>
    <style:style style:name="ce4" style:family="table-cell" style:parent-style-name="Default">
      <style:map style:condition="cell-content()=2" style:apply-style-name="Untitled1" style:base-cell-address="Sheet1.O29"/>
    </style:style>
    <style:style style:name="ce5" style:family="table-cell" style:parent-style-name="Default">
      <style:map style:condition="cell-content()=3" style:apply-style-name="Untitled1" style:base-cell-address="Sheet1.O4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1009" table:default-cell-style-name="Default"/>
        <table:table-row table:style-name="ro1">
          <table:table-cell table:style-name="ce1"/>
          <table:table-cell table:style-name="ce2" office:value-type="string">
            <text:p>R1/(R1+R2)</text:p>
          </table:table-cell>
          <table:table-cell table:style-name="ce2" table:number-columns-repeated="11"/>
          <table:table-cell/>
          <table:table-cell table:style-name="ce2" office:value-type="string">
            <text:p>This data are all booleans for achieved targets.</text:p>
          </table:table-cell>
          <table:table-cell table:style-name="ce2" table:number-columns-repeated="1008"/>
        </table:table-row>
        <table:table-row table:style-name="ro1">
          <table:table-cell table:style-name="ce1"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2">
            <text:p>82</text:p>
          </table:table-cell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2">
            <text:p>82</text:p>
          </table:table-cell>
          <table:table-cell table:style-name="ce2" table:number-columns-repeated="997"/>
        </table:table-row>
        <table:table-row table:style-name="ro1">
          <table:table-cell table:formula="of:=[.B$2]" office:value-type="float" office:value="10">
            <text:p>10</text:p>
          </table:table-cell>
          <table:table-cell table:formula="of:=[.B$2]/([.$A3]+[.B$2])" office:value-type="float" office:value="0.5">
            <text:p>0.5</text:p>
          </table:table-cell>
          <table:table-cell table:formula="of:=[.C$2]/([.$A3]+[.C$2])" office:value-type="float" office:value="0.545454545454545">
            <text:p>0.5454545455</text:p>
          </table:table-cell>
          <table:table-cell table:formula="of:=[.D$2]/([.$A3]+[.D$2])" office:value-type="float" office:value="0.6">
            <text:p>0.6</text:p>
          </table:table-cell>
          <table:table-cell table:formula="of:=[.E$2]/([.$A3]+[.E$2])" office:value-type="float" office:value="0.642857142857143">
            <text:p>0.6428571429</text:p>
          </table:table-cell>
          <table:table-cell table:formula="of:=[.F$2]/([.$A3]+[.F$2])" office:value-type="float" office:value="0.6875">
            <text:p>0.6875</text:p>
          </table:table-cell>
          <table:table-cell table:formula="of:=[.G$2]/([.$A3]+[.G$2])" office:value-type="float" office:value="0.72972972972973">
            <text:p>0.7297297297</text:p>
          </table:table-cell>
          <table:table-cell table:formula="of:=[.H$2]/([.$A3]+[.H$2])" office:value-type="float" office:value="0.767441860465116">
            <text:p>0.7674418605</text:p>
          </table:table-cell>
          <table:table-cell table:formula="of:=[.I$2]/([.$A3]+[.I$2])" office:value-type="float" office:value="0.795918367346939">
            <text:p>0.7959183673</text:p>
          </table:table-cell>
          <table:table-cell table:formula="of:=[.J$2]/([.$A3]+[.J$2])" office:value-type="float" office:value="0.824561403508772">
            <text:p>0.8245614035</text:p>
          </table:table-cell>
          <table:table-cell table:formula="of:=[.K$2]/([.$A3]+[.K$2])" office:value-type="float" office:value="0.848484848484848">
            <text:p>0.8484848485</text:p>
          </table:table-cell>
          <table:table-cell table:formula="of:=[.L$2]/([.$A3]+[.L$2])" office:value-type="float" office:value="0.871794871794872">
            <text:p>0.8717948718</text:p>
          </table:table-cell>
          <table:table-cell table:formula="of:=[.M$2]/([.$A3]+[.M$2])" office:value-type="float" office:value="0.891304347826087">
            <text:p>0.8913043478</text:p>
          </table:table-cell>
          <table:table-cell/>
          <table:table-cell table:formula="of:=IF([.B3]&gt;([.$B$72] * 0.9);IF([.B3] &lt; ([.$B$72] * 1.1);1;0);0)" office:value-type="float" office:value="0">
            <text:p>0</text:p>
          </table:table-cell>
          <table:table-cell table:formula="of:=IF([.C3]&gt;([.$B$72] * 0.9);IF([.C3] &lt; ([.$B$72] * 1.1);1;0);0)" office:value-type="float" office:value="0">
            <text:p>0</text:p>
          </table:table-cell>
          <table:table-cell table:formula="of:=IF([.D3]&gt;([.$B$72] * 0.9);IF([.D3] &lt; ([.$B$72] * 1.1);1;0);0)" office:value-type="float" office:value="0">
            <text:p>0</text:p>
          </table:table-cell>
          <table:table-cell table:formula="of:=IF([.E3]&gt;([.$B$72] * 0.9);IF([.E3] &lt; ([.$B$72] * 1.1);1;0);0)" office:value-type="float" office:value="0">
            <text:p>0</text:p>
          </table:table-cell>
          <table:table-cell table:formula="of:=IF([.F3]&gt;([.$B$72] * 0.9);IF([.F3] &lt; ([.$B$72] * 1.1);1;0);0)" office:value-type="float" office:value="0">
            <text:p>0</text:p>
          </table:table-cell>
          <table:table-cell table:formula="of:=IF([.G3]&gt;([.$B$72] * 0.9);IF([.G3] &lt; ([.$B$72] * 1.1);1;0);0)" office:value-type="float" office:value="0">
            <text:p>0</text:p>
          </table:table-cell>
          <table:table-cell table:formula="of:=IF([.H3]&gt;([.$B$72] * 0.9);IF([.H3] &lt; ([.$B$72] * 1.1);1;0);0)" office:value-type="float" office:value="0">
            <text:p>0</text:p>
          </table:table-cell>
          <table:table-cell table:formula="of:=IF([.I3]&gt;([.$B$72] * 0.9);IF([.I3] &lt; ([.$B$72] * 1.1);1;0);0)" office:value-type="float" office:value="0">
            <text:p>0</text:p>
          </table:table-cell>
          <table:table-cell table:formula="of:=IF([.J3]&gt;([.$B$72] * 0.9);IF([.J3] &lt; ([.$B$72] * 1.1);1;0);0)" office:value-type="float" office:value="0">
            <text:p>0</text:p>
          </table:table-cell>
          <table:table-cell table:formula="of:=IF([.K3]&gt;([.$B$72] * 0.9);IF([.K3] &lt; ([.$B$72] * 1.1);1;0);0)" office:value-type="float" office:value="0">
            <text:p>0</text:p>
          </table:table-cell>
          <table:table-cell table:formula="of:=IF([.L3]&gt;([.$B$72] * 0.9);IF([.L3] &lt; ([.$B$72] * 1.1);1;0);0)" office:value-type="float" office:value="0">
            <text:p>0</text:p>
          </table:table-cell>
          <table:table-cell table:formula="of:=IF([.M3]&gt;([.$B$72] * 0.9);IF([.M3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C$2]" office:value-type="float" office:value="12">
            <text:p>12</text:p>
          </table:table-cell>
          <table:table-cell table:formula="of:=[.B$2]/([.$A4]+[.B$2])" office:value-type="float" office:value="0.454545454545455">
            <text:p>0.4545454545</text:p>
          </table:table-cell>
          <table:table-cell table:formula="of:=[.C$2]/([.$A4]+[.C$2])" office:value-type="float" office:value="0.5">
            <text:p>0.5</text:p>
          </table:table-cell>
          <table:table-cell table:formula="of:=[.D$2]/([.$A4]+[.D$2])" office:value-type="float" office:value="0.555555555555556">
            <text:p>0.5555555556</text:p>
          </table:table-cell>
          <table:table-cell table:formula="of:=[.E$2]/([.$A4]+[.E$2])" office:value-type="float" office:value="0.6">
            <text:p>0.6</text:p>
          </table:table-cell>
          <table:table-cell table:formula="of:=[.F$2]/([.$A4]+[.F$2])" office:value-type="float" office:value="0.647058823529412">
            <text:p>0.6470588235</text:p>
          </table:table-cell>
          <table:table-cell table:formula="of:=[.G$2]/([.$A4]+[.G$2])" office:value-type="float" office:value="0.692307692307692">
            <text:p>0.6923076923</text:p>
          </table:table-cell>
          <table:table-cell table:formula="of:=[.H$2]/([.$A4]+[.H$2])" office:value-type="float" office:value="0.733333333333333">
            <text:p>0.7333333333</text:p>
          </table:table-cell>
          <table:table-cell table:formula="of:=[.I$2]/([.$A4]+[.I$2])" office:value-type="float" office:value="0.764705882352941">
            <text:p>0.7647058824</text:p>
          </table:table-cell>
          <table:table-cell table:formula="of:=[.J$2]/([.$A4]+[.J$2])" office:value-type="float" office:value="0.796610169491525">
            <text:p>0.7966101695</text:p>
          </table:table-cell>
          <table:table-cell table:formula="of:=[.K$2]/([.$A4]+[.K$2])" office:value-type="float" office:value="0.823529411764706">
            <text:p>0.8235294118</text:p>
          </table:table-cell>
          <table:table-cell table:formula="of:=[.L$2]/([.$A4]+[.L$2])" office:value-type="float" office:value="0.85">
            <text:p>0.85</text:p>
          </table:table-cell>
          <table:table-cell table:formula="of:=[.M$2]/([.$A4]+[.M$2])" office:value-type="float" office:value="0.872340425531915">
            <text:p>0.8723404255</text:p>
          </table:table-cell>
          <table:table-cell/>
          <table:table-cell table:formula="of:=IF([.B4]&gt;([.$B$72] * 0.9);IF([.B4] &lt; ([.$B$72] * 1.1);1;0);0)" office:value-type="float" office:value="0">
            <text:p>0</text:p>
          </table:table-cell>
          <table:table-cell table:formula="of:=IF([.C4]&gt;([.$B$72] * 0.9);IF([.C4] &lt; ([.$B$72] * 1.1);1;0);0)" office:value-type="float" office:value="0">
            <text:p>0</text:p>
          </table:table-cell>
          <table:table-cell table:formula="of:=IF([.D4]&gt;([.$B$72] * 0.9);IF([.D4] &lt; ([.$B$72] * 1.1);1;0);0)" office:value-type="float" office:value="0">
            <text:p>0</text:p>
          </table:table-cell>
          <table:table-cell table:formula="of:=IF([.E4]&gt;([.$B$72] * 0.9);IF([.E4] &lt; ([.$B$72] * 1.1);1;0);0)" office:value-type="float" office:value="0">
            <text:p>0</text:p>
          </table:table-cell>
          <table:table-cell table:formula="of:=IF([.F4]&gt;([.$B$72] * 0.9);IF([.F4] &lt; ([.$B$72] * 1.1);1;0);0)" office:value-type="float" office:value="0">
            <text:p>0</text:p>
          </table:table-cell>
          <table:table-cell table:formula="of:=IF([.G4]&gt;([.$B$72] * 0.9);IF([.G4] &lt; ([.$B$72] * 1.1);1;0);0)" office:value-type="float" office:value="0">
            <text:p>0</text:p>
          </table:table-cell>
          <table:table-cell table:formula="of:=IF([.H4]&gt;([.$B$72] * 0.9);IF([.H4] &lt; ([.$B$72] * 1.1);1;0);0)" office:value-type="float" office:value="0">
            <text:p>0</text:p>
          </table:table-cell>
          <table:table-cell table:formula="of:=IF([.I4]&gt;([.$B$72] * 0.9);IF([.I4] &lt; ([.$B$72] * 1.1);1;0);0)" office:value-type="float" office:value="0">
            <text:p>0</text:p>
          </table:table-cell>
          <table:table-cell table:formula="of:=IF([.J4]&gt;([.$B$72] * 0.9);IF([.J4] &lt; ([.$B$72] * 1.1);1;0);0)" office:value-type="float" office:value="0">
            <text:p>0</text:p>
          </table:table-cell>
          <table:table-cell table:formula="of:=IF([.K4]&gt;([.$B$72] * 0.9);IF([.K4] &lt; ([.$B$72] * 1.1);1;0);0)" office:value-type="float" office:value="0">
            <text:p>0</text:p>
          </table:table-cell>
          <table:table-cell table:formula="of:=IF([.L4]&gt;([.$B$72] * 0.9);IF([.L4] &lt; ([.$B$72] * 1.1);1;0);0)" office:value-type="float" office:value="0">
            <text:p>0</text:p>
          </table:table-cell>
          <table:table-cell table:formula="of:=IF([.M4]&gt;([.$B$72] * 0.9);IF([.M4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D2]" office:value-type="float" office:value="15">
            <text:p>15</text:p>
          </table:table-cell>
          <table:table-cell table:formula="of:=[.B$2]/([.$A5]+[.B$2])" office:value-type="float" office:value="0.4">
            <text:p>0.4</text:p>
          </table:table-cell>
          <table:table-cell table:formula="of:=[.C$2]/([.$A5]+[.C$2])" office:value-type="float" office:value="0.444444444444444">
            <text:p>0.4444444444</text:p>
          </table:table-cell>
          <table:table-cell table:formula="of:=[.D$2]/([.$A5]+[.D$2])" office:value-type="float" office:value="0.5">
            <text:p>0.5</text:p>
          </table:table-cell>
          <table:table-cell table:formula="of:=[.E$2]/([.$A5]+[.E$2])" office:value-type="float" office:value="0.545454545454545">
            <text:p>0.5454545455</text:p>
          </table:table-cell>
          <table:table-cell table:formula="of:=[.F$2]/([.$A5]+[.F$2])" office:value-type="float" office:value="0.594594594594595">
            <text:p>0.5945945946</text:p>
          </table:table-cell>
          <table:table-cell table:formula="of:=[.G$2]/([.$A5]+[.G$2])" office:value-type="float" office:value="0.642857142857143">
            <text:p>0.6428571429</text:p>
          </table:table-cell>
          <table:table-cell table:formula="of:=[.H$2]/([.$A5]+[.H$2])" office:value-type="float" office:value="0.6875">
            <text:p>0.6875</text:p>
          </table:table-cell>
          <table:table-cell table:formula="of:=[.I$2]/([.$A5]+[.I$2])" office:value-type="float" office:value="0.722222222222222">
            <text:p>0.7222222222</text:p>
          </table:table-cell>
          <table:table-cell table:formula="of:=[.J$2]/([.$A5]+[.J$2])" office:value-type="float" office:value="0.758064516129032">
            <text:p>0.7580645161</text:p>
          </table:table-cell>
          <table:table-cell table:formula="of:=[.K$2]/([.$A5]+[.K$2])" office:value-type="float" office:value="0.788732394366197">
            <text:p>0.7887323944</text:p>
          </table:table-cell>
          <table:table-cell table:formula="of:=[.L$2]/([.$A5]+[.L$2])" office:value-type="float" office:value="0.819277108433735">
            <text:p>0.8192771084</text:p>
          </table:table-cell>
          <table:table-cell table:formula="of:=[.M$2]/([.$A5]+[.M$2])" office:value-type="float" office:value="0.845360824742268">
            <text:p>0.8453608247</text:p>
          </table:table-cell>
          <table:table-cell/>
          <table:table-cell table:formula="of:=IF([.B5]&gt;([.$B$72] * 0.9);IF([.B5] &lt; ([.$B$72] * 1.1);1;0);0)" office:value-type="float" office:value="0">
            <text:p>0</text:p>
          </table:table-cell>
          <table:table-cell table:formula="of:=IF([.C5]&gt;([.$B$72] * 0.9);IF([.C5] &lt; ([.$B$72] * 1.1);1;0);0)" office:value-type="float" office:value="0">
            <text:p>0</text:p>
          </table:table-cell>
          <table:table-cell table:formula="of:=IF([.D5]&gt;([.$B$72] * 0.9);IF([.D5] &lt; ([.$B$72] * 1.1);1;0);0)" office:value-type="float" office:value="0">
            <text:p>0</text:p>
          </table:table-cell>
          <table:table-cell table:formula="of:=IF([.E5]&gt;([.$B$72] * 0.9);IF([.E5] &lt; ([.$B$72] * 1.1);1;0);0)" office:value-type="float" office:value="0">
            <text:p>0</text:p>
          </table:table-cell>
          <table:table-cell table:formula="of:=IF([.F5]&gt;([.$B$72] * 0.9);IF([.F5] &lt; ([.$B$72] * 1.1);1;0);0)" office:value-type="float" office:value="0">
            <text:p>0</text:p>
          </table:table-cell>
          <table:table-cell table:formula="of:=IF([.G5]&gt;([.$B$72] * 0.9);IF([.G5] &lt; ([.$B$72] * 1.1);1;0);0)" office:value-type="float" office:value="0">
            <text:p>0</text:p>
          </table:table-cell>
          <table:table-cell table:formula="of:=IF([.H5]&gt;([.$B$72] * 0.9);IF([.H5] &lt; ([.$B$72] * 1.1);1;0);0)" office:value-type="float" office:value="0">
            <text:p>0</text:p>
          </table:table-cell>
          <table:table-cell table:formula="of:=IF([.I5]&gt;([.$B$72] * 0.9);IF([.I5] &lt; ([.$B$72] * 1.1);1;0);0)" office:value-type="float" office:value="0">
            <text:p>0</text:p>
          </table:table-cell>
          <table:table-cell table:formula="of:=IF([.J5]&gt;([.$B$72] * 0.9);IF([.J5] &lt; ([.$B$72] * 1.1);1;0);0)" office:value-type="float" office:value="0">
            <text:p>0</text:p>
          </table:table-cell>
          <table:table-cell table:formula="of:=IF([.K5]&gt;([.$B$72] * 0.9);IF([.K5] &lt; ([.$B$72] * 1.1);1;0);0)" office:value-type="float" office:value="0">
            <text:p>0</text:p>
          </table:table-cell>
          <table:table-cell table:formula="of:=IF([.L5]&gt;([.$B$72] * 0.9);IF([.L5] &lt; ([.$B$72] * 1.1);1;0);0)" office:value-type="float" office:value="0">
            <text:p>0</text:p>
          </table:table-cell>
          <table:table-cell table:formula="of:=IF([.M5]&gt;([.$B$72] * 0.9);IF([.M5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E2]" office:value-type="float" office:value="18">
            <text:p>18</text:p>
          </table:table-cell>
          <table:table-cell table:formula="of:=[.B$2]/([.$A6]+[.B$2])" office:value-type="float" office:value="0.357142857142857">
            <text:p>0.3571428571</text:p>
          </table:table-cell>
          <table:table-cell table:formula="of:=[.C$2]/([.$A6]+[.C$2])" office:value-type="float" office:value="0.4">
            <text:p>0.4</text:p>
          </table:table-cell>
          <table:table-cell table:formula="of:=[.D$2]/([.$A6]+[.D$2])" office:value-type="float" office:value="0.454545454545455">
            <text:p>0.4545454545</text:p>
          </table:table-cell>
          <table:table-cell table:formula="of:=[.E$2]/([.$A6]+[.E$2])" office:value-type="float" office:value="0.5">
            <text:p>0.5</text:p>
          </table:table-cell>
          <table:table-cell table:formula="of:=[.F$2]/([.$A6]+[.F$2])" office:value-type="float" office:value="0.55">
            <text:p>0.55</text:p>
          </table:table-cell>
          <table:table-cell table:formula="of:=[.G$2]/([.$A6]+[.G$2])" office:value-type="float" office:value="0.6">
            <text:p>0.6</text:p>
          </table:table-cell>
          <table:table-cell table:formula="of:=[.H$2]/([.$A6]+[.H$2])" office:value-type="float" office:value="0.647058823529412">
            <text:p>0.6470588235</text:p>
          </table:table-cell>
          <table:table-cell table:formula="of:=[.I$2]/([.$A6]+[.I$2])" office:value-type="float" office:value="0.68421052631579">
            <text:p>0.6842105263</text:p>
          </table:table-cell>
          <table:table-cell table:formula="of:=[.J$2]/([.$A6]+[.J$2])" office:value-type="float" office:value="0.723076923076923">
            <text:p>0.7230769231</text:p>
          </table:table-cell>
          <table:table-cell table:formula="of:=[.K$2]/([.$A6]+[.K$2])" office:value-type="float" office:value="0.756756756756757">
            <text:p>0.7567567568</text:p>
          </table:table-cell>
          <table:table-cell table:formula="of:=[.L$2]/([.$A6]+[.L$2])" office:value-type="float" office:value="0.790697674418605">
            <text:p>0.7906976744</text:p>
          </table:table-cell>
          <table:table-cell table:formula="of:=[.M$2]/([.$A6]+[.M$2])" office:value-type="float" office:value="0.82">
            <text:p>0.82</text:p>
          </table:table-cell>
          <table:table-cell/>
          <table:table-cell table:formula="of:=IF([.B6]&gt;([.$B$72] * 0.9);IF([.B6] &lt; ([.$B$72] * 1.1);1;0);0)" office:value-type="float" office:value="0">
            <text:p>0</text:p>
          </table:table-cell>
          <table:table-cell table:formula="of:=IF([.C6]&gt;([.$B$72] * 0.9);IF([.C6] &lt; ([.$B$72] * 1.1);1;0);0)" office:value-type="float" office:value="0">
            <text:p>0</text:p>
          </table:table-cell>
          <table:table-cell table:formula="of:=IF([.D6]&gt;([.$B$72] * 0.9);IF([.D6] &lt; ([.$B$72] * 1.1);1;0);0)" office:value-type="float" office:value="0">
            <text:p>0</text:p>
          </table:table-cell>
          <table:table-cell table:formula="of:=IF([.E6]&gt;([.$B$72] * 0.9);IF([.E6] &lt; ([.$B$72] * 1.1);1;0);0)" office:value-type="float" office:value="0">
            <text:p>0</text:p>
          </table:table-cell>
          <table:table-cell table:formula="of:=IF([.F6]&gt;([.$B$72] * 0.9);IF([.F6] &lt; ([.$B$72] * 1.1);1;0);0)" office:value-type="float" office:value="0">
            <text:p>0</text:p>
          </table:table-cell>
          <table:table-cell table:formula="of:=IF([.G6]&gt;([.$B$72] * 0.9);IF([.G6] &lt; ([.$B$72] * 1.1);1;0);0)" office:value-type="float" office:value="0">
            <text:p>0</text:p>
          </table:table-cell>
          <table:table-cell table:formula="of:=IF([.H6]&gt;([.$B$72] * 0.9);IF([.H6] &lt; ([.$B$72] * 1.1);1;0);0)" office:value-type="float" office:value="0">
            <text:p>0</text:p>
          </table:table-cell>
          <table:table-cell table:formula="of:=IF([.I6]&gt;([.$B$72] * 0.9);IF([.I6] &lt; ([.$B$72] * 1.1);1;0);0)" office:value-type="float" office:value="0">
            <text:p>0</text:p>
          </table:table-cell>
          <table:table-cell table:formula="of:=IF([.J6]&gt;([.$B$72] * 0.9);IF([.J6] &lt; ([.$B$72] * 1.1);1;0);0)" office:value-type="float" office:value="0">
            <text:p>0</text:p>
          </table:table-cell>
          <table:table-cell table:formula="of:=IF([.K6]&gt;([.$B$72] * 0.9);IF([.K6] &lt; ([.$B$72] * 1.1);1;0);0)" office:value-type="float" office:value="0">
            <text:p>0</text:p>
          </table:table-cell>
          <table:table-cell table:formula="of:=IF([.L6]&gt;([.$B$72] * 0.9);IF([.L6] &lt; ([.$B$72] * 1.1);1;0);0)" office:value-type="float" office:value="0">
            <text:p>0</text:p>
          </table:table-cell>
          <table:table-cell table:formula="of:=IF([.M6]&gt;([.$B$72] * 0.9);IF([.M6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F2]" office:value-type="float" office:value="22">
            <text:p>22</text:p>
          </table:table-cell>
          <table:table-cell table:formula="of:=[.B$2]/([.$A7]+[.B$2])" office:value-type="float" office:value="0.3125">
            <text:p>0.3125</text:p>
          </table:table-cell>
          <table:table-cell table:formula="of:=[.C$2]/([.$A7]+[.C$2])" office:value-type="float" office:value="0.352941176470588">
            <text:p>0.3529411765</text:p>
          </table:table-cell>
          <table:table-cell table:formula="of:=[.D$2]/([.$A7]+[.D$2])" office:value-type="float" office:value="0.405405405405405">
            <text:p>0.4054054054</text:p>
          </table:table-cell>
          <table:table-cell table:formula="of:=[.E$2]/([.$A7]+[.E$2])" office:value-type="float" office:value="0.45">
            <text:p>0.45</text:p>
          </table:table-cell>
          <table:table-cell table:formula="of:=[.F$2]/([.$A7]+[.F$2])" office:value-type="float" office:value="0.5">
            <text:p>0.5</text:p>
          </table:table-cell>
          <table:table-cell table:formula="of:=[.G$2]/([.$A7]+[.G$2])" office:value-type="float" office:value="0.551020408163265">
            <text:p>0.5510204082</text:p>
          </table:table-cell>
          <table:table-cell table:formula="of:=[.H$2]/([.$A7]+[.H$2])" office:value-type="float" office:value="0.6">
            <text:p>0.6</text:p>
          </table:table-cell>
          <table:table-cell table:formula="of:=[.I$2]/([.$A7]+[.I$2])" office:value-type="float" office:value="0.639344262295082">
            <text:p>0.6393442623</text:p>
          </table:table-cell>
          <table:table-cell table:formula="of:=[.J$2]/([.$A7]+[.J$2])" office:value-type="float" office:value="0.681159420289855">
            <text:p>0.6811594203</text:p>
          </table:table-cell>
          <table:table-cell table:formula="of:=[.K$2]/([.$A7]+[.K$2])" office:value-type="float" office:value="0.717948717948718">
            <text:p>0.7179487179</text:p>
          </table:table-cell>
          <table:table-cell table:formula="of:=[.L$2]/([.$A7]+[.L$2])" office:value-type="float" office:value="0.755555555555556">
            <text:p>0.7555555556</text:p>
          </table:table-cell>
          <table:table-cell table:formula="of:=[.M$2]/([.$A7]+[.M$2])" office:value-type="float" office:value="0.788461538461538">
            <text:p>0.7884615385</text:p>
          </table:table-cell>
          <table:table-cell/>
          <table:table-cell table:formula="of:=IF([.B7]&gt;([.$B$72] * 0.9);IF([.B7] &lt; ([.$B$72] * 1.1);1;0);0)" office:value-type="float" office:value="0">
            <text:p>0</text:p>
          </table:table-cell>
          <table:table-cell table:formula="of:=IF([.C7]&gt;([.$B$72] * 0.9);IF([.C7] &lt; ([.$B$72] * 1.1);1;0);0)" office:value-type="float" office:value="0">
            <text:p>0</text:p>
          </table:table-cell>
          <table:table-cell table:formula="of:=IF([.D7]&gt;([.$B$72] * 0.9);IF([.D7] &lt; ([.$B$72] * 1.1);1;0);0)" office:value-type="float" office:value="0">
            <text:p>0</text:p>
          </table:table-cell>
          <table:table-cell table:formula="of:=IF([.E7]&gt;([.$B$72] * 0.9);IF([.E7] &lt; ([.$B$72] * 1.1);1;0);0)" office:value-type="float" office:value="0">
            <text:p>0</text:p>
          </table:table-cell>
          <table:table-cell table:formula="of:=IF([.F7]&gt;([.$B$72] * 0.9);IF([.F7] &lt; ([.$B$72] * 1.1);1;0);0)" office:value-type="float" office:value="0">
            <text:p>0</text:p>
          </table:table-cell>
          <table:table-cell table:formula="of:=IF([.G7]&gt;([.$B$72] * 0.9);IF([.G7] &lt; ([.$B$72] * 1.1);1;0);0)" office:value-type="float" office:value="0">
            <text:p>0</text:p>
          </table:table-cell>
          <table:table-cell table:formula="of:=IF([.H7]&gt;([.$B$72] * 0.9);IF([.H7] &lt; ([.$B$72] * 1.1);1;0);0)" office:value-type="float" office:value="0">
            <text:p>0</text:p>
          </table:table-cell>
          <table:table-cell table:formula="of:=IF([.I7]&gt;([.$B$72] * 0.9);IF([.I7] &lt; ([.$B$72] * 1.1);1;0);0)" office:value-type="float" office:value="0">
            <text:p>0</text:p>
          </table:table-cell>
          <table:table-cell table:formula="of:=IF([.J7]&gt;([.$B$72] * 0.9);IF([.J7] &lt; ([.$B$72] * 1.1);1;0);0)" office:value-type="float" office:value="0">
            <text:p>0</text:p>
          </table:table-cell>
          <table:table-cell table:formula="of:=IF([.K7]&gt;([.$B$72] * 0.9);IF([.K7] &lt; ([.$B$72] * 1.1);1;0);0)" office:value-type="float" office:value="0">
            <text:p>0</text:p>
          </table:table-cell>
          <table:table-cell table:formula="of:=IF([.L7]&gt;([.$B$72] * 0.9);IF([.L7] &lt; ([.$B$72] * 1.1);1;0);0)" office:value-type="float" office:value="0">
            <text:p>0</text:p>
          </table:table-cell>
          <table:table-cell table:formula="of:=IF([.M7]&gt;([.$B$72] * 0.9);IF([.M7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G2]" office:value-type="float" office:value="27">
            <text:p>27</text:p>
          </table:table-cell>
          <table:table-cell table:formula="of:=[.B$2]/([.$A8]+[.B$2])" office:value-type="float" office:value="0.27027027027027">
            <text:p>0.2702702703</text:p>
          </table:table-cell>
          <table:table-cell table:formula="of:=[.C$2]/([.$A8]+[.C$2])" office:value-type="float" office:value="0.307692307692308">
            <text:p>0.3076923077</text:p>
          </table:table-cell>
          <table:table-cell table:formula="of:=[.D$2]/([.$A8]+[.D$2])" office:value-type="float" office:value="0.357142857142857">
            <text:p>0.3571428571</text:p>
          </table:table-cell>
          <table:table-cell table:formula="of:=[.E$2]/([.$A8]+[.E$2])" office:value-type="float" office:value="0.4">
            <text:p>0.4</text:p>
          </table:table-cell>
          <table:table-cell table:formula="of:=[.F$2]/([.$A8]+[.F$2])" office:value-type="float" office:value="0.448979591836735">
            <text:p>0.4489795918</text:p>
          </table:table-cell>
          <table:table-cell table:formula="of:=[.G$2]/([.$A8]+[.G$2])" office:value-type="float" office:value="0.5">
            <text:p>0.5</text:p>
          </table:table-cell>
          <table:table-cell table:formula="of:=[.H$2]/([.$A8]+[.H$2])" office:value-type="float" office:value="0.55">
            <text:p>0.55</text:p>
          </table:table-cell>
          <table:table-cell table:formula="of:=[.I$2]/([.$A8]+[.I$2])" office:value-type="float" office:value="0.590909090909091">
            <text:p>0.5909090909</text:p>
          </table:table-cell>
          <table:table-cell table:formula="of:=[.J$2]/([.$A8]+[.J$2])" office:value-type="float" office:value="0.635135135135135">
            <text:p>0.6351351351</text:p>
          </table:table-cell>
          <table:table-cell table:formula="of:=[.K$2]/([.$A8]+[.K$2])" office:value-type="float" office:value="0.674698795180723">
            <text:p>0.6746987952</text:p>
          </table:table-cell>
          <table:table-cell table:formula="of:=[.L$2]/([.$A8]+[.L$2])" office:value-type="float" office:value="0.715789473684211">
            <text:p>0.7157894737</text:p>
          </table:table-cell>
          <table:table-cell table:formula="of:=[.M$2]/([.$A8]+[.M$2])" office:value-type="float" office:value="0.752293577981651">
            <text:p>0.752293578</text:p>
          </table:table-cell>
          <table:table-cell/>
          <table:table-cell table:formula="of:=IF([.B8]&gt;([.$B$72] * 0.9);IF([.B8] &lt; ([.$B$72] * 1.1);1;0);0)" office:value-type="float" office:value="0">
            <text:p>0</text:p>
          </table:table-cell>
          <table:table-cell table:formula="of:=IF([.C8]&gt;([.$B$72] * 0.9);IF([.C8] &lt; ([.$B$72] * 1.1);1;0);0)" office:value-type="float" office:value="0">
            <text:p>0</text:p>
          </table:table-cell>
          <table:table-cell table:formula="of:=IF([.D8]&gt;([.$B$72] * 0.9);IF([.D8] &lt; ([.$B$72] * 1.1);1;0);0)" office:value-type="float" office:value="0">
            <text:p>0</text:p>
          </table:table-cell>
          <table:table-cell table:formula="of:=IF([.E8]&gt;([.$B$72] * 0.9);IF([.E8] &lt; ([.$B$72] * 1.1);1;0);0)" office:value-type="float" office:value="0">
            <text:p>0</text:p>
          </table:table-cell>
          <table:table-cell table:formula="of:=IF([.F8]&gt;([.$B$72] * 0.9);IF([.F8] &lt; ([.$B$72] * 1.1);1;0);0)" office:value-type="float" office:value="0">
            <text:p>0</text:p>
          </table:table-cell>
          <table:table-cell table:formula="of:=IF([.G8]&gt;([.$B$72] * 0.9);IF([.G8] &lt; ([.$B$72] * 1.1);1;0);0)" office:value-type="float" office:value="0">
            <text:p>0</text:p>
          </table:table-cell>
          <table:table-cell table:formula="of:=IF([.H8]&gt;([.$B$72] * 0.9);IF([.H8] &lt; ([.$B$72] * 1.1);1;0);0)" office:value-type="float" office:value="0">
            <text:p>0</text:p>
          </table:table-cell>
          <table:table-cell table:formula="of:=IF([.I8]&gt;([.$B$72] * 0.9);IF([.I8] &lt; ([.$B$72] * 1.1);1;0);0)" office:value-type="float" office:value="0">
            <text:p>0</text:p>
          </table:table-cell>
          <table:table-cell table:formula="of:=IF([.J8]&gt;([.$B$72] * 0.9);IF([.J8] &lt; ([.$B$72] * 1.1);1;0);0)" office:value-type="float" office:value="0">
            <text:p>0</text:p>
          </table:table-cell>
          <table:table-cell table:formula="of:=IF([.K8]&gt;([.$B$72] * 0.9);IF([.K8] &lt; ([.$B$72] * 1.1);1;0);0)" office:value-type="float" office:value="0">
            <text:p>0</text:p>
          </table:table-cell>
          <table:table-cell table:formula="of:=IF([.L8]&gt;([.$B$72] * 0.9);IF([.L8] &lt; ([.$B$72] * 1.1);1;0);0)" office:value-type="float" office:value="0">
            <text:p>0</text:p>
          </table:table-cell>
          <table:table-cell table:formula="of:=IF([.M8]&gt;([.$B$72] * 0.9);IF([.M8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H2]" office:value-type="float" office:value="33">
            <text:p>33</text:p>
          </table:table-cell>
          <table:table-cell table:formula="of:=[.B$2]/([.$A9]+[.B$2])" office:value-type="float" office:value="0.232558139534884">
            <text:p>0.2325581395</text:p>
          </table:table-cell>
          <table:table-cell table:formula="of:=[.C$2]/([.$A9]+[.C$2])" office:value-type="float" office:value="0.266666666666667">
            <text:p>0.2666666667</text:p>
          </table:table-cell>
          <table:table-cell table:formula="of:=[.D$2]/([.$A9]+[.D$2])" office:value-type="float" office:value="0.3125">
            <text:p>0.3125</text:p>
          </table:table-cell>
          <table:table-cell table:formula="of:=[.E$2]/([.$A9]+[.E$2])" office:value-type="float" office:value="0.352941176470588">
            <text:p>0.3529411765</text:p>
          </table:table-cell>
          <table:table-cell table:formula="of:=[.F$2]/([.$A9]+[.F$2])" office:value-type="float" office:value="0.4">
            <text:p>0.4</text:p>
          </table:table-cell>
          <table:table-cell table:formula="of:=[.G$2]/([.$A9]+[.G$2])" office:value-type="float" office:value="0.45">
            <text:p>0.45</text:p>
          </table:table-cell>
          <table:table-cell table:formula="of:=[.H$2]/([.$A9]+[.H$2])" office:value-type="float" office:value="0.5">
            <text:p>0.5</text:p>
          </table:table-cell>
          <table:table-cell table:formula="of:=[.I$2]/([.$A9]+[.I$2])" office:value-type="float" office:value="0.541666666666667">
            <text:p>0.5416666667</text:p>
          </table:table-cell>
          <table:table-cell table:formula="of:=[.J$2]/([.$A9]+[.J$2])" office:value-type="float" office:value="0.5875">
            <text:p>0.5875</text:p>
          </table:table-cell>
          <table:table-cell table:formula="of:=[.K$2]/([.$A9]+[.K$2])" office:value-type="float" office:value="0.629213483146067">
            <text:p>0.6292134831</text:p>
          </table:table-cell>
          <table:table-cell table:formula="of:=[.L$2]/([.$A9]+[.L$2])" office:value-type="float" office:value="0.673267326732673">
            <text:p>0.6732673267</text:p>
          </table:table-cell>
          <table:table-cell table:formula="of:=[.M$2]/([.$A9]+[.M$2])" office:value-type="float" office:value="0.71304347826087">
            <text:p>0.7130434783</text:p>
          </table:table-cell>
          <table:table-cell/>
          <table:table-cell table:formula="of:=IF([.B9]&gt;([.$B$72] * 0.9);IF([.B9] &lt; ([.$B$72] * 1.1);1;0);0)" office:value-type="float" office:value="0">
            <text:p>0</text:p>
          </table:table-cell>
          <table:table-cell table:formula="of:=IF([.C9]&gt;([.$B$72] * 0.9);IF([.C9] &lt; ([.$B$72] * 1.1);1;0);0)" office:value-type="float" office:value="0">
            <text:p>0</text:p>
          </table:table-cell>
          <table:table-cell table:formula="of:=IF([.D9]&gt;([.$B$72] * 0.9);IF([.D9] &lt; ([.$B$72] * 1.1);1;0);0)" office:value-type="float" office:value="0">
            <text:p>0</text:p>
          </table:table-cell>
          <table:table-cell table:formula="of:=IF([.E9]&gt;([.$B$72] * 0.9);IF([.E9] &lt; ([.$B$72] * 1.1);1;0);0)" office:value-type="float" office:value="0">
            <text:p>0</text:p>
          </table:table-cell>
          <table:table-cell table:formula="of:=IF([.F9]&gt;([.$B$72] * 0.9);IF([.F9] &lt; ([.$B$72] * 1.1);1;0);0)" office:value-type="float" office:value="0">
            <text:p>0</text:p>
          </table:table-cell>
          <table:table-cell table:formula="of:=IF([.G9]&gt;([.$B$72] * 0.9);IF([.G9] &lt; ([.$B$72] * 1.1);1;0);0)" office:value-type="float" office:value="0">
            <text:p>0</text:p>
          </table:table-cell>
          <table:table-cell table:formula="of:=IF([.H9]&gt;([.$B$72] * 0.9);IF([.H9] &lt; ([.$B$72] * 1.1);1;0);0)" office:value-type="float" office:value="0">
            <text:p>0</text:p>
          </table:table-cell>
          <table:table-cell table:formula="of:=IF([.I9]&gt;([.$B$72] * 0.9);IF([.I9] &lt; ([.$B$72] * 1.1);1;0);0)" office:value-type="float" office:value="0">
            <text:p>0</text:p>
          </table:table-cell>
          <table:table-cell table:formula="of:=IF([.J9]&gt;([.$B$72] * 0.9);IF([.J9] &lt; ([.$B$72] * 1.1);1;0);0)" office:value-type="float" office:value="0">
            <text:p>0</text:p>
          </table:table-cell>
          <table:table-cell table:formula="of:=IF([.K9]&gt;([.$B$72] * 0.9);IF([.K9] &lt; ([.$B$72] * 1.1);1;0);0)" office:value-type="float" office:value="0">
            <text:p>0</text:p>
          </table:table-cell>
          <table:table-cell table:formula="of:=IF([.L9]&gt;([.$B$72] * 0.9);IF([.L9] &lt; ([.$B$72] * 1.1);1;0);0)" office:value-type="float" office:value="0">
            <text:p>0</text:p>
          </table:table-cell>
          <table:table-cell table:formula="of:=IF([.M9]&gt;([.$B$72] * 0.9);IF([.M9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I2]" office:value-type="float" office:value="39">
            <text:p>39</text:p>
          </table:table-cell>
          <table:table-cell table:formula="of:=[.B$2]/([.$A10]+[.B$2])" office:value-type="float" office:value="0.204081632653061">
            <text:p>0.2040816327</text:p>
          </table:table-cell>
          <table:table-cell table:formula="of:=[.C$2]/([.$A10]+[.C$2])" office:value-type="float" office:value="0.235294117647059">
            <text:p>0.2352941176</text:p>
          </table:table-cell>
          <table:table-cell table:formula="of:=[.D$2]/([.$A10]+[.D$2])" office:value-type="float" office:value="0.277777777777778">
            <text:p>0.2777777778</text:p>
          </table:table-cell>
          <table:table-cell table:formula="of:=[.E$2]/([.$A10]+[.E$2])" office:value-type="float" office:value="0.31578947368421">
            <text:p>0.3157894737</text:p>
          </table:table-cell>
          <table:table-cell table:formula="of:=[.F$2]/([.$A10]+[.F$2])" office:value-type="float" office:value="0.360655737704918">
            <text:p>0.3606557377</text:p>
          </table:table-cell>
          <table:table-cell table:formula="of:=[.G$2]/([.$A10]+[.G$2])" office:value-type="float" office:value="0.409090909090909">
            <text:p>0.4090909091</text:p>
          </table:table-cell>
          <table:table-cell table:formula="of:=[.H$2]/([.$A10]+[.H$2])" office:value-type="float" office:value="0.458333333333333">
            <text:p>0.4583333333</text:p>
          </table:table-cell>
          <table:table-cell table:formula="of:=[.I$2]/([.$A10]+[.I$2])" office:value-type="float" office:value="0.5">
            <text:p>0.5</text:p>
          </table:table-cell>
          <table:table-cell table:formula="of:=[.J$2]/([.$A10]+[.J$2])" office:value-type="float" office:value="0.546511627906977">
            <text:p>0.5465116279</text:p>
          </table:table-cell>
          <table:table-cell table:formula="of:=[.K$2]/([.$A10]+[.K$2])" office:value-type="float" office:value="0.589473684210526">
            <text:p>0.5894736842</text:p>
          </table:table-cell>
          <table:table-cell table:formula="of:=[.L$2]/([.$A10]+[.L$2])" office:value-type="float" office:value="0.635514018691589">
            <text:p>0.6355140187</text:p>
          </table:table-cell>
          <table:table-cell table:formula="of:=[.M$2]/([.$A10]+[.M$2])" office:value-type="float" office:value="0.677685950413223">
            <text:p>0.6776859504</text:p>
          </table:table-cell>
          <table:table-cell/>
          <table:table-cell table:formula="of:=IF([.B10]&gt;([.$B$72] * 0.9);IF([.B10] &lt; ([.$B$72] * 1.1);1;0);0)" office:value-type="float" office:value="1">
            <text:p>1</text:p>
          </table:table-cell>
          <table:table-cell table:formula="of:=IF([.C10]&gt;([.$B$72] * 0.9);IF([.C10] &lt; ([.$B$72] * 1.1);1;0);0)" office:value-type="float" office:value="0">
            <text:p>0</text:p>
          </table:table-cell>
          <table:table-cell table:formula="of:=IF([.D10]&gt;([.$B$72] * 0.9);IF([.D10] &lt; ([.$B$72] * 1.1);1;0);0)" office:value-type="float" office:value="0">
            <text:p>0</text:p>
          </table:table-cell>
          <table:table-cell table:formula="of:=IF([.E10]&gt;([.$B$72] * 0.9);IF([.E10] &lt; ([.$B$72] * 1.1);1;0);0)" office:value-type="float" office:value="0">
            <text:p>0</text:p>
          </table:table-cell>
          <table:table-cell table:formula="of:=IF([.F10]&gt;([.$B$72] * 0.9);IF([.F10] &lt; ([.$B$72] * 1.1);1;0);0)" office:value-type="float" office:value="0">
            <text:p>0</text:p>
          </table:table-cell>
          <table:table-cell table:formula="of:=IF([.G10]&gt;([.$B$72] * 0.9);IF([.G10] &lt; ([.$B$72] * 1.1);1;0);0)" office:value-type="float" office:value="0">
            <text:p>0</text:p>
          </table:table-cell>
          <table:table-cell table:formula="of:=IF([.H10]&gt;([.$B$72] * 0.9);IF([.H10] &lt; ([.$B$72] * 1.1);1;0);0)" office:value-type="float" office:value="0">
            <text:p>0</text:p>
          </table:table-cell>
          <table:table-cell table:formula="of:=IF([.I10]&gt;([.$B$72] * 0.9);IF([.I10] &lt; ([.$B$72] * 1.1);1;0);0)" office:value-type="float" office:value="0">
            <text:p>0</text:p>
          </table:table-cell>
          <table:table-cell table:formula="of:=IF([.J10]&gt;([.$B$72] * 0.9);IF([.J10] &lt; ([.$B$72] * 1.1);1;0);0)" office:value-type="float" office:value="0">
            <text:p>0</text:p>
          </table:table-cell>
          <table:table-cell table:formula="of:=IF([.K10]&gt;([.$B$72] * 0.9);IF([.K10] &lt; ([.$B$72] * 1.1);1;0);0)" office:value-type="float" office:value="0">
            <text:p>0</text:p>
          </table:table-cell>
          <table:table-cell table:formula="of:=IF([.L10]&gt;([.$B$72] * 0.9);IF([.L10] &lt; ([.$B$72] * 1.1);1;0);0)" office:value-type="float" office:value="0">
            <text:p>0</text:p>
          </table:table-cell>
          <table:table-cell table:formula="of:=IF([.M10]&gt;([.$B$72] * 0.9);IF([.M10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J2]" office:value-type="float" office:value="47">
            <text:p>47</text:p>
          </table:table-cell>
          <table:table-cell table:formula="of:=[.B$2]/([.$A11]+[.B$2])" office:value-type="float" office:value="0.175438596491228">
            <text:p>0.1754385965</text:p>
          </table:table-cell>
          <table:table-cell table:formula="of:=[.C$2]/([.$A11]+[.C$2])" office:value-type="float" office:value="0.203389830508475">
            <text:p>0.2033898305</text:p>
          </table:table-cell>
          <table:table-cell table:formula="of:=[.D$2]/([.$A11]+[.D$2])" office:value-type="float" office:value="0.241935483870968">
            <text:p>0.2419354839</text:p>
          </table:table-cell>
          <table:table-cell table:formula="of:=[.E$2]/([.$A11]+[.E$2])" office:value-type="float" office:value="0.276923076923077">
            <text:p>0.2769230769</text:p>
          </table:table-cell>
          <table:table-cell table:formula="of:=[.F$2]/([.$A11]+[.F$2])" office:value-type="float" office:value="0.318840579710145">
            <text:p>0.3188405797</text:p>
          </table:table-cell>
          <table:table-cell table:formula="of:=[.G$2]/([.$A11]+[.G$2])" office:value-type="float" office:value="0.364864864864865">
            <text:p>0.3648648649</text:p>
          </table:table-cell>
          <table:table-cell table:formula="of:=[.H$2]/([.$A11]+[.H$2])" office:value-type="float" office:value="0.4125">
            <text:p>0.4125</text:p>
          </table:table-cell>
          <table:table-cell table:formula="of:=[.I$2]/([.$A11]+[.I$2])" office:value-type="float" office:value="0.453488372093023">
            <text:p>0.4534883721</text:p>
          </table:table-cell>
          <table:table-cell table:formula="of:=[.J$2]/([.$A11]+[.J$2])" office:value-type="float" office:value="0.5">
            <text:p>0.5</text:p>
          </table:table-cell>
          <table:table-cell table:formula="of:=[.K$2]/([.$A11]+[.K$2])" office:value-type="float" office:value="0.543689320388349">
            <text:p>0.5436893204</text:p>
          </table:table-cell>
          <table:table-cell table:formula="of:=[.L$2]/([.$A11]+[.L$2])" office:value-type="float" office:value="0.591304347826087">
            <text:p>0.5913043478</text:p>
          </table:table-cell>
          <table:table-cell table:formula="of:=[.M$2]/([.$A11]+[.M$2])" office:value-type="float" office:value="0.635658914728682">
            <text:p>0.6356589147</text:p>
          </table:table-cell>
          <table:table-cell/>
          <table:table-cell table:formula="of:=IF([.B11]&gt;([.$B$72] * 0.9);IF([.B11] &lt; ([.$B$72] * 1.1);1;0);0)" office:value-type="float" office:value="0">
            <text:p>0</text:p>
          </table:table-cell>
          <table:table-cell table:formula="of:=IF([.C11]&gt;([.$B$72] * 0.9);IF([.C11] &lt; ([.$B$72] * 1.1);1;0);0)" office:value-type="float" office:value="1">
            <text:p>1</text:p>
          </table:table-cell>
          <table:table-cell table:formula="of:=IF([.D11]&gt;([.$B$72] * 0.9);IF([.D11] &lt; ([.$B$72] * 1.1);1;0);0)" office:value-type="float" office:value="0">
            <text:p>0</text:p>
          </table:table-cell>
          <table:table-cell table:formula="of:=IF([.E11]&gt;([.$B$72] * 0.9);IF([.E11] &lt; ([.$B$72] * 1.1);1;0);0)" office:value-type="float" office:value="0">
            <text:p>0</text:p>
          </table:table-cell>
          <table:table-cell table:formula="of:=IF([.F11]&gt;([.$B$72] * 0.9);IF([.F11] &lt; ([.$B$72] * 1.1);1;0);0)" office:value-type="float" office:value="0">
            <text:p>0</text:p>
          </table:table-cell>
          <table:table-cell table:formula="of:=IF([.G11]&gt;([.$B$72] * 0.9);IF([.G11] &lt; ([.$B$72] * 1.1);1;0);0)" office:value-type="float" office:value="0">
            <text:p>0</text:p>
          </table:table-cell>
          <table:table-cell table:formula="of:=IF([.H11]&gt;([.$B$72] * 0.9);IF([.H11] &lt; ([.$B$72] * 1.1);1;0);0)" office:value-type="float" office:value="0">
            <text:p>0</text:p>
          </table:table-cell>
          <table:table-cell table:formula="of:=IF([.I11]&gt;([.$B$72] * 0.9);IF([.I11] &lt; ([.$B$72] * 1.1);1;0);0)" office:value-type="float" office:value="0">
            <text:p>0</text:p>
          </table:table-cell>
          <table:table-cell table:formula="of:=IF([.J11]&gt;([.$B$72] * 0.9);IF([.J11] &lt; ([.$B$72] * 1.1);1;0);0)" office:value-type="float" office:value="0">
            <text:p>0</text:p>
          </table:table-cell>
          <table:table-cell table:formula="of:=IF([.K11]&gt;([.$B$72] * 0.9);IF([.K11] &lt; ([.$B$72] * 1.1);1;0);0)" office:value-type="float" office:value="0">
            <text:p>0</text:p>
          </table:table-cell>
          <table:table-cell table:formula="of:=IF([.L11]&gt;([.$B$72] * 0.9);IF([.L11] &lt; ([.$B$72] * 1.1);1;0);0)" office:value-type="float" office:value="0">
            <text:p>0</text:p>
          </table:table-cell>
          <table:table-cell table:formula="of:=IF([.M11]&gt;([.$B$72] * 0.9);IF([.M11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K2]" office:value-type="float" office:value="56">
            <text:p>56</text:p>
          </table:table-cell>
          <table:table-cell table:formula="of:=[.B$2]/([.$A12]+[.B$2])" office:value-type="float" office:value="0.151515151515152">
            <text:p>0.1515151515</text:p>
          </table:table-cell>
          <table:table-cell table:formula="of:=[.C$2]/([.$A12]+[.C$2])" office:value-type="float" office:value="0.176470588235294">
            <text:p>0.1764705882</text:p>
          </table:table-cell>
          <table:table-cell table:formula="of:=[.D$2]/([.$A12]+[.D$2])" office:value-type="float" office:value="0.211267605633803">
            <text:p>0.2112676056</text:p>
          </table:table-cell>
          <table:table-cell table:formula="of:=[.E$2]/([.$A12]+[.E$2])" office:value-type="float" office:value="0.243243243243243">
            <text:p>0.2432432432</text:p>
          </table:table-cell>
          <table:table-cell table:formula="of:=[.F$2]/([.$A12]+[.F$2])" office:value-type="float" office:value="0.282051282051282">
            <text:p>0.2820512821</text:p>
          </table:table-cell>
          <table:table-cell table:formula="of:=[.G$2]/([.$A12]+[.G$2])" office:value-type="float" office:value="0.325301204819277">
            <text:p>0.3253012048</text:p>
          </table:table-cell>
          <table:table-cell table:formula="of:=[.H$2]/([.$A12]+[.H$2])" office:value-type="float" office:value="0.370786516853933">
            <text:p>0.3707865169</text:p>
          </table:table-cell>
          <table:table-cell table:formula="of:=[.I$2]/([.$A12]+[.I$2])" office:value-type="float" office:value="0.410526315789474">
            <text:p>0.4105263158</text:p>
          </table:table-cell>
          <table:table-cell table:formula="of:=[.J$2]/([.$A12]+[.J$2])" office:value-type="float" office:value="0.45631067961165">
            <text:p>0.4563106796</text:p>
          </table:table-cell>
          <table:table-cell table:formula="of:=[.K$2]/([.$A12]+[.K$2])" office:value-type="float" office:value="0.5">
            <text:p>0.5</text:p>
          </table:table-cell>
          <table:table-cell table:formula="of:=[.L$2]/([.$A12]+[.L$2])" office:value-type="float" office:value="0.548387096774194">
            <text:p>0.5483870968</text:p>
          </table:table-cell>
          <table:table-cell table:formula="of:=[.M$2]/([.$A12]+[.M$2])" office:value-type="float" office:value="0.594202898550725">
            <text:p>0.5942028986</text:p>
          </table:table-cell>
          <table:table-cell/>
          <table:table-cell table:formula="of:=IF([.B12]&gt;([.$B$72] * 0.9);IF([.B12] &lt; ([.$B$72] * 1.1);1;0);0)" office:value-type="float" office:value="0">
            <text:p>0</text:p>
          </table:table-cell>
          <table:table-cell table:formula="of:=IF([.C12]&gt;([.$B$72] * 0.9);IF([.C12] &lt; ([.$B$72] * 1.1);1;0);0)" office:value-type="float" office:value="0">
            <text:p>0</text:p>
          </table:table-cell>
          <table:table-cell table:formula="of:=IF([.D12]&gt;([.$B$72] * 0.9);IF([.D12] &lt; ([.$B$72] * 1.1);1;0);0)" office:value-type="float" office:value="1">
            <text:p>1</text:p>
          </table:table-cell>
          <table:table-cell table:formula="of:=IF([.E12]&gt;([.$B$72] * 0.9);IF([.E12] &lt; ([.$B$72] * 1.1);1;0);0)" office:value-type="float" office:value="0">
            <text:p>0</text:p>
          </table:table-cell>
          <table:table-cell table:formula="of:=IF([.F12]&gt;([.$B$72] * 0.9);IF([.F12] &lt; ([.$B$72] * 1.1);1;0);0)" office:value-type="float" office:value="0">
            <text:p>0</text:p>
          </table:table-cell>
          <table:table-cell table:formula="of:=IF([.G12]&gt;([.$B$72] * 0.9);IF([.G12] &lt; ([.$B$72] * 1.1);1;0);0)" office:value-type="float" office:value="0">
            <text:p>0</text:p>
          </table:table-cell>
          <table:table-cell table:formula="of:=IF([.H12]&gt;([.$B$72] * 0.9);IF([.H12] &lt; ([.$B$72] * 1.1);1;0);0)" office:value-type="float" office:value="0">
            <text:p>0</text:p>
          </table:table-cell>
          <table:table-cell table:formula="of:=IF([.I12]&gt;([.$B$72] * 0.9);IF([.I12] &lt; ([.$B$72] * 1.1);1;0);0)" office:value-type="float" office:value="0">
            <text:p>0</text:p>
          </table:table-cell>
          <table:table-cell table:formula="of:=IF([.J12]&gt;([.$B$72] * 0.9);IF([.J12] &lt; ([.$B$72] * 1.1);1;0);0)" office:value-type="float" office:value="0">
            <text:p>0</text:p>
          </table:table-cell>
          <table:table-cell table:formula="of:=IF([.K12]&gt;([.$B$72] * 0.9);IF([.K12] &lt; ([.$B$72] * 1.1);1;0);0)" office:value-type="float" office:value="0">
            <text:p>0</text:p>
          </table:table-cell>
          <table:table-cell table:formula="of:=IF([.L12]&gt;([.$B$72] * 0.9);IF([.L12] &lt; ([.$B$72] * 1.1);1;0);0)" office:value-type="float" office:value="0">
            <text:p>0</text:p>
          </table:table-cell>
          <table:table-cell table:formula="of:=IF([.M12]&gt;([.$B$72] * 0.9);IF([.M12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L2]" office:value-type="float" office:value="68">
            <text:p>68</text:p>
          </table:table-cell>
          <table:table-cell table:formula="of:=[.B$2]/([.$A13]+[.B$2])" office:value-type="float" office:value="0.128205128205128">
            <text:p>0.1282051282</text:p>
          </table:table-cell>
          <table:table-cell table:formula="of:=[.C$2]/([.$A13]+[.C$2])" office:value-type="float" office:value="0.15">
            <text:p>0.15</text:p>
          </table:table-cell>
          <table:table-cell table:formula="of:=[.D$2]/([.$A13]+[.D$2])" office:value-type="float" office:value="0.180722891566265">
            <text:p>0.1807228916</text:p>
          </table:table-cell>
          <table:table-cell table:formula="of:=[.E$2]/([.$A13]+[.E$2])" office:value-type="float" office:value="0.209302325581395">
            <text:p>0.2093023256</text:p>
          </table:table-cell>
          <table:table-cell table:formula="of:=[.F$2]/([.$A13]+[.F$2])" office:value-type="float" office:value="0.244444444444444">
            <text:p>0.2444444444</text:p>
          </table:table-cell>
          <table:table-cell table:formula="of:=[.G$2]/([.$A13]+[.G$2])" office:value-type="float" office:value="0.284210526315789">
            <text:p>0.2842105263</text:p>
          </table:table-cell>
          <table:table-cell table:formula="of:=[.H$2]/([.$A13]+[.H$2])" office:value-type="float" office:value="0.326732673267327">
            <text:p>0.3267326733</text:p>
          </table:table-cell>
          <table:table-cell table:formula="of:=[.I$2]/([.$A13]+[.I$2])" office:value-type="float" office:value="0.364485981308411">
            <text:p>0.3644859813</text:p>
          </table:table-cell>
          <table:table-cell table:formula="of:=[.J$2]/([.$A13]+[.J$2])" office:value-type="float" office:value="0.408695652173913">
            <text:p>0.4086956522</text:p>
          </table:table-cell>
          <table:table-cell table:formula="of:=[.K$2]/([.$A13]+[.K$2])" office:value-type="float" office:value="0.451612903225806">
            <text:p>0.4516129032</text:p>
          </table:table-cell>
          <table:table-cell table:formula="of:=[.L$2]/([.$A13]+[.L$2])" office:value-type="float" office:value="0.5">
            <text:p>0.5</text:p>
          </table:table-cell>
          <table:table-cell table:formula="of:=[.M$2]/([.$A13]+[.M$2])" office:value-type="float" office:value="0.546666666666667">
            <text:p>0.5466666667</text:p>
          </table:table-cell>
          <table:table-cell/>
          <table:table-cell table:formula="of:=IF([.B13]&gt;([.$B$72] * 0.9);IF([.B13] &lt; ([.$B$72] * 1.1);1;0);0)" office:value-type="float" office:value="0">
            <text:p>0</text:p>
          </table:table-cell>
          <table:table-cell table:formula="of:=IF([.C13]&gt;([.$B$72] * 0.9);IF([.C13] &lt; ([.$B$72] * 1.1);1;0);0)" office:value-type="float" office:value="0">
            <text:p>0</text:p>
          </table:table-cell>
          <table:table-cell table:formula="of:=IF([.D13]&gt;([.$B$72] * 0.9);IF([.D13] &lt; ([.$B$72] * 1.1);1;0);0)" office:value-type="float" office:value="1">
            <text:p>1</text:p>
          </table:table-cell>
          <table:table-cell table:formula="of:=IF([.E13]&gt;([.$B$72] * 0.9);IF([.E13] &lt; ([.$B$72] * 1.1);1;0);0)" office:value-type="float" office:value="1">
            <text:p>1</text:p>
          </table:table-cell>
          <table:table-cell table:formula="of:=IF([.F13]&gt;([.$B$72] * 0.9);IF([.F13] &lt; ([.$B$72] * 1.1);1;0);0)" office:value-type="float" office:value="0">
            <text:p>0</text:p>
          </table:table-cell>
          <table:table-cell table:formula="of:=IF([.G13]&gt;([.$B$72] * 0.9);IF([.G13] &lt; ([.$B$72] * 1.1);1;0);0)" office:value-type="float" office:value="0">
            <text:p>0</text:p>
          </table:table-cell>
          <table:table-cell table:formula="of:=IF([.H13]&gt;([.$B$72] * 0.9);IF([.H13] &lt; ([.$B$72] * 1.1);1;0);0)" office:value-type="float" office:value="0">
            <text:p>0</text:p>
          </table:table-cell>
          <table:table-cell table:formula="of:=IF([.I13]&gt;([.$B$72] * 0.9);IF([.I13] &lt; ([.$B$72] * 1.1);1;0);0)" office:value-type="float" office:value="0">
            <text:p>0</text:p>
          </table:table-cell>
          <table:table-cell table:formula="of:=IF([.J13]&gt;([.$B$72] * 0.9);IF([.J13] &lt; ([.$B$72] * 1.1);1;0);0)" office:value-type="float" office:value="0">
            <text:p>0</text:p>
          </table:table-cell>
          <table:table-cell table:formula="of:=IF([.K13]&gt;([.$B$72] * 0.9);IF([.K13] &lt; ([.$B$72] * 1.1);1;0);0)" office:value-type="float" office:value="0">
            <text:p>0</text:p>
          </table:table-cell>
          <table:table-cell table:formula="of:=IF([.L13]&gt;([.$B$72] * 0.9);IF([.L13] &lt; ([.$B$72] * 1.1);1;0);0)" office:value-type="float" office:value="0">
            <text:p>0</text:p>
          </table:table-cell>
          <table:table-cell table:formula="of:=IF([.M13]&gt;([.$B$72] * 0.9);IF([.M13] &lt; ([.$B$72] * 1.1)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.M2]" office:value-type="float" office:value="82">
            <text:p>82</text:p>
          </table:table-cell>
          <table:table-cell table:formula="of:=[.B$2]/([.$A14]+[.B$2])" office:value-type="float" office:value="0.108695652173913">
            <text:p>0.1086956522</text:p>
          </table:table-cell>
          <table:table-cell table:formula="of:=[.C$2]/([.$A14]+[.C$2])" office:value-type="float" office:value="0.127659574468085">
            <text:p>0.1276595745</text:p>
          </table:table-cell>
          <table:table-cell table:formula="of:=[.D$2]/([.$A14]+[.D$2])" office:value-type="float" office:value="0.154639175257732">
            <text:p>0.1546391753</text:p>
          </table:table-cell>
          <table:table-cell table:formula="of:=[.E$2]/([.$A14]+[.E$2])" office:value-type="float" office:value="0.18">
            <text:p>0.18</text:p>
          </table:table-cell>
          <table:table-cell table:formula="of:=[.F$2]/([.$A14]+[.F$2])" office:value-type="float" office:value="0.211538461538462">
            <text:p>0.2115384615</text:p>
          </table:table-cell>
          <table:table-cell table:formula="of:=[.G$2]/([.$A14]+[.G$2])" office:value-type="float" office:value="0.247706422018349">
            <text:p>0.247706422</text:p>
          </table:table-cell>
          <table:table-cell table:formula="of:=[.H$2]/([.$A14]+[.H$2])" office:value-type="float" office:value="0.28695652173913">
            <text:p>0.2869565217</text:p>
          </table:table-cell>
          <table:table-cell table:formula="of:=[.I$2]/([.$A14]+[.I$2])" office:value-type="float" office:value="0.322314049586777">
            <text:p>0.3223140496</text:p>
          </table:table-cell>
          <table:table-cell table:formula="of:=[.J$2]/([.$A14]+[.J$2])" office:value-type="float" office:value="0.364341085271318">
            <text:p>0.3643410853</text:p>
          </table:table-cell>
          <table:table-cell table:formula="of:=[.K$2]/([.$A14]+[.K$2])" office:value-type="float" office:value="0.405797101449275">
            <text:p>0.4057971014</text:p>
          </table:table-cell>
          <table:table-cell table:formula="of:=[.L$2]/([.$A14]+[.L$2])" office:value-type="float" office:value="0.453333333333333">
            <text:p>0.4533333333</text:p>
          </table:table-cell>
          <table:table-cell table:formula="of:=[.M$2]/([.$A14]+[.M$2])" office:value-type="float" office:value="0.5">
            <text:p>0.5</text:p>
          </table:table-cell>
          <table:table-cell/>
          <table:table-cell table:formula="of:=IF([.B14]&gt;([.$B$72] * 0.9);IF([.B14] &lt; ([.$B$72] * 1.1);1;0);0)" office:value-type="float" office:value="0">
            <text:p>0</text:p>
          </table:table-cell>
          <table:table-cell table:formula="of:=IF([.C14]&gt;([.$B$72] * 0.9);IF([.C14] &lt; ([.$B$72] * 1.1);1;0);0)" office:value-type="float" office:value="0">
            <text:p>0</text:p>
          </table:table-cell>
          <table:table-cell table:formula="of:=IF([.D14]&gt;([.$B$72] * 0.9);IF([.D14] &lt; ([.$B$72] * 1.1);1;0);0)" office:value-type="float" office:value="0">
            <text:p>0</text:p>
          </table:table-cell>
          <table:table-cell table:formula="of:=IF([.E14]&gt;([.$B$72] * 0.9);IF([.E14] &lt; ([.$B$72] * 1.1);1;0);0)" office:value-type="float" office:value="0">
            <text:p>0</text:p>
          </table:table-cell>
          <table:table-cell table:formula="of:=IF([.F14]&gt;([.$B$72] * 0.9);IF([.F14] &lt; ([.$B$72] * 1.1);1;0);0)" office:value-type="float" office:value="1">
            <text:p>1</text:p>
          </table:table-cell>
          <table:table-cell table:formula="of:=IF([.G14]&gt;([.$B$72] * 0.9);IF([.G14] &lt; ([.$B$72] * 1.1);1;0);0)" office:value-type="float" office:value="0">
            <text:p>0</text:p>
          </table:table-cell>
          <table:table-cell table:formula="of:=IF([.H14]&gt;([.$B$72] * 0.9);IF([.H14] &lt; ([.$B$72] * 1.1);1;0);0)" office:value-type="float" office:value="0">
            <text:p>0</text:p>
          </table:table-cell>
          <table:table-cell table:formula="of:=IF([.I14]&gt;([.$B$72] * 0.9);IF([.I14] &lt; ([.$B$72] * 1.1);1;0);0)" office:value-type="float" office:value="0">
            <text:p>0</text:p>
          </table:table-cell>
          <table:table-cell table:formula="of:=IF([.J14]&gt;([.$B$72] * 0.9);IF([.J14] &lt; ([.$B$72] * 1.1);1;0);0)" office:value-type="float" office:value="0">
            <text:p>0</text:p>
          </table:table-cell>
          <table:table-cell table:formula="of:=IF([.K14]&gt;([.$B$72] * 0.9);IF([.K14] &lt; ([.$B$72] * 1.1);1;0);0)" office:value-type="float" office:value="0">
            <text:p>0</text:p>
          </table:table-cell>
          <table:table-cell table:formula="of:=IF([.L14]&gt;([.$B$72] * 0.9);IF([.L14] &lt; ([.$B$72] * 1.1);1;0);0)" office:value-type="float" office:value="0">
            <text:p>0</text:p>
          </table:table-cell>
          <table:table-cell table:formula="of:=IF([.M14]&gt;([.$B$72] * 0.9);IF([.M14] &lt; ([.$B$72] * 1.1);1;0);0)" office:value-type="float" office:value="0">
            <text:p>0</text:p>
          </table:table-cell>
          <table:table-cell table:number-columns-repeated="997"/>
        </table:table-row>
        <table:table-row table:style-name="ro2">
          <table:table-cell/>
          <table:table-cell table:style-name="ce3" office:value-type="string">
            <text:p>Thevenin resistanc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2">
            <text:p>82</text:p>
          </table:table-cell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2">
            <text:p>82</text:p>
          </table:table-cell>
          <table:table-cell table:style-name="ce2" table:number-columns-repeated="997"/>
        </table:table-row>
        <table:table-row table:style-name="ro2">
          <table:table-cell table:formula="of:=[.B$2]" office:value-type="float" office:value="10">
            <text:p>10</text:p>
          </table:table-cell>
          <table:table-cell table:style-name="ce3" table:formula="of:=([.B$16]^-1+[.$A17]^-1)^-1" office:value-type="float" office:value="5">
            <text:p>5</text:p>
          </table:table-cell>
          <table:table-cell table:style-name="ce3" table:formula="of:=([.C$16]^-1+[.$A17]^-1)^-1" office:value-type="float" office:value="5.45454545454545">
            <text:p>5.4545454545</text:p>
          </table:table-cell>
          <table:table-cell table:style-name="ce3" table:formula="of:=([.D$16]^-1+[.$A17]^-1)^-1" office:value-type="float" office:value="6">
            <text:p>6</text:p>
          </table:table-cell>
          <table:table-cell table:style-name="ce3" table:formula="of:=([.E$16]^-1+[.$A17]^-1)^-1" office:value-type="float" office:value="6.42857142857143">
            <text:p>6.4285714286</text:p>
          </table:table-cell>
          <table:table-cell table:style-name="ce3" table:formula="of:=([.F$16]^-1+[.$A17]^-1)^-1" office:value-type="float" office:value="6.875">
            <text:p>6.875</text:p>
          </table:table-cell>
          <table:table-cell table:style-name="ce3" table:formula="of:=([.G$16]^-1+[.$A17]^-1)^-1" office:value-type="float" office:value="7.2972972972973">
            <text:p>7.2972972973</text:p>
          </table:table-cell>
          <table:table-cell table:style-name="ce3" table:formula="of:=([.H$16]^-1+[.$A17]^-1)^-1" office:value-type="float" office:value="7.67441860465116">
            <text:p>7.6744186047</text:p>
          </table:table-cell>
          <table:table-cell table:style-name="ce3" table:formula="of:=([.I$16]^-1+[.$A17]^-1)^-1" office:value-type="float" office:value="7.95918367346939">
            <text:p>7.9591836735</text:p>
          </table:table-cell>
          <table:table-cell table:style-name="ce3" table:formula="of:=([.J$16]^-1+[.$A17]^-1)^-1" office:value-type="float" office:value="8.24561403508772">
            <text:p>8.2456140351</text:p>
          </table:table-cell>
          <table:table-cell table:style-name="ce3" table:formula="of:=([.K$16]^-1+[.$A17]^-1)^-1" office:value-type="float" office:value="8.48484848484848">
            <text:p>8.4848484848</text:p>
          </table:table-cell>
          <table:table-cell table:style-name="ce3" table:formula="of:=([.L$16]^-1+[.$A17]^-1)^-1" office:value-type="float" office:value="8.71794871794872">
            <text:p>8.7179487179</text:p>
          </table:table-cell>
          <table:table-cell table:style-name="ce3" table:formula="of:=([.M$16]^-1+[.$A17]^-1)^-1" office:value-type="float" office:value="8.91304347826087">
            <text:p>8.9130434783</text:p>
          </table:table-cell>
          <table:table-cell/>
          <table:table-cell table:formula="of:=IF([.B17]&gt;10;IF([.B17]&lt;30;1;0);0)" office:value-type="float" office:value="0">
            <text:p>0</text:p>
          </table:table-cell>
          <table:table-cell table:formula="of:=IF([.C17]&gt;10;IF([.C17]&lt;30;1;0);0)" office:value-type="float" office:value="0">
            <text:p>0</text:p>
          </table:table-cell>
          <table:table-cell table:formula="of:=IF([.D17]&gt;10;IF([.D17]&lt;30;1;0);0)" office:value-type="float" office:value="0">
            <text:p>0</text:p>
          </table:table-cell>
          <table:table-cell table:formula="of:=IF([.E17]&gt;10;IF([.E17]&lt;30;1;0);0)" office:value-type="float" office:value="0">
            <text:p>0</text:p>
          </table:table-cell>
          <table:table-cell table:formula="of:=IF([.F17]&gt;10;IF([.F17]&lt;30;1;0);0)" office:value-type="float" office:value="0">
            <text:p>0</text:p>
          </table:table-cell>
          <table:table-cell table:formula="of:=IF([.G17]&gt;10;IF([.G17]&lt;30;1;0);0)" office:value-type="float" office:value="0">
            <text:p>0</text:p>
          </table:table-cell>
          <table:table-cell table:formula="of:=IF([.H17]&gt;10;IF([.H17]&lt;30;1;0);0)" office:value-type="float" office:value="0">
            <text:p>0</text:p>
          </table:table-cell>
          <table:table-cell table:formula="of:=IF([.I17]&gt;10;IF([.I17]&lt;30;1;0);0)" office:value-type="float" office:value="0">
            <text:p>0</text:p>
          </table:table-cell>
          <table:table-cell table:formula="of:=IF([.J17]&gt;10;IF([.J17]&lt;30;1;0);0)" office:value-type="float" office:value="0">
            <text:p>0</text:p>
          </table:table-cell>
          <table:table-cell table:formula="of:=IF([.K17]&gt;10;IF([.K17]&lt;30;1;0);0)" office:value-type="float" office:value="0">
            <text:p>0</text:p>
          </table:table-cell>
          <table:table-cell table:formula="of:=IF([.L17]&gt;10;IF([.L17]&lt;30;1;0);0)" office:value-type="float" office:value="0">
            <text:p>0</text:p>
          </table:table-cell>
          <table:table-cell table:formula="of:=IF([.M17]&gt;10;IF([.M17]&lt;30;1;0);0)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formula="of:=[.C$2]" office:value-type="float" office:value="12">
            <text:p>12</text:p>
          </table:table-cell>
          <table:table-cell table:style-name="ce3" table:formula="of:=([.B$16]^-1+[.$A18]^-1)^-1" office:value-type="float" office:value="5.45454545454545">
            <text:p>5.4545454545</text:p>
          </table:table-cell>
          <table:table-cell table:style-name="ce3" table:formula="of:=([.C$16]^-1+[.$A18]^-1)^-1" office:value-type="float" office:value="6">
            <text:p>6</text:p>
          </table:table-cell>
          <table:table-cell table:style-name="ce3" table:formula="of:=([.D$16]^-1+[.$A18]^-1)^-1" office:value-type="float" office:value="6.66666666666667">
            <text:p>6.6666666667</text:p>
          </table:table-cell>
          <table:table-cell table:style-name="ce3" table:formula="of:=([.E$16]^-1+[.$A18]^-1)^-1" office:value-type="float" office:value="7.2">
            <text:p>7.2</text:p>
          </table:table-cell>
          <table:table-cell table:style-name="ce3" table:formula="of:=([.F$16]^-1+[.$A18]^-1)^-1" office:value-type="float" office:value="7.76470588235294">
            <text:p>7.7647058824</text:p>
          </table:table-cell>
          <table:table-cell table:style-name="ce3" table:formula="of:=([.G$16]^-1+[.$A18]^-1)^-1" office:value-type="float" office:value="8.30769230769231">
            <text:p>8.3076923077</text:p>
          </table:table-cell>
          <table:table-cell table:style-name="ce3" table:formula="of:=([.H$16]^-1+[.$A18]^-1)^-1" office:value-type="float" office:value="8.8">
            <text:p>8.8</text:p>
          </table:table-cell>
          <table:table-cell table:style-name="ce3" table:formula="of:=([.I$16]^-1+[.$A18]^-1)^-1" office:value-type="float" office:value="9.17647058823529">
            <text:p>9.1764705882</text:p>
          </table:table-cell>
          <table:table-cell table:style-name="ce3" table:formula="of:=([.J$16]^-1+[.$A18]^-1)^-1" office:value-type="float" office:value="9.5593220338983">
            <text:p>9.5593220339</text:p>
          </table:table-cell>
          <table:table-cell table:style-name="ce3" table:formula="of:=([.K$16]^-1+[.$A18]^-1)^-1" office:value-type="float" office:value="9.88235294117647">
            <text:p>9.8823529412</text:p>
          </table:table-cell>
          <table:table-cell table:style-name="ce3" table:formula="of:=([.L$16]^-1+[.$A18]^-1)^-1" office:value-type="float" office:value="10.2">
            <text:p>10.2</text:p>
          </table:table-cell>
          <table:table-cell table:style-name="ce3" table:formula="of:=([.M$16]^-1+[.$A18]^-1)^-1" office:value-type="float" office:value="10.468085106383">
            <text:p>10.4680851064</text:p>
          </table:table-cell>
          <table:table-cell/>
          <table:table-cell table:formula="of:=IF([.B18]&gt;10;IF([.B18]&lt;30;1;0);0)" office:value-type="float" office:value="0">
            <text:p>0</text:p>
          </table:table-cell>
          <table:table-cell table:formula="of:=IF([.C18]&gt;10;IF([.C18]&lt;30;1;0);0)" office:value-type="float" office:value="0">
            <text:p>0</text:p>
          </table:table-cell>
          <table:table-cell table:formula="of:=IF([.D18]&gt;10;IF([.D18]&lt;30;1;0);0)" office:value-type="float" office:value="0">
            <text:p>0</text:p>
          </table:table-cell>
          <table:table-cell table:formula="of:=IF([.E18]&gt;10;IF([.E18]&lt;30;1;0);0)" office:value-type="float" office:value="0">
            <text:p>0</text:p>
          </table:table-cell>
          <table:table-cell table:formula="of:=IF([.F18]&gt;10;IF([.F18]&lt;30;1;0);0)" office:value-type="float" office:value="0">
            <text:p>0</text:p>
          </table:table-cell>
          <table:table-cell table:formula="of:=IF([.G18]&gt;10;IF([.G18]&lt;30;1;0);0)" office:value-type="float" office:value="0">
            <text:p>0</text:p>
          </table:table-cell>
          <table:table-cell table:formula="of:=IF([.H18]&gt;10;IF([.H18]&lt;30;1;0);0)" office:value-type="float" office:value="0">
            <text:p>0</text:p>
          </table:table-cell>
          <table:table-cell table:formula="of:=IF([.I18]&gt;10;IF([.I18]&lt;30;1;0);0)" office:value-type="float" office:value="0">
            <text:p>0</text:p>
          </table:table-cell>
          <table:table-cell table:formula="of:=IF([.J18]&gt;10;IF([.J18]&lt;30;1;0);0)" office:value-type="float" office:value="0">
            <text:p>0</text:p>
          </table:table-cell>
          <table:table-cell table:formula="of:=IF([.K18]&gt;10;IF([.K18]&lt;30;1;0);0)" office:value-type="float" office:value="0">
            <text:p>0</text:p>
          </table:table-cell>
          <table:table-cell table:formula="of:=IF([.L18]&gt;10;IF([.L18]&lt;30;1;0);0)" office:value-type="float" office:value="1">
            <text:p>1</text:p>
          </table:table-cell>
          <table:table-cell table:formula="of:=IF([.M18]&gt;10;IF([.M18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D16]" office:value-type="float" office:value="15">
            <text:p>15</text:p>
          </table:table-cell>
          <table:table-cell table:style-name="ce3" table:formula="of:=([.B$16]^-1+[.$A19]^-1)^-1" office:value-type="float" office:value="6">
            <text:p>6</text:p>
          </table:table-cell>
          <table:table-cell table:style-name="ce3" table:formula="of:=([.C$16]^-1+[.$A19]^-1)^-1" office:value-type="float" office:value="6.66666666666667">
            <text:p>6.6666666667</text:p>
          </table:table-cell>
          <table:table-cell table:style-name="ce3" table:formula="of:=([.D$16]^-1+[.$A19]^-1)^-1" office:value-type="float" office:value="7.5">
            <text:p>7.5</text:p>
          </table:table-cell>
          <table:table-cell table:style-name="ce3" table:formula="of:=([.E$16]^-1+[.$A19]^-1)^-1" office:value-type="float" office:value="8.18181818181818">
            <text:p>8.1818181818</text:p>
          </table:table-cell>
          <table:table-cell table:style-name="ce3" table:formula="of:=([.F$16]^-1+[.$A19]^-1)^-1" office:value-type="float" office:value="8.91891891891892">
            <text:p>8.9189189189</text:p>
          </table:table-cell>
          <table:table-cell table:style-name="ce3" table:formula="of:=([.G$16]^-1+[.$A19]^-1)^-1" office:value-type="float" office:value="9.64285714285714">
            <text:p>9.6428571429</text:p>
          </table:table-cell>
          <table:table-cell table:style-name="ce3" table:formula="of:=([.H$16]^-1+[.$A19]^-1)^-1" office:value-type="float" office:value="10.3125">
            <text:p>10.3125</text:p>
          </table:table-cell>
          <table:table-cell table:style-name="ce3" table:formula="of:=([.I$16]^-1+[.$A19]^-1)^-1" office:value-type="float" office:value="10.8333333333333">
            <text:p>10.8333333333</text:p>
          </table:table-cell>
          <table:table-cell table:style-name="ce3" table:formula="of:=([.J$16]^-1+[.$A19]^-1)^-1" office:value-type="float" office:value="11.3709677419355">
            <text:p>11.3709677419</text:p>
          </table:table-cell>
          <table:table-cell table:style-name="ce3" table:formula="of:=([.K$16]^-1+[.$A19]^-1)^-1" office:value-type="float" office:value="11.830985915493">
            <text:p>11.8309859155</text:p>
          </table:table-cell>
          <table:table-cell table:style-name="ce3" table:formula="of:=([.L$16]^-1+[.$A19]^-1)^-1" office:value-type="float" office:value="12.289156626506">
            <text:p>12.2891566265</text:p>
          </table:table-cell>
          <table:table-cell table:style-name="ce3" table:formula="of:=([.M$16]^-1+[.$A19]^-1)^-1" office:value-type="float" office:value="12.680412371134">
            <text:p>12.6804123711</text:p>
          </table:table-cell>
          <table:table-cell/>
          <table:table-cell table:formula="of:=IF([.B19]&gt;10;IF([.B19]&lt;30;1;0);0)" office:value-type="float" office:value="0">
            <text:p>0</text:p>
          </table:table-cell>
          <table:table-cell table:formula="of:=IF([.C19]&gt;10;IF([.C19]&lt;30;1;0);0)" office:value-type="float" office:value="0">
            <text:p>0</text:p>
          </table:table-cell>
          <table:table-cell table:formula="of:=IF([.D19]&gt;10;IF([.D19]&lt;30;1;0);0)" office:value-type="float" office:value="0">
            <text:p>0</text:p>
          </table:table-cell>
          <table:table-cell table:formula="of:=IF([.E19]&gt;10;IF([.E19]&lt;30;1;0);0)" office:value-type="float" office:value="0">
            <text:p>0</text:p>
          </table:table-cell>
          <table:table-cell table:formula="of:=IF([.F19]&gt;10;IF([.F19]&lt;30;1;0);0)" office:value-type="float" office:value="0">
            <text:p>0</text:p>
          </table:table-cell>
          <table:table-cell table:formula="of:=IF([.G19]&gt;10;IF([.G19]&lt;30;1;0);0)" office:value-type="float" office:value="0">
            <text:p>0</text:p>
          </table:table-cell>
          <table:table-cell table:formula="of:=IF([.H19]&gt;10;IF([.H19]&lt;30;1;0);0)" office:value-type="float" office:value="1">
            <text:p>1</text:p>
          </table:table-cell>
          <table:table-cell table:formula="of:=IF([.I19]&gt;10;IF([.I19]&lt;30;1;0);0)" office:value-type="float" office:value="1">
            <text:p>1</text:p>
          </table:table-cell>
          <table:table-cell table:formula="of:=IF([.J19]&gt;10;IF([.J19]&lt;30;1;0);0)" office:value-type="float" office:value="1">
            <text:p>1</text:p>
          </table:table-cell>
          <table:table-cell table:formula="of:=IF([.K19]&gt;10;IF([.K19]&lt;30;1;0);0)" office:value-type="float" office:value="1">
            <text:p>1</text:p>
          </table:table-cell>
          <table:table-cell table:formula="of:=IF([.L19]&gt;10;IF([.L19]&lt;30;1;0);0)" office:value-type="float" office:value="1">
            <text:p>1</text:p>
          </table:table-cell>
          <table:table-cell table:formula="of:=IF([.M19]&gt;10;IF([.M19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E16]" office:value-type="float" office:value="18">
            <text:p>18</text:p>
          </table:table-cell>
          <table:table-cell table:style-name="ce3" table:formula="of:=([.B$16]^-1+[.$A20]^-1)^-1" office:value-type="float" office:value="6.42857142857143">
            <text:p>6.4285714286</text:p>
          </table:table-cell>
          <table:table-cell table:style-name="ce3" table:formula="of:=([.C$16]^-1+[.$A20]^-1)^-1" office:value-type="float" office:value="7.2">
            <text:p>7.2</text:p>
          </table:table-cell>
          <table:table-cell table:style-name="ce3" table:formula="of:=([.D$16]^-1+[.$A20]^-1)^-1" office:value-type="float" office:value="8.18181818181818">
            <text:p>8.1818181818</text:p>
          </table:table-cell>
          <table:table-cell table:style-name="ce3" table:formula="of:=([.E$16]^-1+[.$A20]^-1)^-1" office:value-type="float" office:value="9">
            <text:p>9</text:p>
          </table:table-cell>
          <table:table-cell table:style-name="ce3" table:formula="of:=([.F$16]^-1+[.$A20]^-1)^-1" office:value-type="float" office:value="9.9">
            <text:p>9.9</text:p>
          </table:table-cell>
          <table:table-cell table:style-name="ce3" table:formula="of:=([.G$16]^-1+[.$A20]^-1)^-1" office:value-type="float" office:value="10.8">
            <text:p>10.8</text:p>
          </table:table-cell>
          <table:table-cell table:style-name="ce3" table:formula="of:=([.H$16]^-1+[.$A20]^-1)^-1" office:value-type="float" office:value="11.6470588235294">
            <text:p>11.6470588235</text:p>
          </table:table-cell>
          <table:table-cell table:style-name="ce3" table:formula="of:=([.I$16]^-1+[.$A20]^-1)^-1" office:value-type="float" office:value="12.3157894736842">
            <text:p>12.3157894737</text:p>
          </table:table-cell>
          <table:table-cell table:style-name="ce3" table:formula="of:=([.J$16]^-1+[.$A20]^-1)^-1" office:value-type="float" office:value="13.0153846153846">
            <text:p>13.0153846154</text:p>
          </table:table-cell>
          <table:table-cell table:style-name="ce3" table:formula="of:=([.K$16]^-1+[.$A20]^-1)^-1" office:value-type="float" office:value="13.6216216216216">
            <text:p>13.6216216216</text:p>
          </table:table-cell>
          <table:table-cell table:style-name="ce3" table:formula="of:=([.L$16]^-1+[.$A20]^-1)^-1" office:value-type="float" office:value="14.2325581395349">
            <text:p>14.2325581395</text:p>
          </table:table-cell>
          <table:table-cell table:style-name="ce3" table:formula="of:=([.M$16]^-1+[.$A20]^-1)^-1" office:value-type="float" office:value="14.76">
            <text:p>14.76</text:p>
          </table:table-cell>
          <table:table-cell/>
          <table:table-cell table:formula="of:=IF([.B20]&gt;10;IF([.B20]&lt;30;1;0);0)" office:value-type="float" office:value="0">
            <text:p>0</text:p>
          </table:table-cell>
          <table:table-cell table:formula="of:=IF([.C20]&gt;10;IF([.C20]&lt;30;1;0);0)" office:value-type="float" office:value="0">
            <text:p>0</text:p>
          </table:table-cell>
          <table:table-cell table:formula="of:=IF([.D20]&gt;10;IF([.D20]&lt;30;1;0);0)" office:value-type="float" office:value="0">
            <text:p>0</text:p>
          </table:table-cell>
          <table:table-cell table:formula="of:=IF([.E20]&gt;10;IF([.E20]&lt;30;1;0);0)" office:value-type="float" office:value="0">
            <text:p>0</text:p>
          </table:table-cell>
          <table:table-cell table:formula="of:=IF([.F20]&gt;10;IF([.F20]&lt;30;1;0);0)" office:value-type="float" office:value="0">
            <text:p>0</text:p>
          </table:table-cell>
          <table:table-cell table:formula="of:=IF([.G20]&gt;10;IF([.G20]&lt;30;1;0);0)" office:value-type="float" office:value="1">
            <text:p>1</text:p>
          </table:table-cell>
          <table:table-cell table:formula="of:=IF([.H20]&gt;10;IF([.H20]&lt;30;1;0);0)" office:value-type="float" office:value="1">
            <text:p>1</text:p>
          </table:table-cell>
          <table:table-cell table:formula="of:=IF([.I20]&gt;10;IF([.I20]&lt;30;1;0);0)" office:value-type="float" office:value="1">
            <text:p>1</text:p>
          </table:table-cell>
          <table:table-cell table:formula="of:=IF([.J20]&gt;10;IF([.J20]&lt;30;1;0);0)" office:value-type="float" office:value="1">
            <text:p>1</text:p>
          </table:table-cell>
          <table:table-cell table:formula="of:=IF([.K20]&gt;10;IF([.K20]&lt;30;1;0);0)" office:value-type="float" office:value="1">
            <text:p>1</text:p>
          </table:table-cell>
          <table:table-cell table:formula="of:=IF([.L20]&gt;10;IF([.L20]&lt;30;1;0);0)" office:value-type="float" office:value="1">
            <text:p>1</text:p>
          </table:table-cell>
          <table:table-cell table:formula="of:=IF([.M20]&gt;10;IF([.M20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F16]" office:value-type="float" office:value="22">
            <text:p>22</text:p>
          </table:table-cell>
          <table:table-cell table:style-name="ce3" table:formula="of:=([.B$16]^-1+[.$A21]^-1)^-1" office:value-type="float" office:value="6.875">
            <text:p>6.875</text:p>
          </table:table-cell>
          <table:table-cell table:style-name="ce3" table:formula="of:=([.C$16]^-1+[.$A21]^-1)^-1" office:value-type="float" office:value="7.76470588235294">
            <text:p>7.7647058824</text:p>
          </table:table-cell>
          <table:table-cell table:style-name="ce3" table:formula="of:=([.D$16]^-1+[.$A21]^-1)^-1" office:value-type="float" office:value="8.91891891891892">
            <text:p>8.9189189189</text:p>
          </table:table-cell>
          <table:table-cell table:style-name="ce3" table:formula="of:=([.E$16]^-1+[.$A21]^-1)^-1" office:value-type="float" office:value="9.9">
            <text:p>9.9</text:p>
          </table:table-cell>
          <table:table-cell table:style-name="ce3" table:formula="of:=([.F$16]^-1+[.$A21]^-1)^-1" office:value-type="float" office:value="11">
            <text:p>11</text:p>
          </table:table-cell>
          <table:table-cell table:style-name="ce3" table:formula="of:=([.G$16]^-1+[.$A21]^-1)^-1" office:value-type="float" office:value="12.1224489795918">
            <text:p>12.1224489796</text:p>
          </table:table-cell>
          <table:table-cell table:style-name="ce3" table:formula="of:=([.H$16]^-1+[.$A21]^-1)^-1" office:value-type="float" office:value="13.2">
            <text:p>13.2</text:p>
          </table:table-cell>
          <table:table-cell table:style-name="ce3" table:formula="of:=([.I$16]^-1+[.$A21]^-1)^-1" office:value-type="float" office:value="14.0655737704918">
            <text:p>14.0655737705</text:p>
          </table:table-cell>
          <table:table-cell table:style-name="ce3" table:formula="of:=([.J$16]^-1+[.$A21]^-1)^-1" office:value-type="float" office:value="14.9855072463768">
            <text:p>14.9855072464</text:p>
          </table:table-cell>
          <table:table-cell table:style-name="ce3" table:formula="of:=([.K$16]^-1+[.$A21]^-1)^-1" office:value-type="float" office:value="15.7948717948718">
            <text:p>15.7948717949</text:p>
          </table:table-cell>
          <table:table-cell table:style-name="ce3" table:formula="of:=([.L$16]^-1+[.$A21]^-1)^-1" office:value-type="float" office:value="16.6222222222222">
            <text:p>16.6222222222</text:p>
          </table:table-cell>
          <table:table-cell table:style-name="ce3" table:formula="of:=([.M$16]^-1+[.$A21]^-1)^-1" office:value-type="float" office:value="17.3461538461538">
            <text:p>17.3461538462</text:p>
          </table:table-cell>
          <table:table-cell/>
          <table:table-cell table:formula="of:=IF([.B21]&gt;10;IF([.B21]&lt;30;1;0);0)" office:value-type="float" office:value="0">
            <text:p>0</text:p>
          </table:table-cell>
          <table:table-cell table:formula="of:=IF([.C21]&gt;10;IF([.C21]&lt;30;1;0);0)" office:value-type="float" office:value="0">
            <text:p>0</text:p>
          </table:table-cell>
          <table:table-cell table:formula="of:=IF([.D21]&gt;10;IF([.D21]&lt;30;1;0);0)" office:value-type="float" office:value="0">
            <text:p>0</text:p>
          </table:table-cell>
          <table:table-cell table:formula="of:=IF([.E21]&gt;10;IF([.E21]&lt;30;1;0);0)" office:value-type="float" office:value="0">
            <text:p>0</text:p>
          </table:table-cell>
          <table:table-cell table:formula="of:=IF([.F21]&gt;10;IF([.F21]&lt;30;1;0);0)" office:value-type="float" office:value="1">
            <text:p>1</text:p>
          </table:table-cell>
          <table:table-cell table:formula="of:=IF([.G21]&gt;10;IF([.G21]&lt;30;1;0);0)" office:value-type="float" office:value="1">
            <text:p>1</text:p>
          </table:table-cell>
          <table:table-cell table:formula="of:=IF([.H21]&gt;10;IF([.H21]&lt;30;1;0);0)" office:value-type="float" office:value="1">
            <text:p>1</text:p>
          </table:table-cell>
          <table:table-cell table:formula="of:=IF([.I21]&gt;10;IF([.I21]&lt;30;1;0);0)" office:value-type="float" office:value="1">
            <text:p>1</text:p>
          </table:table-cell>
          <table:table-cell table:formula="of:=IF([.J21]&gt;10;IF([.J21]&lt;30;1;0);0)" office:value-type="float" office:value="1">
            <text:p>1</text:p>
          </table:table-cell>
          <table:table-cell table:formula="of:=IF([.K21]&gt;10;IF([.K21]&lt;30;1;0);0)" office:value-type="float" office:value="1">
            <text:p>1</text:p>
          </table:table-cell>
          <table:table-cell table:formula="of:=IF([.L21]&gt;10;IF([.L21]&lt;30;1;0);0)" office:value-type="float" office:value="1">
            <text:p>1</text:p>
          </table:table-cell>
          <table:table-cell table:formula="of:=IF([.M21]&gt;10;IF([.M21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G16]" office:value-type="float" office:value="27">
            <text:p>27</text:p>
          </table:table-cell>
          <table:table-cell table:style-name="ce3" table:formula="of:=([.B$16]^-1+[.$A22]^-1)^-1" office:value-type="float" office:value="7.2972972972973">
            <text:p>7.2972972973</text:p>
          </table:table-cell>
          <table:table-cell table:style-name="ce3" table:formula="of:=([.C$16]^-1+[.$A22]^-1)^-1" office:value-type="float" office:value="8.30769230769231">
            <text:p>8.3076923077</text:p>
          </table:table-cell>
          <table:table-cell table:style-name="ce3" table:formula="of:=([.D$16]^-1+[.$A22]^-1)^-1" office:value-type="float" office:value="9.64285714285714">
            <text:p>9.6428571429</text:p>
          </table:table-cell>
          <table:table-cell table:style-name="ce3" table:formula="of:=([.E$16]^-1+[.$A22]^-1)^-1" office:value-type="float" office:value="10.8">
            <text:p>10.8</text:p>
          </table:table-cell>
          <table:table-cell table:style-name="ce3" table:formula="of:=([.F$16]^-1+[.$A22]^-1)^-1" office:value-type="float" office:value="12.1224489795918">
            <text:p>12.1224489796</text:p>
          </table:table-cell>
          <table:table-cell table:style-name="ce3" table:formula="of:=([.G$16]^-1+[.$A22]^-1)^-1" office:value-type="float" office:value="13.5">
            <text:p>13.5</text:p>
          </table:table-cell>
          <table:table-cell table:style-name="ce3" table:formula="of:=([.H$16]^-1+[.$A22]^-1)^-1" office:value-type="float" office:value="14.85">
            <text:p>14.85</text:p>
          </table:table-cell>
          <table:table-cell table:style-name="ce3" table:formula="of:=([.I$16]^-1+[.$A22]^-1)^-1" office:value-type="float" office:value="15.9545454545455">
            <text:p>15.9545454545</text:p>
          </table:table-cell>
          <table:table-cell table:style-name="ce3" table:formula="of:=([.J$16]^-1+[.$A22]^-1)^-1" office:value-type="float" office:value="17.1486486486487">
            <text:p>17.1486486486</text:p>
          </table:table-cell>
          <table:table-cell table:style-name="ce3" table:formula="of:=([.K$16]^-1+[.$A22]^-1)^-1" office:value-type="float" office:value="18.2168674698795">
            <text:p>18.2168674699</text:p>
          </table:table-cell>
          <table:table-cell table:style-name="ce3" table:formula="of:=([.L$16]^-1+[.$A22]^-1)^-1" office:value-type="float" office:value="19.3263157894737">
            <text:p>19.3263157895</text:p>
          </table:table-cell>
          <table:table-cell table:style-name="ce3" table:formula="of:=([.M$16]^-1+[.$A22]^-1)^-1" office:value-type="float" office:value="20.3119266055046">
            <text:p>20.3119266055</text:p>
          </table:table-cell>
          <table:table-cell/>
          <table:table-cell table:formula="of:=IF([.B22]&gt;10;IF([.B22]&lt;30;1;0);0)" office:value-type="float" office:value="0">
            <text:p>0</text:p>
          </table:table-cell>
          <table:table-cell table:formula="of:=IF([.C22]&gt;10;IF([.C22]&lt;30;1;0);0)" office:value-type="float" office:value="0">
            <text:p>0</text:p>
          </table:table-cell>
          <table:table-cell table:formula="of:=IF([.D22]&gt;10;IF([.D22]&lt;30;1;0);0)" office:value-type="float" office:value="0">
            <text:p>0</text:p>
          </table:table-cell>
          <table:table-cell table:formula="of:=IF([.E22]&gt;10;IF([.E22]&lt;30;1;0);0)" office:value-type="float" office:value="1">
            <text:p>1</text:p>
          </table:table-cell>
          <table:table-cell table:formula="of:=IF([.F22]&gt;10;IF([.F22]&lt;30;1;0);0)" office:value-type="float" office:value="1">
            <text:p>1</text:p>
          </table:table-cell>
          <table:table-cell table:formula="of:=IF([.G22]&gt;10;IF([.G22]&lt;30;1;0);0)" office:value-type="float" office:value="1">
            <text:p>1</text:p>
          </table:table-cell>
          <table:table-cell table:formula="of:=IF([.H22]&gt;10;IF([.H22]&lt;30;1;0);0)" office:value-type="float" office:value="1">
            <text:p>1</text:p>
          </table:table-cell>
          <table:table-cell table:formula="of:=IF([.I22]&gt;10;IF([.I22]&lt;30;1;0);0)" office:value-type="float" office:value="1">
            <text:p>1</text:p>
          </table:table-cell>
          <table:table-cell table:formula="of:=IF([.J22]&gt;10;IF([.J22]&lt;30;1;0);0)" office:value-type="float" office:value="1">
            <text:p>1</text:p>
          </table:table-cell>
          <table:table-cell table:formula="of:=IF([.K22]&gt;10;IF([.K22]&lt;30;1;0);0)" office:value-type="float" office:value="1">
            <text:p>1</text:p>
          </table:table-cell>
          <table:table-cell table:formula="of:=IF([.L22]&gt;10;IF([.L22]&lt;30;1;0);0)" office:value-type="float" office:value="1">
            <text:p>1</text:p>
          </table:table-cell>
          <table:table-cell table:formula="of:=IF([.M22]&gt;10;IF([.M22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H16]" office:value-type="float" office:value="33">
            <text:p>33</text:p>
          </table:table-cell>
          <table:table-cell table:style-name="ce3" table:formula="of:=([.B$16]^-1+[.$A23]^-1)^-1" office:value-type="float" office:value="7.67441860465116">
            <text:p>7.6744186047</text:p>
          </table:table-cell>
          <table:table-cell table:style-name="ce3" table:formula="of:=([.C$16]^-1+[.$A23]^-1)^-1" office:value-type="float" office:value="8.8">
            <text:p>8.8</text:p>
          </table:table-cell>
          <table:table-cell table:style-name="ce3" table:formula="of:=([.D$16]^-1+[.$A23]^-1)^-1" office:value-type="float" office:value="10.3125">
            <text:p>10.3125</text:p>
          </table:table-cell>
          <table:table-cell table:style-name="ce3" table:formula="of:=([.E$16]^-1+[.$A23]^-1)^-1" office:value-type="float" office:value="11.6470588235294">
            <text:p>11.6470588235</text:p>
          </table:table-cell>
          <table:table-cell table:style-name="ce3" table:formula="of:=([.F$16]^-1+[.$A23]^-1)^-1" office:value-type="float" office:value="13.2">
            <text:p>13.2</text:p>
          </table:table-cell>
          <table:table-cell table:style-name="ce3" table:formula="of:=([.G$16]^-1+[.$A23]^-1)^-1" office:value-type="float" office:value="14.85">
            <text:p>14.85</text:p>
          </table:table-cell>
          <table:table-cell table:style-name="ce3" table:formula="of:=([.H$16]^-1+[.$A23]^-1)^-1" office:value-type="float" office:value="16.5">
            <text:p>16.5</text:p>
          </table:table-cell>
          <table:table-cell table:style-name="ce3" table:formula="of:=([.I$16]^-1+[.$A23]^-1)^-1" office:value-type="float" office:value="17.875">
            <text:p>17.875</text:p>
          </table:table-cell>
          <table:table-cell table:style-name="ce3" table:formula="of:=([.J$16]^-1+[.$A23]^-1)^-1" office:value-type="float" office:value="19.3875">
            <text:p>19.3875</text:p>
          </table:table-cell>
          <table:table-cell table:style-name="ce3" table:formula="of:=([.K$16]^-1+[.$A23]^-1)^-1" office:value-type="float" office:value="20.7640449438202">
            <text:p>20.7640449438</text:p>
          </table:table-cell>
          <table:table-cell table:style-name="ce3" table:formula="of:=([.L$16]^-1+[.$A23]^-1)^-1" office:value-type="float" office:value="22.2178217821782">
            <text:p>22.2178217822</text:p>
          </table:table-cell>
          <table:table-cell table:style-name="ce3" table:formula="of:=([.M$16]^-1+[.$A23]^-1)^-1" office:value-type="float" office:value="23.5304347826087">
            <text:p>23.5304347826</text:p>
          </table:table-cell>
          <table:table-cell/>
          <table:table-cell table:formula="of:=IF([.B23]&gt;10;IF([.B23]&lt;30;1;0);0)" office:value-type="float" office:value="0">
            <text:p>0</text:p>
          </table:table-cell>
          <table:table-cell table:formula="of:=IF([.C23]&gt;10;IF([.C23]&lt;30;1;0);0)" office:value-type="float" office:value="0">
            <text:p>0</text:p>
          </table:table-cell>
          <table:table-cell table:formula="of:=IF([.D23]&gt;10;IF([.D23]&lt;30;1;0);0)" office:value-type="float" office:value="1">
            <text:p>1</text:p>
          </table:table-cell>
          <table:table-cell table:formula="of:=IF([.E23]&gt;10;IF([.E23]&lt;30;1;0);0)" office:value-type="float" office:value="1">
            <text:p>1</text:p>
          </table:table-cell>
          <table:table-cell table:formula="of:=IF([.F23]&gt;10;IF([.F23]&lt;30;1;0);0)" office:value-type="float" office:value="1">
            <text:p>1</text:p>
          </table:table-cell>
          <table:table-cell table:formula="of:=IF([.G23]&gt;10;IF([.G23]&lt;30;1;0);0)" office:value-type="float" office:value="1">
            <text:p>1</text:p>
          </table:table-cell>
          <table:table-cell table:formula="of:=IF([.H23]&gt;10;IF([.H23]&lt;30;1;0);0)" office:value-type="float" office:value="1">
            <text:p>1</text:p>
          </table:table-cell>
          <table:table-cell table:formula="of:=IF([.I23]&gt;10;IF([.I23]&lt;30;1;0);0)" office:value-type="float" office:value="1">
            <text:p>1</text:p>
          </table:table-cell>
          <table:table-cell table:formula="of:=IF([.J23]&gt;10;IF([.J23]&lt;30;1;0);0)" office:value-type="float" office:value="1">
            <text:p>1</text:p>
          </table:table-cell>
          <table:table-cell table:formula="of:=IF([.K23]&gt;10;IF([.K23]&lt;30;1;0);0)" office:value-type="float" office:value="1">
            <text:p>1</text:p>
          </table:table-cell>
          <table:table-cell table:formula="of:=IF([.L23]&gt;10;IF([.L23]&lt;30;1;0);0)" office:value-type="float" office:value="1">
            <text:p>1</text:p>
          </table:table-cell>
          <table:table-cell table:formula="of:=IF([.M23]&gt;10;IF([.M23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I16]" office:value-type="float" office:value="39">
            <text:p>39</text:p>
          </table:table-cell>
          <table:table-cell table:style-name="ce3" table:formula="of:=([.B$16]^-1+[.$A24]^-1)^-1" office:value-type="float" office:value="7.95918367346939">
            <text:p>7.9591836735</text:p>
          </table:table-cell>
          <table:table-cell table:style-name="ce3" table:formula="of:=([.C$16]^-1+[.$A24]^-1)^-1" office:value-type="float" office:value="9.17647058823529">
            <text:p>9.1764705882</text:p>
          </table:table-cell>
          <table:table-cell table:style-name="ce3" table:formula="of:=([.D$16]^-1+[.$A24]^-1)^-1" office:value-type="float" office:value="10.8333333333333">
            <text:p>10.8333333333</text:p>
          </table:table-cell>
          <table:table-cell table:style-name="ce3" table:formula="of:=([.E$16]^-1+[.$A24]^-1)^-1" office:value-type="float" office:value="12.3157894736842">
            <text:p>12.3157894737</text:p>
          </table:table-cell>
          <table:table-cell table:style-name="ce3" table:formula="of:=([.F$16]^-1+[.$A24]^-1)^-1" office:value-type="float" office:value="14.0655737704918">
            <text:p>14.0655737705</text:p>
          </table:table-cell>
          <table:table-cell table:style-name="ce3" table:formula="of:=([.G$16]^-1+[.$A24]^-1)^-1" office:value-type="float" office:value="15.9545454545455">
            <text:p>15.9545454545</text:p>
          </table:table-cell>
          <table:table-cell table:style-name="ce3" table:formula="of:=([.H$16]^-1+[.$A24]^-1)^-1" office:value-type="float" office:value="17.875">
            <text:p>17.875</text:p>
          </table:table-cell>
          <table:table-cell table:style-name="ce3" table:formula="of:=([.I$16]^-1+[.$A24]^-1)^-1" office:value-type="float" office:value="19.5">
            <text:p>19.5</text:p>
          </table:table-cell>
          <table:table-cell table:style-name="ce3" table:formula="of:=([.J$16]^-1+[.$A24]^-1)^-1" office:value-type="float" office:value="21.3139534883721">
            <text:p>21.3139534884</text:p>
          </table:table-cell>
          <table:table-cell table:style-name="ce3" table:formula="of:=([.K$16]^-1+[.$A24]^-1)^-1" office:value-type="float" office:value="22.9894736842105">
            <text:p>22.9894736842</text:p>
          </table:table-cell>
          <table:table-cell table:style-name="ce3" table:formula="of:=([.L$16]^-1+[.$A24]^-1)^-1" office:value-type="float" office:value="24.785046728972">
            <text:p>24.785046729</text:p>
          </table:table-cell>
          <table:table-cell table:style-name="ce3" table:formula="of:=([.M$16]^-1+[.$A24]^-1)^-1" office:value-type="float" office:value="26.4297520661157">
            <text:p>26.4297520661</text:p>
          </table:table-cell>
          <table:table-cell/>
          <table:table-cell table:formula="of:=IF([.B24]&gt;10;IF([.B24]&lt;30;1;0);0)" office:value-type="float" office:value="0">
            <text:p>0</text:p>
          </table:table-cell>
          <table:table-cell table:formula="of:=IF([.C24]&gt;10;IF([.C24]&lt;30;1;0);0)" office:value-type="float" office:value="0">
            <text:p>0</text:p>
          </table:table-cell>
          <table:table-cell table:formula="of:=IF([.D24]&gt;10;IF([.D24]&lt;30;1;0);0)" office:value-type="float" office:value="1">
            <text:p>1</text:p>
          </table:table-cell>
          <table:table-cell table:formula="of:=IF([.E24]&gt;10;IF([.E24]&lt;30;1;0);0)" office:value-type="float" office:value="1">
            <text:p>1</text:p>
          </table:table-cell>
          <table:table-cell table:formula="of:=IF([.F24]&gt;10;IF([.F24]&lt;30;1;0);0)" office:value-type="float" office:value="1">
            <text:p>1</text:p>
          </table:table-cell>
          <table:table-cell table:formula="of:=IF([.G24]&gt;10;IF([.G24]&lt;30;1;0);0)" office:value-type="float" office:value="1">
            <text:p>1</text:p>
          </table:table-cell>
          <table:table-cell table:formula="of:=IF([.H24]&gt;10;IF([.H24]&lt;30;1;0);0)" office:value-type="float" office:value="1">
            <text:p>1</text:p>
          </table:table-cell>
          <table:table-cell table:formula="of:=IF([.I24]&gt;10;IF([.I24]&lt;30;1;0);0)" office:value-type="float" office:value="1">
            <text:p>1</text:p>
          </table:table-cell>
          <table:table-cell table:formula="of:=IF([.J24]&gt;10;IF([.J24]&lt;30;1;0);0)" office:value-type="float" office:value="1">
            <text:p>1</text:p>
          </table:table-cell>
          <table:table-cell table:formula="of:=IF([.K24]&gt;10;IF([.K24]&lt;30;1;0);0)" office:value-type="float" office:value="1">
            <text:p>1</text:p>
          </table:table-cell>
          <table:table-cell table:formula="of:=IF([.L24]&gt;10;IF([.L24]&lt;30;1;0);0)" office:value-type="float" office:value="1">
            <text:p>1</text:p>
          </table:table-cell>
          <table:table-cell table:formula="of:=IF([.M24]&gt;10;IF([.M24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J16]" office:value-type="float" office:value="47">
            <text:p>47</text:p>
          </table:table-cell>
          <table:table-cell table:style-name="ce3" table:formula="of:=([.B$16]^-1+[.$A25]^-1)^-1" office:value-type="float" office:value="8.24561403508772">
            <text:p>8.2456140351</text:p>
          </table:table-cell>
          <table:table-cell table:style-name="ce3" table:formula="of:=([.C$16]^-1+[.$A25]^-1)^-1" office:value-type="float" office:value="9.5593220338983">
            <text:p>9.5593220339</text:p>
          </table:table-cell>
          <table:table-cell table:style-name="ce3" table:formula="of:=([.D$16]^-1+[.$A25]^-1)^-1" office:value-type="float" office:value="11.3709677419355">
            <text:p>11.3709677419</text:p>
          </table:table-cell>
          <table:table-cell table:style-name="ce3" table:formula="of:=([.E$16]^-1+[.$A25]^-1)^-1" office:value-type="float" office:value="13.0153846153846">
            <text:p>13.0153846154</text:p>
          </table:table-cell>
          <table:table-cell table:style-name="ce3" table:formula="of:=([.F$16]^-1+[.$A25]^-1)^-1" office:value-type="float" office:value="14.9855072463768">
            <text:p>14.9855072464</text:p>
          </table:table-cell>
          <table:table-cell table:style-name="ce3" table:formula="of:=([.G$16]^-1+[.$A25]^-1)^-1" office:value-type="float" office:value="17.1486486486487">
            <text:p>17.1486486486</text:p>
          </table:table-cell>
          <table:table-cell table:style-name="ce3" table:formula="of:=([.H$16]^-1+[.$A25]^-1)^-1" office:value-type="float" office:value="19.3875">
            <text:p>19.3875</text:p>
          </table:table-cell>
          <table:table-cell table:style-name="ce3" table:formula="of:=([.I$16]^-1+[.$A25]^-1)^-1" office:value-type="float" office:value="21.3139534883721">
            <text:p>21.3139534884</text:p>
          </table:table-cell>
          <table:table-cell table:style-name="ce3" table:formula="of:=([.J$16]^-1+[.$A25]^-1)^-1" office:value-type="float" office:value="23.5">
            <text:p>23.5</text:p>
          </table:table-cell>
          <table:table-cell table:style-name="ce3" table:formula="of:=([.K$16]^-1+[.$A25]^-1)^-1" office:value-type="float" office:value="25.5533980582524">
            <text:p>25.5533980583</text:p>
          </table:table-cell>
          <table:table-cell table:style-name="ce3" table:formula="of:=([.L$16]^-1+[.$A25]^-1)^-1" office:value-type="float" office:value="27.7913043478261">
            <text:p>27.7913043478</text:p>
          </table:table-cell>
          <table:table-cell table:style-name="ce3" table:formula="of:=([.M$16]^-1+[.$A25]^-1)^-1" office:value-type="float" office:value="29.8759689922481">
            <text:p>29.8759689922</text:p>
          </table:table-cell>
          <table:table-cell/>
          <table:table-cell table:formula="of:=IF([.B25]&gt;10;IF([.B25]&lt;30;1;0);0)" office:value-type="float" office:value="0">
            <text:p>0</text:p>
          </table:table-cell>
          <table:table-cell table:formula="of:=IF([.C25]&gt;10;IF([.C25]&lt;30;1;0);0)" office:value-type="float" office:value="0">
            <text:p>0</text:p>
          </table:table-cell>
          <table:table-cell table:formula="of:=IF([.D25]&gt;10;IF([.D25]&lt;30;1;0);0)" office:value-type="float" office:value="1">
            <text:p>1</text:p>
          </table:table-cell>
          <table:table-cell table:formula="of:=IF([.E25]&gt;10;IF([.E25]&lt;30;1;0);0)" office:value-type="float" office:value="1">
            <text:p>1</text:p>
          </table:table-cell>
          <table:table-cell table:formula="of:=IF([.F25]&gt;10;IF([.F25]&lt;30;1;0);0)" office:value-type="float" office:value="1">
            <text:p>1</text:p>
          </table:table-cell>
          <table:table-cell table:formula="of:=IF([.G25]&gt;10;IF([.G25]&lt;30;1;0);0)" office:value-type="float" office:value="1">
            <text:p>1</text:p>
          </table:table-cell>
          <table:table-cell table:formula="of:=IF([.H25]&gt;10;IF([.H25]&lt;30;1;0);0)" office:value-type="float" office:value="1">
            <text:p>1</text:p>
          </table:table-cell>
          <table:table-cell table:formula="of:=IF([.I25]&gt;10;IF([.I25]&lt;30;1;0);0)" office:value-type="float" office:value="1">
            <text:p>1</text:p>
          </table:table-cell>
          <table:table-cell table:formula="of:=IF([.J25]&gt;10;IF([.J25]&lt;30;1;0);0)" office:value-type="float" office:value="1">
            <text:p>1</text:p>
          </table:table-cell>
          <table:table-cell table:formula="of:=IF([.K25]&gt;10;IF([.K25]&lt;30;1;0);0)" office:value-type="float" office:value="1">
            <text:p>1</text:p>
          </table:table-cell>
          <table:table-cell table:formula="of:=IF([.L25]&gt;10;IF([.L25]&lt;30;1;0);0)" office:value-type="float" office:value="1">
            <text:p>1</text:p>
          </table:table-cell>
          <table:table-cell table:formula="of:=IF([.M25]&gt;10;IF([.M25]&lt;30;1;0);0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formula="of:=[.K16]" office:value-type="float" office:value="56">
            <text:p>56</text:p>
          </table:table-cell>
          <table:table-cell table:style-name="ce3" table:formula="of:=([.B$16]^-1+[.$A26]^-1)^-1" office:value-type="float" office:value="8.48484848484848">
            <text:p>8.4848484848</text:p>
          </table:table-cell>
          <table:table-cell table:style-name="ce3" table:formula="of:=([.C$16]^-1+[.$A26]^-1)^-1" office:value-type="float" office:value="9.88235294117647">
            <text:p>9.8823529412</text:p>
          </table:table-cell>
          <table:table-cell table:style-name="ce3" table:formula="of:=([.D$16]^-1+[.$A26]^-1)^-1" office:value-type="float" office:value="11.830985915493">
            <text:p>11.8309859155</text:p>
          </table:table-cell>
          <table:table-cell table:style-name="ce3" table:formula="of:=([.E$16]^-1+[.$A26]^-1)^-1" office:value-type="float" office:value="13.6216216216216">
            <text:p>13.6216216216</text:p>
          </table:table-cell>
          <table:table-cell table:style-name="ce3" table:formula="of:=([.F$16]^-1+[.$A26]^-1)^-1" office:value-type="float" office:value="15.7948717948718">
            <text:p>15.7948717949</text:p>
          </table:table-cell>
          <table:table-cell table:style-name="ce3" table:formula="of:=([.G$16]^-1+[.$A26]^-1)^-1" office:value-type="float" office:value="18.2168674698795">
            <text:p>18.2168674699</text:p>
          </table:table-cell>
          <table:table-cell table:style-name="ce3" table:formula="of:=([.H$16]^-1+[.$A26]^-1)^-1" office:value-type="float" office:value="20.7640449438202">
            <text:p>20.7640449438</text:p>
          </table:table-cell>
          <table:table-cell table:style-name="ce3" table:formula="of:=([.I$16]^-1+[.$A26]^-1)^-1" office:value-type="float" office:value="22.9894736842105">
            <text:p>22.9894736842</text:p>
          </table:table-cell>
          <table:table-cell table:style-name="ce3" table:formula="of:=([.J$16]^-1+[.$A26]^-1)^-1" office:value-type="float" office:value="25.5533980582524">
            <text:p>25.5533980583</text:p>
          </table:table-cell>
          <table:table-cell table:style-name="ce3" table:formula="of:=([.K$16]^-1+[.$A26]^-1)^-1" office:value-type="float" office:value="28">
            <text:p>28</text:p>
          </table:table-cell>
          <table:table-cell table:style-name="ce3" table:formula="of:=([.L$16]^-1+[.$A26]^-1)^-1" office:value-type="float" office:value="30.7096774193548">
            <text:p>30.7096774194</text:p>
          </table:table-cell>
          <table:table-cell table:style-name="ce3" table:formula="of:=([.M$16]^-1+[.$A26]^-1)^-1" office:value-type="float" office:value="33.2753623188406">
            <text:p>33.2753623188</text:p>
          </table:table-cell>
          <table:table-cell/>
          <table:table-cell table:formula="of:=IF([.B26]&gt;10;IF([.B26]&lt;30;1;0);0)" office:value-type="float" office:value="0">
            <text:p>0</text:p>
          </table:table-cell>
          <table:table-cell table:formula="of:=IF([.C26]&gt;10;IF([.C26]&lt;30;1;0);0)" office:value-type="float" office:value="0">
            <text:p>0</text:p>
          </table:table-cell>
          <table:table-cell table:formula="of:=IF([.D26]&gt;10;IF([.D26]&lt;30;1;0);0)" office:value-type="float" office:value="1">
            <text:p>1</text:p>
          </table:table-cell>
          <table:table-cell table:formula="of:=IF([.E26]&gt;10;IF([.E26]&lt;30;1;0);0)" office:value-type="float" office:value="1">
            <text:p>1</text:p>
          </table:table-cell>
          <table:table-cell table:formula="of:=IF([.F26]&gt;10;IF([.F26]&lt;30;1;0);0)" office:value-type="float" office:value="1">
            <text:p>1</text:p>
          </table:table-cell>
          <table:table-cell table:formula="of:=IF([.G26]&gt;10;IF([.G26]&lt;30;1;0);0)" office:value-type="float" office:value="1">
            <text:p>1</text:p>
          </table:table-cell>
          <table:table-cell table:formula="of:=IF([.H26]&gt;10;IF([.H26]&lt;30;1;0);0)" office:value-type="float" office:value="1">
            <text:p>1</text:p>
          </table:table-cell>
          <table:table-cell table:formula="of:=IF([.I26]&gt;10;IF([.I26]&lt;30;1;0);0)" office:value-type="float" office:value="1">
            <text:p>1</text:p>
          </table:table-cell>
          <table:table-cell table:formula="of:=IF([.J26]&gt;10;IF([.J26]&lt;30;1;0);0)" office:value-type="float" office:value="1">
            <text:p>1</text:p>
          </table:table-cell>
          <table:table-cell table:formula="of:=IF([.K26]&gt;10;IF([.K26]&lt;30;1;0);0)" office:value-type="float" office:value="1">
            <text:p>1</text:p>
          </table:table-cell>
          <table:table-cell table:formula="of:=IF([.L26]&gt;10;IF([.L26]&lt;30;1;0);0)" office:value-type="float" office:value="0">
            <text:p>0</text:p>
          </table:table-cell>
          <table:table-cell table:formula="of:=IF([.M26]&gt;10;IF([.M26]&lt;30;1;0);0)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formula="of:=[.L16]" office:value-type="float" office:value="68">
            <text:p>68</text:p>
          </table:table-cell>
          <table:table-cell table:style-name="ce3" table:formula="of:=([.B$16]^-1+[.$A27]^-1)^-1" office:value-type="float" office:value="8.71794871794872">
            <text:p>8.7179487179</text:p>
          </table:table-cell>
          <table:table-cell table:style-name="ce3" table:formula="of:=([.C$16]^-1+[.$A27]^-1)^-1" office:value-type="float" office:value="10.2">
            <text:p>10.2</text:p>
          </table:table-cell>
          <table:table-cell table:style-name="ce3" table:formula="of:=([.D$16]^-1+[.$A27]^-1)^-1" office:value-type="float" office:value="12.289156626506">
            <text:p>12.2891566265</text:p>
          </table:table-cell>
          <table:table-cell table:style-name="ce3" table:formula="of:=([.E$16]^-1+[.$A27]^-1)^-1" office:value-type="float" office:value="14.2325581395349">
            <text:p>14.2325581395</text:p>
          </table:table-cell>
          <table:table-cell table:style-name="ce3" table:formula="of:=([.F$16]^-1+[.$A27]^-1)^-1" office:value-type="float" office:value="16.6222222222222">
            <text:p>16.6222222222</text:p>
          </table:table-cell>
          <table:table-cell table:style-name="ce3" table:formula="of:=([.G$16]^-1+[.$A27]^-1)^-1" office:value-type="float" office:value="19.3263157894737">
            <text:p>19.3263157895</text:p>
          </table:table-cell>
          <table:table-cell table:style-name="ce3" table:formula="of:=([.H$16]^-1+[.$A27]^-1)^-1" office:value-type="float" office:value="22.2178217821782">
            <text:p>22.2178217822</text:p>
          </table:table-cell>
          <table:table-cell table:style-name="ce3" table:formula="of:=([.I$16]^-1+[.$A27]^-1)^-1" office:value-type="float" office:value="24.785046728972">
            <text:p>24.785046729</text:p>
          </table:table-cell>
          <table:table-cell table:style-name="ce3" table:formula="of:=([.J$16]^-1+[.$A27]^-1)^-1" office:value-type="float" office:value="27.7913043478261">
            <text:p>27.7913043478</text:p>
          </table:table-cell>
          <table:table-cell table:style-name="ce3" table:formula="of:=([.K$16]^-1+[.$A27]^-1)^-1" office:value-type="float" office:value="30.7096774193548">
            <text:p>30.7096774194</text:p>
          </table:table-cell>
          <table:table-cell table:style-name="ce3" table:formula="of:=([.L$16]^-1+[.$A27]^-1)^-1" office:value-type="float" office:value="34">
            <text:p>34</text:p>
          </table:table-cell>
          <table:table-cell table:style-name="ce3" table:formula="of:=([.M$16]^-1+[.$A27]^-1)^-1" office:value-type="float" office:value="37.1733333333333">
            <text:p>37.1733333333</text:p>
          </table:table-cell>
          <table:table-cell/>
          <table:table-cell table:formula="of:=IF([.B27]&gt;10;IF([.B27]&lt;30;1;0);0)" office:value-type="float" office:value="0">
            <text:p>0</text:p>
          </table:table-cell>
          <table:table-cell table:formula="of:=IF([.C27]&gt;10;IF([.C27]&lt;30;1;0);0)" office:value-type="float" office:value="1">
            <text:p>1</text:p>
          </table:table-cell>
          <table:table-cell table:formula="of:=IF([.D27]&gt;10;IF([.D27]&lt;30;1;0);0)" office:value-type="float" office:value="1">
            <text:p>1</text:p>
          </table:table-cell>
          <table:table-cell table:formula="of:=IF([.E27]&gt;10;IF([.E27]&lt;30;1;0);0)" office:value-type="float" office:value="1">
            <text:p>1</text:p>
          </table:table-cell>
          <table:table-cell table:formula="of:=IF([.F27]&gt;10;IF([.F27]&lt;30;1;0);0)" office:value-type="float" office:value="1">
            <text:p>1</text:p>
          </table:table-cell>
          <table:table-cell table:formula="of:=IF([.G27]&gt;10;IF([.G27]&lt;30;1;0);0)" office:value-type="float" office:value="1">
            <text:p>1</text:p>
          </table:table-cell>
          <table:table-cell table:formula="of:=IF([.H27]&gt;10;IF([.H27]&lt;30;1;0);0)" office:value-type="float" office:value="1">
            <text:p>1</text:p>
          </table:table-cell>
          <table:table-cell table:formula="of:=IF([.I27]&gt;10;IF([.I27]&lt;30;1;0);0)" office:value-type="float" office:value="1">
            <text:p>1</text:p>
          </table:table-cell>
          <table:table-cell table:formula="of:=IF([.J27]&gt;10;IF([.J27]&lt;30;1;0);0)" office:value-type="float" office:value="1">
            <text:p>1</text:p>
          </table:table-cell>
          <table:table-cell table:formula="of:=IF([.K27]&gt;10;IF([.K27]&lt;30;1;0);0)" office:value-type="float" office:value="0">
            <text:p>0</text:p>
          </table:table-cell>
          <table:table-cell table:formula="of:=IF([.L27]&gt;10;IF([.L27]&lt;30;1;0);0)" office:value-type="float" office:value="0">
            <text:p>0</text:p>
          </table:table-cell>
          <table:table-cell table:formula="of:=IF([.M27]&gt;10;IF([.M27]&lt;30;1;0);0)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formula="of:=[.M16]" office:value-type="float" office:value="82">
            <text:p>82</text:p>
          </table:table-cell>
          <table:table-cell table:style-name="ce3" table:formula="of:=([.B$16]^-1+[.$A28]^-1)^-1" office:value-type="float" office:value="8.91304347826087">
            <text:p>8.9130434783</text:p>
          </table:table-cell>
          <table:table-cell table:style-name="ce3" table:formula="of:=([.C$16]^-1+[.$A28]^-1)^-1" office:value-type="float" office:value="10.468085106383">
            <text:p>10.4680851064</text:p>
          </table:table-cell>
          <table:table-cell table:style-name="ce3" table:formula="of:=([.D$16]^-1+[.$A28]^-1)^-1" office:value-type="float" office:value="12.680412371134">
            <text:p>12.6804123711</text:p>
          </table:table-cell>
          <table:table-cell table:style-name="ce3" table:formula="of:=([.E$16]^-1+[.$A28]^-1)^-1" office:value-type="float" office:value="14.76">
            <text:p>14.76</text:p>
          </table:table-cell>
          <table:table-cell table:style-name="ce3" table:formula="of:=([.F$16]^-1+[.$A28]^-1)^-1" office:value-type="float" office:value="17.3461538461538">
            <text:p>17.3461538462</text:p>
          </table:table-cell>
          <table:table-cell table:style-name="ce3" table:formula="of:=([.G$16]^-1+[.$A28]^-1)^-1" office:value-type="float" office:value="20.3119266055046">
            <text:p>20.3119266055</text:p>
          </table:table-cell>
          <table:table-cell table:style-name="ce3" table:formula="of:=([.H$16]^-1+[.$A28]^-1)^-1" office:value-type="float" office:value="23.5304347826087">
            <text:p>23.5304347826</text:p>
          </table:table-cell>
          <table:table-cell table:style-name="ce3" table:formula="of:=([.I$16]^-1+[.$A28]^-1)^-1" office:value-type="float" office:value="26.4297520661157">
            <text:p>26.4297520661</text:p>
          </table:table-cell>
          <table:table-cell table:style-name="ce3" table:formula="of:=([.J$16]^-1+[.$A28]^-1)^-1" office:value-type="float" office:value="29.8759689922481">
            <text:p>29.8759689922</text:p>
          </table:table-cell>
          <table:table-cell table:style-name="ce3" table:formula="of:=([.K$16]^-1+[.$A28]^-1)^-1" office:value-type="float" office:value="33.2753623188406">
            <text:p>33.2753623188</text:p>
          </table:table-cell>
          <table:table-cell table:style-name="ce3" table:formula="of:=([.L$16]^-1+[.$A28]^-1)^-1" office:value-type="float" office:value="37.1733333333333">
            <text:p>37.1733333333</text:p>
          </table:table-cell>
          <table:table-cell table:style-name="ce3" table:formula="of:=([.M$16]^-1+[.$A28]^-1)^-1" office:value-type="float" office:value="41">
            <text:p>41</text:p>
          </table:table-cell>
          <table:table-cell/>
          <table:table-cell table:formula="of:=IF([.B28]&gt;10;IF([.B28]&lt;30;1;0);0)" office:value-type="float" office:value="0">
            <text:p>0</text:p>
          </table:table-cell>
          <table:table-cell table:formula="of:=IF([.C28]&gt;10;IF([.C28]&lt;30;1;0);0)" office:value-type="float" office:value="1">
            <text:p>1</text:p>
          </table:table-cell>
          <table:table-cell table:formula="of:=IF([.D28]&gt;10;IF([.D28]&lt;30;1;0);0)" office:value-type="float" office:value="1">
            <text:p>1</text:p>
          </table:table-cell>
          <table:table-cell table:formula="of:=IF([.E28]&gt;10;IF([.E28]&lt;30;1;0);0)" office:value-type="float" office:value="1">
            <text:p>1</text:p>
          </table:table-cell>
          <table:table-cell table:formula="of:=IF([.F28]&gt;10;IF([.F28]&lt;30;1;0);0)" office:value-type="float" office:value="1">
            <text:p>1</text:p>
          </table:table-cell>
          <table:table-cell table:formula="of:=IF([.G28]&gt;10;IF([.G28]&lt;30;1;0);0)" office:value-type="float" office:value="1">
            <text:p>1</text:p>
          </table:table-cell>
          <table:table-cell table:formula="of:=IF([.H28]&gt;10;IF([.H28]&lt;30;1;0);0)" office:value-type="float" office:value="1">
            <text:p>1</text:p>
          </table:table-cell>
          <table:table-cell table:formula="of:=IF([.I28]&gt;10;IF([.I28]&lt;30;1;0);0)" office:value-type="float" office:value="1">
            <text:p>1</text:p>
          </table:table-cell>
          <table:table-cell table:formula="of:=IF([.J28]&gt;10;IF([.J28]&lt;30;1;0);0)" office:value-type="float" office:value="1">
            <text:p>1</text:p>
          </table:table-cell>
          <table:table-cell table:formula="of:=IF([.K28]&gt;10;IF([.K28]&lt;30;1;0);0)" office:value-type="float" office:value="0">
            <text:p>0</text:p>
          </table:table-cell>
          <table:table-cell table:formula="of:=IF([.L28]&gt;10;IF([.L28]&lt;30;1;0);0)" office:value-type="float" office:value="0">
            <text:p>0</text:p>
          </table:table-cell>
          <table:table-cell table:formula="of:=IF([.M28]&gt;10;IF([.M28]&lt;30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Voltage over R2</text:p>
          </table:table-cell>
          <table:table-cell table:style-name="ce3"/>
          <table:table-cell/>
          <table:table-cell table:style-name="ce3" table:number-columns-repeated="9"/>
          <table:table-cell table:number-columns-repeated="101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2">
            <text:p>82</text:p>
          </table:table-cell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2">
            <text:p>82</text:p>
          </table:table-cell>
          <table:table-cell table:number-columns-repeated="997"/>
        </table:table-row>
        <table:table-row table:style-name="ro1">
          <table:table-cell table:style-name="ce1"/>
          <table:table-cell table:formula="of:=[.$B$70]*[.B3]" office:value-type="float" office:value="20">
            <text:p>20</text:p>
          </table:table-cell>
          <table:table-cell table:formula="of:=[.$B$70]*[.C3]" office:value-type="float" office:value="21.8181818181818">
            <text:p>21.8181818182</text:p>
          </table:table-cell>
          <table:table-cell table:formula="of:=[.$B$70]*[.D3]" office:value-type="float" office:value="24">
            <text:p>24</text:p>
          </table:table-cell>
          <table:table-cell table:formula="of:=[.$B$70]*[.E3]" office:value-type="float" office:value="25.7142857142857">
            <text:p>25.7142857143</text:p>
          </table:table-cell>
          <table:table-cell table:formula="of:=[.$B$70]*[.F3]" office:value-type="float" office:value="27.5">
            <text:p>27.5</text:p>
          </table:table-cell>
          <table:table-cell table:formula="of:=[.$B$70]*[.G3]" office:value-type="float" office:value="29.1891891891892">
            <text:p>29.1891891892</text:p>
          </table:table-cell>
          <table:table-cell table:formula="of:=[.$B$70]*[.H3]" office:value-type="float" office:value="30.6976744186047">
            <text:p>30.6976744186</text:p>
          </table:table-cell>
          <table:table-cell table:formula="of:=[.$B$70]*[.I3]" office:value-type="float" office:value="31.8367346938775">
            <text:p>31.8367346939</text:p>
          </table:table-cell>
          <table:table-cell table:formula="of:=[.$B$70]*[.J3]" office:value-type="float" office:value="32.9824561403509">
            <text:p>32.9824561404</text:p>
          </table:table-cell>
          <table:table-cell table:formula="of:=[.$B$70]*[.K3]" office:value-type="float" office:value="33.9393939393939">
            <text:p>33.9393939394</text:p>
          </table:table-cell>
          <table:table-cell table:formula="of:=[.$B$70]*[.L3]" office:value-type="float" office:value="34.8717948717949">
            <text:p>34.8717948718</text:p>
          </table:table-cell>
          <table:table-cell table:formula="of:=[.$B$70]*[.M3]" office:value-type="float" office:value="35.6521739130435">
            <text:p>35.652173913</text:p>
          </table:table-cell>
          <table:table-cell/>
          <table:table-cell table:formula="of:=IF([.B31]&gt;[.$B$67];IF([.B31]&lt;[.$B$68];1;0);0)" office:value-type="float" office:value="0">
            <text:p>0</text:p>
          </table:table-cell>
          <table:table-cell table:formula="of:=IF([.C31]&gt;[.$B$67];IF([.C31]&lt;[.$B$68];1;0);0)" office:value-type="float" office:value="0">
            <text:p>0</text:p>
          </table:table-cell>
          <table:table-cell table:formula="of:=IF([.D31]&gt;[.$B$67];IF([.D31]&lt;[.$B$68];1;0);0)" office:value-type="float" office:value="0">
            <text:p>0</text:p>
          </table:table-cell>
          <table:table-cell table:formula="of:=IF([.E31]&gt;[.$B$67];IF([.E31]&lt;[.$B$68];1;0);0)" office:value-type="float" office:value="0">
            <text:p>0</text:p>
          </table:table-cell>
          <table:table-cell table:formula="of:=IF([.F31]&gt;[.$B$67];IF([.F31]&lt;[.$B$68];1;0);0)" office:value-type="float" office:value="0">
            <text:p>0</text:p>
          </table:table-cell>
          <table:table-cell table:formula="of:=IF([.G31]&gt;[.$B$67];IF([.G31]&lt;[.$B$68];1;0);0)" office:value-type="float" office:value="0">
            <text:p>0</text:p>
          </table:table-cell>
          <table:table-cell table:formula="of:=IF([.H31]&gt;[.$B$67];IF([.H31]&lt;[.$B$68];1;0);0)" office:value-type="float" office:value="0">
            <text:p>0</text:p>
          </table:table-cell>
          <table:table-cell table:formula="of:=IF([.I31]&gt;[.$B$67];IF([.I31]&lt;[.$B$68];1;0);0)" office:value-type="float" office:value="0">
            <text:p>0</text:p>
          </table:table-cell>
          <table:table-cell table:formula="of:=IF([.J31]&gt;[.$B$67];IF([.J31]&lt;[.$B$68];1;0);0)" office:value-type="float" office:value="0">
            <text:p>0</text:p>
          </table:table-cell>
          <table:table-cell table:formula="of:=IF([.K31]&gt;[.$B$67];IF([.K31]&lt;[.$B$68];1;0);0)" office:value-type="float" office:value="0">
            <text:p>0</text:p>
          </table:table-cell>
          <table:table-cell table:formula="of:=IF([.L31]&gt;[.$B$67];IF([.L31]&lt;[.$B$68];1;0);0)" office:value-type="float" office:value="0">
            <text:p>0</text:p>
          </table:table-cell>
          <table:table-cell table:formula="of:=IF([.M31]&gt;[.$B$67];IF([.M31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4]" office:value-type="float" office:value="18.1818181818182">
            <text:p>18.1818181818</text:p>
          </table:table-cell>
          <table:table-cell table:formula="of:=[.$B$70]*[.C4]" office:value-type="float" office:value="20">
            <text:p>20</text:p>
          </table:table-cell>
          <table:table-cell table:formula="of:=[.$B$70]*[.D4]" office:value-type="float" office:value="22.2222222222222">
            <text:p>22.2222222222</text:p>
          </table:table-cell>
          <table:table-cell table:formula="of:=[.$B$70]*[.E4]" office:value-type="float" office:value="24">
            <text:p>24</text:p>
          </table:table-cell>
          <table:table-cell table:formula="of:=[.$B$70]*[.F4]" office:value-type="float" office:value="25.8823529411765">
            <text:p>25.8823529412</text:p>
          </table:table-cell>
          <table:table-cell table:formula="of:=[.$B$70]*[.G4]" office:value-type="float" office:value="27.6923076923077">
            <text:p>27.6923076923</text:p>
          </table:table-cell>
          <table:table-cell table:formula="of:=[.$B$70]*[.H4]" office:value-type="float" office:value="29.3333333333333">
            <text:p>29.3333333333</text:p>
          </table:table-cell>
          <table:table-cell table:formula="of:=[.$B$70]*[.I4]" office:value-type="float" office:value="30.5882352941176">
            <text:p>30.5882352941</text:p>
          </table:table-cell>
          <table:table-cell table:formula="of:=[.$B$70]*[.J4]" office:value-type="float" office:value="31.864406779661">
            <text:p>31.8644067797</text:p>
          </table:table-cell>
          <table:table-cell table:formula="of:=[.$B$70]*[.K4]" office:value-type="float" office:value="32.9411764705882">
            <text:p>32.9411764706</text:p>
          </table:table-cell>
          <table:table-cell table:formula="of:=[.$B$70]*[.L4]" office:value-type="float" office:value="34">
            <text:p>34</text:p>
          </table:table-cell>
          <table:table-cell table:formula="of:=[.$B$70]*[.M4]" office:value-type="float" office:value="34.8936170212766">
            <text:p>34.8936170213</text:p>
          </table:table-cell>
          <table:table-cell/>
          <table:table-cell table:formula="of:=IF([.B32]&gt;[.$B$67];IF([.B32]&lt;[.$B$68];1;0);0)" office:value-type="float" office:value="0">
            <text:p>0</text:p>
          </table:table-cell>
          <table:table-cell table:formula="of:=IF([.C32]&gt;[.$B$67];IF([.C32]&lt;[.$B$68];1;0);0)" office:value-type="float" office:value="0">
            <text:p>0</text:p>
          </table:table-cell>
          <table:table-cell table:formula="of:=IF([.D32]&gt;[.$B$67];IF([.D32]&lt;[.$B$68];1;0);0)" office:value-type="float" office:value="0">
            <text:p>0</text:p>
          </table:table-cell>
          <table:table-cell table:formula="of:=IF([.E32]&gt;[.$B$67];IF([.E32]&lt;[.$B$68];1;0);0)" office:value-type="float" office:value="0">
            <text:p>0</text:p>
          </table:table-cell>
          <table:table-cell table:formula="of:=IF([.F32]&gt;[.$B$67];IF([.F32]&lt;[.$B$68];1;0);0)" office:value-type="float" office:value="0">
            <text:p>0</text:p>
          </table:table-cell>
          <table:table-cell table:formula="of:=IF([.G32]&gt;[.$B$67];IF([.G32]&lt;[.$B$68];1;0);0)" office:value-type="float" office:value="0">
            <text:p>0</text:p>
          </table:table-cell>
          <table:table-cell table:formula="of:=IF([.H32]&gt;[.$B$67];IF([.H32]&lt;[.$B$68];1;0);0)" office:value-type="float" office:value="0">
            <text:p>0</text:p>
          </table:table-cell>
          <table:table-cell table:formula="of:=IF([.I32]&gt;[.$B$67];IF([.I32]&lt;[.$B$68];1;0);0)" office:value-type="float" office:value="0">
            <text:p>0</text:p>
          </table:table-cell>
          <table:table-cell table:formula="of:=IF([.J32]&gt;[.$B$67];IF([.J32]&lt;[.$B$68];1;0);0)" office:value-type="float" office:value="0">
            <text:p>0</text:p>
          </table:table-cell>
          <table:table-cell table:formula="of:=IF([.K32]&gt;[.$B$67];IF([.K32]&lt;[.$B$68];1;0);0)" office:value-type="float" office:value="0">
            <text:p>0</text:p>
          </table:table-cell>
          <table:table-cell table:formula="of:=IF([.L32]&gt;[.$B$67];IF([.L32]&lt;[.$B$68];1;0);0)" office:value-type="float" office:value="0">
            <text:p>0</text:p>
          </table:table-cell>
          <table:table-cell table:formula="of:=IF([.M32]&gt;[.$B$67];IF([.M32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5]" office:value-type="float" office:value="16">
            <text:p>16</text:p>
          </table:table-cell>
          <table:table-cell table:formula="of:=[.$B$70]*[.C5]" office:value-type="float" office:value="17.7777777777778">
            <text:p>17.7777777778</text:p>
          </table:table-cell>
          <table:table-cell table:formula="of:=[.$B$70]*[.D5]" office:value-type="float" office:value="20">
            <text:p>20</text:p>
          </table:table-cell>
          <table:table-cell table:formula="of:=[.$B$70]*[.E5]" office:value-type="float" office:value="21.8181818181818">
            <text:p>21.8181818182</text:p>
          </table:table-cell>
          <table:table-cell table:formula="of:=[.$B$70]*[.F5]" office:value-type="float" office:value="23.7837837837838">
            <text:p>23.7837837838</text:p>
          </table:table-cell>
          <table:table-cell table:formula="of:=[.$B$70]*[.G5]" office:value-type="float" office:value="25.7142857142857">
            <text:p>25.7142857143</text:p>
          </table:table-cell>
          <table:table-cell table:formula="of:=[.$B$70]*[.H5]" office:value-type="float" office:value="27.5">
            <text:p>27.5</text:p>
          </table:table-cell>
          <table:table-cell table:formula="of:=[.$B$70]*[.I5]" office:value-type="float" office:value="28.8888888888889">
            <text:p>28.8888888889</text:p>
          </table:table-cell>
          <table:table-cell table:formula="of:=[.$B$70]*[.J5]" office:value-type="float" office:value="30.3225806451613">
            <text:p>30.3225806452</text:p>
          </table:table-cell>
          <table:table-cell table:formula="of:=[.$B$70]*[.K5]" office:value-type="float" office:value="31.5492957746479">
            <text:p>31.5492957746</text:p>
          </table:table-cell>
          <table:table-cell table:formula="of:=[.$B$70]*[.L5]" office:value-type="float" office:value="32.7710843373494">
            <text:p>32.7710843373</text:p>
          </table:table-cell>
          <table:table-cell table:formula="of:=[.$B$70]*[.M5]" office:value-type="float" office:value="33.8144329896907">
            <text:p>33.8144329897</text:p>
          </table:table-cell>
          <table:table-cell/>
          <table:table-cell table:formula="of:=IF([.B33]&gt;[.$B$67];IF([.B33]&lt;[.$B$68];1;0);0)" office:value-type="float" office:value="0">
            <text:p>0</text:p>
          </table:table-cell>
          <table:table-cell table:formula="of:=IF([.C33]&gt;[.$B$67];IF([.C33]&lt;[.$B$68];1;0);0)" office:value-type="float" office:value="0">
            <text:p>0</text:p>
          </table:table-cell>
          <table:table-cell table:formula="of:=IF([.D33]&gt;[.$B$67];IF([.D33]&lt;[.$B$68];1;0);0)" office:value-type="float" office:value="0">
            <text:p>0</text:p>
          </table:table-cell>
          <table:table-cell table:formula="of:=IF([.E33]&gt;[.$B$67];IF([.E33]&lt;[.$B$68];1;0);0)" office:value-type="float" office:value="0">
            <text:p>0</text:p>
          </table:table-cell>
          <table:table-cell table:formula="of:=IF([.F33]&gt;[.$B$67];IF([.F33]&lt;[.$B$68];1;0);0)" office:value-type="float" office:value="0">
            <text:p>0</text:p>
          </table:table-cell>
          <table:table-cell table:formula="of:=IF([.G33]&gt;[.$B$67];IF([.G33]&lt;[.$B$68];1;0);0)" office:value-type="float" office:value="0">
            <text:p>0</text:p>
          </table:table-cell>
          <table:table-cell table:formula="of:=IF([.H33]&gt;[.$B$67];IF([.H33]&lt;[.$B$68];1;0);0)" office:value-type="float" office:value="0">
            <text:p>0</text:p>
          </table:table-cell>
          <table:table-cell table:formula="of:=IF([.I33]&gt;[.$B$67];IF([.I33]&lt;[.$B$68];1;0);0)" office:value-type="float" office:value="0">
            <text:p>0</text:p>
          </table:table-cell>
          <table:table-cell table:formula="of:=IF([.J33]&gt;[.$B$67];IF([.J33]&lt;[.$B$68];1;0);0)" office:value-type="float" office:value="0">
            <text:p>0</text:p>
          </table:table-cell>
          <table:table-cell table:formula="of:=IF([.K33]&gt;[.$B$67];IF([.K33]&lt;[.$B$68];1;0);0)" office:value-type="float" office:value="0">
            <text:p>0</text:p>
          </table:table-cell>
          <table:table-cell table:formula="of:=IF([.L33]&gt;[.$B$67];IF([.L33]&lt;[.$B$68];1;0);0)" office:value-type="float" office:value="0">
            <text:p>0</text:p>
          </table:table-cell>
          <table:table-cell table:formula="of:=IF([.M33]&gt;[.$B$67];IF([.M33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6]" office:value-type="float" office:value="14.2857142857143">
            <text:p>14.2857142857</text:p>
          </table:table-cell>
          <table:table-cell table:formula="of:=[.$B$70]*[.C6]" office:value-type="float" office:value="16">
            <text:p>16</text:p>
          </table:table-cell>
          <table:table-cell table:formula="of:=[.$B$70]*[.D6]" office:value-type="float" office:value="18.1818181818182">
            <text:p>18.1818181818</text:p>
          </table:table-cell>
          <table:table-cell table:formula="of:=[.$B$70]*[.E6]" office:value-type="float" office:value="20">
            <text:p>20</text:p>
          </table:table-cell>
          <table:table-cell table:formula="of:=[.$B$70]*[.F6]" office:value-type="float" office:value="22">
            <text:p>22</text:p>
          </table:table-cell>
          <table:table-cell table:formula="of:=[.$B$70]*[.G6]" office:value-type="float" office:value="24">
            <text:p>24</text:p>
          </table:table-cell>
          <table:table-cell table:formula="of:=[.$B$70]*[.H6]" office:value-type="float" office:value="25.8823529411765">
            <text:p>25.8823529412</text:p>
          </table:table-cell>
          <table:table-cell table:formula="of:=[.$B$70]*[.I6]" office:value-type="float" office:value="27.3684210526316">
            <text:p>27.3684210526</text:p>
          </table:table-cell>
          <table:table-cell table:formula="of:=[.$B$70]*[.J6]" office:value-type="float" office:value="28.9230769230769">
            <text:p>28.9230769231</text:p>
          </table:table-cell>
          <table:table-cell table:formula="of:=[.$B$70]*[.K6]" office:value-type="float" office:value="30.2702702702703">
            <text:p>30.2702702703</text:p>
          </table:table-cell>
          <table:table-cell table:formula="of:=[.$B$70]*[.L6]" office:value-type="float" office:value="31.6279069767442">
            <text:p>31.6279069767</text:p>
          </table:table-cell>
          <table:table-cell table:formula="of:=[.$B$70]*[.M6]" office:value-type="float" office:value="32.8">
            <text:p>32.8</text:p>
          </table:table-cell>
          <table:table-cell/>
          <table:table-cell table:formula="of:=IF([.B34]&gt;[.$B$67];IF([.B34]&lt;[.$B$68];1;0);0)" office:value-type="float" office:value="0">
            <text:p>0</text:p>
          </table:table-cell>
          <table:table-cell table:formula="of:=IF([.C34]&gt;[.$B$67];IF([.C34]&lt;[.$B$68];1;0);0)" office:value-type="float" office:value="0">
            <text:p>0</text:p>
          </table:table-cell>
          <table:table-cell table:formula="of:=IF([.D34]&gt;[.$B$67];IF([.D34]&lt;[.$B$68];1;0);0)" office:value-type="float" office:value="0">
            <text:p>0</text:p>
          </table:table-cell>
          <table:table-cell table:formula="of:=IF([.E34]&gt;[.$B$67];IF([.E34]&lt;[.$B$68];1;0);0)" office:value-type="float" office:value="0">
            <text:p>0</text:p>
          </table:table-cell>
          <table:table-cell table:formula="of:=IF([.F34]&gt;[.$B$67];IF([.F34]&lt;[.$B$68];1;0);0)" office:value-type="float" office:value="0">
            <text:p>0</text:p>
          </table:table-cell>
          <table:table-cell table:formula="of:=IF([.G34]&gt;[.$B$67];IF([.G34]&lt;[.$B$68];1;0);0)" office:value-type="float" office:value="0">
            <text:p>0</text:p>
          </table:table-cell>
          <table:table-cell table:formula="of:=IF([.H34]&gt;[.$B$67];IF([.H34]&lt;[.$B$68];1;0);0)" office:value-type="float" office:value="0">
            <text:p>0</text:p>
          </table:table-cell>
          <table:table-cell table:formula="of:=IF([.I34]&gt;[.$B$67];IF([.I34]&lt;[.$B$68];1;0);0)" office:value-type="float" office:value="0">
            <text:p>0</text:p>
          </table:table-cell>
          <table:table-cell table:formula="of:=IF([.J34]&gt;[.$B$67];IF([.J34]&lt;[.$B$68];1;0);0)" office:value-type="float" office:value="0">
            <text:p>0</text:p>
          </table:table-cell>
          <table:table-cell table:formula="of:=IF([.K34]&gt;[.$B$67];IF([.K34]&lt;[.$B$68];1;0);0)" office:value-type="float" office:value="0">
            <text:p>0</text:p>
          </table:table-cell>
          <table:table-cell table:formula="of:=IF([.L34]&gt;[.$B$67];IF([.L34]&lt;[.$B$68];1;0);0)" office:value-type="float" office:value="0">
            <text:p>0</text:p>
          </table:table-cell>
          <table:table-cell table:formula="of:=IF([.M34]&gt;[.$B$67];IF([.M34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7]" office:value-type="float" office:value="12.5">
            <text:p>12.5</text:p>
          </table:table-cell>
          <table:table-cell table:formula="of:=[.$B$70]*[.C7]" office:value-type="float" office:value="14.1176470588235">
            <text:p>14.1176470588</text:p>
          </table:table-cell>
          <table:table-cell table:formula="of:=[.$B$70]*[.D7]" office:value-type="float" office:value="16.2162162162162">
            <text:p>16.2162162162</text:p>
          </table:table-cell>
          <table:table-cell table:formula="of:=[.$B$70]*[.E7]" office:value-type="float" office:value="18">
            <text:p>18</text:p>
          </table:table-cell>
          <table:table-cell table:formula="of:=[.$B$70]*[.F7]" office:value-type="float" office:value="20">
            <text:p>20</text:p>
          </table:table-cell>
          <table:table-cell table:formula="of:=[.$B$70]*[.G7]" office:value-type="float" office:value="22.0408163265306">
            <text:p>22.0408163265</text:p>
          </table:table-cell>
          <table:table-cell table:formula="of:=[.$B$70]*[.H7]" office:value-type="float" office:value="24">
            <text:p>24</text:p>
          </table:table-cell>
          <table:table-cell table:formula="of:=[.$B$70]*[.I7]" office:value-type="float" office:value="25.5737704918033">
            <text:p>25.5737704918</text:p>
          </table:table-cell>
          <table:table-cell table:formula="of:=[.$B$70]*[.J7]" office:value-type="float" office:value="27.2463768115942">
            <text:p>27.2463768116</text:p>
          </table:table-cell>
          <table:table-cell table:formula="of:=[.$B$70]*[.K7]" office:value-type="float" office:value="28.7179487179487">
            <text:p>28.7179487179</text:p>
          </table:table-cell>
          <table:table-cell table:formula="of:=[.$B$70]*[.L7]" office:value-type="float" office:value="30.2222222222222">
            <text:p>30.2222222222</text:p>
          </table:table-cell>
          <table:table-cell table:formula="of:=[.$B$70]*[.M7]" office:value-type="float" office:value="31.5384615384615">
            <text:p>31.5384615385</text:p>
          </table:table-cell>
          <table:table-cell/>
          <table:table-cell table:formula="of:=IF([.B35]&gt;[.$B$67];IF([.B35]&lt;[.$B$68];1;0);0)" office:value-type="float" office:value="0">
            <text:p>0</text:p>
          </table:table-cell>
          <table:table-cell table:formula="of:=IF([.C35]&gt;[.$B$67];IF([.C35]&lt;[.$B$68];1;0);0)" office:value-type="float" office:value="0">
            <text:p>0</text:p>
          </table:table-cell>
          <table:table-cell table:formula="of:=IF([.D35]&gt;[.$B$67];IF([.D35]&lt;[.$B$68];1;0);0)" office:value-type="float" office:value="0">
            <text:p>0</text:p>
          </table:table-cell>
          <table:table-cell table:formula="of:=IF([.E35]&gt;[.$B$67];IF([.E35]&lt;[.$B$68];1;0);0)" office:value-type="float" office:value="0">
            <text:p>0</text:p>
          </table:table-cell>
          <table:table-cell table:formula="of:=IF([.F35]&gt;[.$B$67];IF([.F35]&lt;[.$B$68];1;0);0)" office:value-type="float" office:value="0">
            <text:p>0</text:p>
          </table:table-cell>
          <table:table-cell table:formula="of:=IF([.G35]&gt;[.$B$67];IF([.G35]&lt;[.$B$68];1;0);0)" office:value-type="float" office:value="0">
            <text:p>0</text:p>
          </table:table-cell>
          <table:table-cell table:formula="of:=IF([.H35]&gt;[.$B$67];IF([.H35]&lt;[.$B$68];1;0);0)" office:value-type="float" office:value="0">
            <text:p>0</text:p>
          </table:table-cell>
          <table:table-cell table:formula="of:=IF([.I35]&gt;[.$B$67];IF([.I35]&lt;[.$B$68];1;0);0)" office:value-type="float" office:value="0">
            <text:p>0</text:p>
          </table:table-cell>
          <table:table-cell table:formula="of:=IF([.J35]&gt;[.$B$67];IF([.J35]&lt;[.$B$68];1;0);0)" office:value-type="float" office:value="0">
            <text:p>0</text:p>
          </table:table-cell>
          <table:table-cell table:formula="of:=IF([.K35]&gt;[.$B$67];IF([.K35]&lt;[.$B$68];1;0);0)" office:value-type="float" office:value="0">
            <text:p>0</text:p>
          </table:table-cell>
          <table:table-cell table:formula="of:=IF([.L35]&gt;[.$B$67];IF([.L35]&lt;[.$B$68];1;0);0)" office:value-type="float" office:value="0">
            <text:p>0</text:p>
          </table:table-cell>
          <table:table-cell table:formula="of:=IF([.M35]&gt;[.$B$67];IF([.M35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8]" office:value-type="float" office:value="10.8108108108108">
            <text:p>10.8108108108</text:p>
          </table:table-cell>
          <table:table-cell table:formula="of:=[.$B$70]*[.C8]" office:value-type="float" office:value="12.3076923076923">
            <text:p>12.3076923077</text:p>
          </table:table-cell>
          <table:table-cell table:formula="of:=[.$B$70]*[.D8]" office:value-type="float" office:value="14.2857142857143">
            <text:p>14.2857142857</text:p>
          </table:table-cell>
          <table:table-cell table:formula="of:=[.$B$70]*[.E8]" office:value-type="float" office:value="16">
            <text:p>16</text:p>
          </table:table-cell>
          <table:table-cell table:formula="of:=[.$B$70]*[.F8]" office:value-type="float" office:value="17.9591836734694">
            <text:p>17.9591836735</text:p>
          </table:table-cell>
          <table:table-cell table:formula="of:=[.$B$70]*[.G8]" office:value-type="float" office:value="20">
            <text:p>20</text:p>
          </table:table-cell>
          <table:table-cell table:formula="of:=[.$B$70]*[.H8]" office:value-type="float" office:value="22">
            <text:p>22</text:p>
          </table:table-cell>
          <table:table-cell table:formula="of:=[.$B$70]*[.I8]" office:value-type="float" office:value="23.6363636363636">
            <text:p>23.6363636364</text:p>
          </table:table-cell>
          <table:table-cell table:formula="of:=[.$B$70]*[.J8]" office:value-type="float" office:value="25.4054054054054">
            <text:p>25.4054054054</text:p>
          </table:table-cell>
          <table:table-cell table:formula="of:=[.$B$70]*[.K8]" office:value-type="float" office:value="26.9879518072289">
            <text:p>26.9879518072</text:p>
          </table:table-cell>
          <table:table-cell table:formula="of:=[.$B$70]*[.L8]" office:value-type="float" office:value="28.6315789473684">
            <text:p>28.6315789474</text:p>
          </table:table-cell>
          <table:table-cell table:formula="of:=[.$B$70]*[.M8]" office:value-type="float" office:value="30.0917431192661">
            <text:p>30.0917431193</text:p>
          </table:table-cell>
          <table:table-cell/>
          <table:table-cell table:formula="of:=IF([.B36]&gt;[.$B$67];IF([.B36]&lt;[.$B$68];1;0);0)" office:value-type="float" office:value="0">
            <text:p>0</text:p>
          </table:table-cell>
          <table:table-cell table:formula="of:=IF([.C36]&gt;[.$B$67];IF([.C36]&lt;[.$B$68];1;0);0)" office:value-type="float" office:value="0">
            <text:p>0</text:p>
          </table:table-cell>
          <table:table-cell table:formula="of:=IF([.D36]&gt;[.$B$67];IF([.D36]&lt;[.$B$68];1;0);0)" office:value-type="float" office:value="0">
            <text:p>0</text:p>
          </table:table-cell>
          <table:table-cell table:formula="of:=IF([.E36]&gt;[.$B$67];IF([.E36]&lt;[.$B$68];1;0);0)" office:value-type="float" office:value="0">
            <text:p>0</text:p>
          </table:table-cell>
          <table:table-cell table:formula="of:=IF([.F36]&gt;[.$B$67];IF([.F36]&lt;[.$B$68];1;0);0)" office:value-type="float" office:value="0">
            <text:p>0</text:p>
          </table:table-cell>
          <table:table-cell table:formula="of:=IF([.G36]&gt;[.$B$67];IF([.G36]&lt;[.$B$68];1;0);0)" office:value-type="float" office:value="0">
            <text:p>0</text:p>
          </table:table-cell>
          <table:table-cell table:formula="of:=IF([.H36]&gt;[.$B$67];IF([.H36]&lt;[.$B$68];1;0);0)" office:value-type="float" office:value="0">
            <text:p>0</text:p>
          </table:table-cell>
          <table:table-cell table:formula="of:=IF([.I36]&gt;[.$B$67];IF([.I36]&lt;[.$B$68];1;0);0)" office:value-type="float" office:value="0">
            <text:p>0</text:p>
          </table:table-cell>
          <table:table-cell table:formula="of:=IF([.J36]&gt;[.$B$67];IF([.J36]&lt;[.$B$68];1;0);0)" office:value-type="float" office:value="0">
            <text:p>0</text:p>
          </table:table-cell>
          <table:table-cell table:formula="of:=IF([.K36]&gt;[.$B$67];IF([.K36]&lt;[.$B$68];1;0);0)" office:value-type="float" office:value="0">
            <text:p>0</text:p>
          </table:table-cell>
          <table:table-cell table:formula="of:=IF([.L36]&gt;[.$B$67];IF([.L36]&lt;[.$B$68];1;0);0)" office:value-type="float" office:value="0">
            <text:p>0</text:p>
          </table:table-cell>
          <table:table-cell table:formula="of:=IF([.M36]&gt;[.$B$67];IF([.M36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9]" office:value-type="float" office:value="9.30232558139535">
            <text:p>9.3023255814</text:p>
          </table:table-cell>
          <table:table-cell table:formula="of:=[.$B$70]*[.C9]" office:value-type="float" office:value="10.6666666666667">
            <text:p>10.6666666667</text:p>
          </table:table-cell>
          <table:table-cell table:formula="of:=[.$B$70]*[.D9]" office:value-type="float" office:value="12.5">
            <text:p>12.5</text:p>
          </table:table-cell>
          <table:table-cell table:formula="of:=[.$B$70]*[.E9]" office:value-type="float" office:value="14.1176470588235">
            <text:p>14.1176470588</text:p>
          </table:table-cell>
          <table:table-cell table:formula="of:=[.$B$70]*[.F9]" office:value-type="float" office:value="16">
            <text:p>16</text:p>
          </table:table-cell>
          <table:table-cell table:formula="of:=[.$B$70]*[.G9]" office:value-type="float" office:value="18">
            <text:p>18</text:p>
          </table:table-cell>
          <table:table-cell table:formula="of:=[.$B$70]*[.H9]" office:value-type="float" office:value="20">
            <text:p>20</text:p>
          </table:table-cell>
          <table:table-cell table:formula="of:=[.$B$70]*[.I9]" office:value-type="float" office:value="21.6666666666667">
            <text:p>21.6666666667</text:p>
          </table:table-cell>
          <table:table-cell table:formula="of:=[.$B$70]*[.J9]" office:value-type="float" office:value="23.5">
            <text:p>23.5</text:p>
          </table:table-cell>
          <table:table-cell table:formula="of:=[.$B$70]*[.K9]" office:value-type="float" office:value="25.1685393258427">
            <text:p>25.1685393258</text:p>
          </table:table-cell>
          <table:table-cell table:formula="of:=[.$B$70]*[.L9]" office:value-type="float" office:value="26.9306930693069">
            <text:p>26.9306930693</text:p>
          </table:table-cell>
          <table:table-cell table:formula="of:=[.$B$70]*[.M9]" office:value-type="float" office:value="28.5217391304348">
            <text:p>28.5217391304</text:p>
          </table:table-cell>
          <table:table-cell/>
          <table:table-cell table:formula="of:=IF([.B37]&gt;[.$B$67];IF([.B37]&lt;[.$B$68];1;0);0)" office:value-type="float" office:value="0">
            <text:p>0</text:p>
          </table:table-cell>
          <table:table-cell table:formula="of:=IF([.C37]&gt;[.$B$67];IF([.C37]&lt;[.$B$68];1;0);0)" office:value-type="float" office:value="0">
            <text:p>0</text:p>
          </table:table-cell>
          <table:table-cell table:formula="of:=IF([.D37]&gt;[.$B$67];IF([.D37]&lt;[.$B$68];1;0);0)" office:value-type="float" office:value="0">
            <text:p>0</text:p>
          </table:table-cell>
          <table:table-cell table:formula="of:=IF([.E37]&gt;[.$B$67];IF([.E37]&lt;[.$B$68];1;0);0)" office:value-type="float" office:value="0">
            <text:p>0</text:p>
          </table:table-cell>
          <table:table-cell table:formula="of:=IF([.F37]&gt;[.$B$67];IF([.F37]&lt;[.$B$68];1;0);0)" office:value-type="float" office:value="0">
            <text:p>0</text:p>
          </table:table-cell>
          <table:table-cell table:formula="of:=IF([.G37]&gt;[.$B$67];IF([.G37]&lt;[.$B$68];1;0);0)" office:value-type="float" office:value="0">
            <text:p>0</text:p>
          </table:table-cell>
          <table:table-cell table:formula="of:=IF([.H37]&gt;[.$B$67];IF([.H37]&lt;[.$B$68];1;0);0)" office:value-type="float" office:value="0">
            <text:p>0</text:p>
          </table:table-cell>
          <table:table-cell table:formula="of:=IF([.I37]&gt;[.$B$67];IF([.I37]&lt;[.$B$68];1;0);0)" office:value-type="float" office:value="0">
            <text:p>0</text:p>
          </table:table-cell>
          <table:table-cell table:formula="of:=IF([.J37]&gt;[.$B$67];IF([.J37]&lt;[.$B$68];1;0);0)" office:value-type="float" office:value="0">
            <text:p>0</text:p>
          </table:table-cell>
          <table:table-cell table:formula="of:=IF([.K37]&gt;[.$B$67];IF([.K37]&lt;[.$B$68];1;0);0)" office:value-type="float" office:value="0">
            <text:p>0</text:p>
          </table:table-cell>
          <table:table-cell table:formula="of:=IF([.L37]&gt;[.$B$67];IF([.L37]&lt;[.$B$68];1;0);0)" office:value-type="float" office:value="0">
            <text:p>0</text:p>
          </table:table-cell>
          <table:table-cell table:formula="of:=IF([.M37]&gt;[.$B$67];IF([.M37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10]" office:value-type="float" office:value="8.16326530612245">
            <text:p>8.1632653061</text:p>
          </table:table-cell>
          <table:table-cell table:formula="of:=[.$B$70]*[.C10]" office:value-type="float" office:value="9.41176470588235">
            <text:p>9.4117647059</text:p>
          </table:table-cell>
          <table:table-cell table:formula="of:=[.$B$70]*[.D10]" office:value-type="float" office:value="11.1111111111111">
            <text:p>11.1111111111</text:p>
          </table:table-cell>
          <table:table-cell table:formula="of:=[.$B$70]*[.E10]" office:value-type="float" office:value="12.6315789473684">
            <text:p>12.6315789474</text:p>
          </table:table-cell>
          <table:table-cell table:formula="of:=[.$B$70]*[.F10]" office:value-type="float" office:value="14.4262295081967">
            <text:p>14.4262295082</text:p>
          </table:table-cell>
          <table:table-cell table:formula="of:=[.$B$70]*[.G10]" office:value-type="float" office:value="16.3636363636364">
            <text:p>16.3636363636</text:p>
          </table:table-cell>
          <table:table-cell table:formula="of:=[.$B$70]*[.H10]" office:value-type="float" office:value="18.3333333333333">
            <text:p>18.3333333333</text:p>
          </table:table-cell>
          <table:table-cell table:formula="of:=[.$B$70]*[.I10]" office:value-type="float" office:value="20">
            <text:p>20</text:p>
          </table:table-cell>
          <table:table-cell table:formula="of:=[.$B$70]*[.J10]" office:value-type="float" office:value="21.8604651162791">
            <text:p>21.8604651163</text:p>
          </table:table-cell>
          <table:table-cell table:formula="of:=[.$B$70]*[.K10]" office:value-type="float" office:value="23.578947368421">
            <text:p>23.5789473684</text:p>
          </table:table-cell>
          <table:table-cell table:formula="of:=[.$B$70]*[.L10]" office:value-type="float" office:value="25.4205607476635">
            <text:p>25.4205607477</text:p>
          </table:table-cell>
          <table:table-cell table:formula="of:=[.$B$70]*[.M10]" office:value-type="float" office:value="27.1074380165289">
            <text:p>27.1074380165</text:p>
          </table:table-cell>
          <table:table-cell/>
          <table:table-cell table:formula="of:=IF([.B38]&gt;[.$B$67];IF([.B38]&lt;[.$B$68];1;0);0)" office:value-type="float" office:value="1">
            <text:p>1</text:p>
          </table:table-cell>
          <table:table-cell table:formula="of:=IF([.C38]&gt;[.$B$67];IF([.C38]&lt;[.$B$68];1;0);0)" office:value-type="float" office:value="0">
            <text:p>0</text:p>
          </table:table-cell>
          <table:table-cell table:formula="of:=IF([.D38]&gt;[.$B$67];IF([.D38]&lt;[.$B$68];1;0);0)" office:value-type="float" office:value="0">
            <text:p>0</text:p>
          </table:table-cell>
          <table:table-cell table:formula="of:=IF([.E38]&gt;[.$B$67];IF([.E38]&lt;[.$B$68];1;0);0)" office:value-type="float" office:value="0">
            <text:p>0</text:p>
          </table:table-cell>
          <table:table-cell table:formula="of:=IF([.F38]&gt;[.$B$67];IF([.F38]&lt;[.$B$68];1;0);0)" office:value-type="float" office:value="0">
            <text:p>0</text:p>
          </table:table-cell>
          <table:table-cell table:formula="of:=IF([.G38]&gt;[.$B$67];IF([.G38]&lt;[.$B$68];1;0);0)" office:value-type="float" office:value="0">
            <text:p>0</text:p>
          </table:table-cell>
          <table:table-cell table:formula="of:=IF([.H38]&gt;[.$B$67];IF([.H38]&lt;[.$B$68];1;0);0)" office:value-type="float" office:value="0">
            <text:p>0</text:p>
          </table:table-cell>
          <table:table-cell table:formula="of:=IF([.I38]&gt;[.$B$67];IF([.I38]&lt;[.$B$68];1;0);0)" office:value-type="float" office:value="0">
            <text:p>0</text:p>
          </table:table-cell>
          <table:table-cell table:formula="of:=IF([.J38]&gt;[.$B$67];IF([.J38]&lt;[.$B$68];1;0);0)" office:value-type="float" office:value="0">
            <text:p>0</text:p>
          </table:table-cell>
          <table:table-cell table:formula="of:=IF([.K38]&gt;[.$B$67];IF([.K38]&lt;[.$B$68];1;0);0)" office:value-type="float" office:value="0">
            <text:p>0</text:p>
          </table:table-cell>
          <table:table-cell table:formula="of:=IF([.L38]&gt;[.$B$67];IF([.L38]&lt;[.$B$68];1;0);0)" office:value-type="float" office:value="0">
            <text:p>0</text:p>
          </table:table-cell>
          <table:table-cell table:formula="of:=IF([.M38]&gt;[.$B$67];IF([.M38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11]" office:value-type="float" office:value="7.01754385964912">
            <text:p>7.0175438596</text:p>
          </table:table-cell>
          <table:table-cell table:formula="of:=[.$B$70]*[.C11]" office:value-type="float" office:value="8.13559322033898">
            <text:p>8.1355932203</text:p>
          </table:table-cell>
          <table:table-cell table:formula="of:=[.$B$70]*[.D11]" office:value-type="float" office:value="9.67741935483871">
            <text:p>9.6774193548</text:p>
          </table:table-cell>
          <table:table-cell table:formula="of:=[.$B$70]*[.E11]" office:value-type="float" office:value="11.0769230769231">
            <text:p>11.0769230769</text:p>
          </table:table-cell>
          <table:table-cell table:formula="of:=[.$B$70]*[.F11]" office:value-type="float" office:value="12.7536231884058">
            <text:p>12.7536231884</text:p>
          </table:table-cell>
          <table:table-cell table:formula="of:=[.$B$70]*[.G11]" office:value-type="float" office:value="14.5945945945946">
            <text:p>14.5945945946</text:p>
          </table:table-cell>
          <table:table-cell table:formula="of:=[.$B$70]*[.H11]" office:value-type="float" office:value="16.5">
            <text:p>16.5</text:p>
          </table:table-cell>
          <table:table-cell table:formula="of:=[.$B$70]*[.I11]" office:value-type="float" office:value="18.1395348837209">
            <text:p>18.1395348837</text:p>
          </table:table-cell>
          <table:table-cell table:formula="of:=[.$B$70]*[.J11]" office:value-type="float" office:value="20">
            <text:p>20</text:p>
          </table:table-cell>
          <table:table-cell table:formula="of:=[.$B$70]*[.K11]" office:value-type="float" office:value="21.747572815534">
            <text:p>21.7475728155</text:p>
          </table:table-cell>
          <table:table-cell table:formula="of:=[.$B$70]*[.L11]" office:value-type="float" office:value="23.6521739130435">
            <text:p>23.652173913</text:p>
          </table:table-cell>
          <table:table-cell table:formula="of:=[.$B$70]*[.M11]" office:value-type="float" office:value="25.4263565891473">
            <text:p>25.4263565891</text:p>
          </table:table-cell>
          <table:table-cell/>
          <table:table-cell table:formula="of:=IF([.B39]&gt;[.$B$67];IF([.B39]&lt;[.$B$68];1;0);0)" office:value-type="float" office:value="0">
            <text:p>0</text:p>
          </table:table-cell>
          <table:table-cell table:formula="of:=IF([.C39]&gt;[.$B$67];IF([.C39]&lt;[.$B$68];1;0);0)" office:value-type="float" office:value="1">
            <text:p>1</text:p>
          </table:table-cell>
          <table:table-cell table:formula="of:=IF([.D39]&gt;[.$B$67];IF([.D39]&lt;[.$B$68];1;0);0)" office:value-type="float" office:value="0">
            <text:p>0</text:p>
          </table:table-cell>
          <table:table-cell table:formula="of:=IF([.E39]&gt;[.$B$67];IF([.E39]&lt;[.$B$68];1;0);0)" office:value-type="float" office:value="0">
            <text:p>0</text:p>
          </table:table-cell>
          <table:table-cell table:formula="of:=IF([.F39]&gt;[.$B$67];IF([.F39]&lt;[.$B$68];1;0);0)" office:value-type="float" office:value="0">
            <text:p>0</text:p>
          </table:table-cell>
          <table:table-cell table:formula="of:=IF([.G39]&gt;[.$B$67];IF([.G39]&lt;[.$B$68];1;0);0)" office:value-type="float" office:value="0">
            <text:p>0</text:p>
          </table:table-cell>
          <table:table-cell table:formula="of:=IF([.H39]&gt;[.$B$67];IF([.H39]&lt;[.$B$68];1;0);0)" office:value-type="float" office:value="0">
            <text:p>0</text:p>
          </table:table-cell>
          <table:table-cell table:formula="of:=IF([.I39]&gt;[.$B$67];IF([.I39]&lt;[.$B$68];1;0);0)" office:value-type="float" office:value="0">
            <text:p>0</text:p>
          </table:table-cell>
          <table:table-cell table:formula="of:=IF([.J39]&gt;[.$B$67];IF([.J39]&lt;[.$B$68];1;0);0)" office:value-type="float" office:value="0">
            <text:p>0</text:p>
          </table:table-cell>
          <table:table-cell table:formula="of:=IF([.K39]&gt;[.$B$67];IF([.K39]&lt;[.$B$68];1;0);0)" office:value-type="float" office:value="0">
            <text:p>0</text:p>
          </table:table-cell>
          <table:table-cell table:formula="of:=IF([.L39]&gt;[.$B$67];IF([.L39]&lt;[.$B$68];1;0);0)" office:value-type="float" office:value="0">
            <text:p>0</text:p>
          </table:table-cell>
          <table:table-cell table:formula="of:=IF([.M39]&gt;[.$B$67];IF([.M39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12]" office:value-type="float" office:value="6.06060606060606">
            <text:p>6.0606060606</text:p>
          </table:table-cell>
          <table:table-cell table:formula="of:=[.$B$70]*[.C12]" office:value-type="float" office:value="7.05882352941177">
            <text:p>7.0588235294</text:p>
          </table:table-cell>
          <table:table-cell table:formula="of:=[.$B$70]*[.D12]" office:value-type="float" office:value="8.45070422535211">
            <text:p>8.4507042254</text:p>
          </table:table-cell>
          <table:table-cell table:formula="of:=[.$B$70]*[.E12]" office:value-type="float" office:value="9.72972972972973">
            <text:p>9.7297297297</text:p>
          </table:table-cell>
          <table:table-cell table:formula="of:=[.$B$70]*[.F12]" office:value-type="float" office:value="11.2820512820513">
            <text:p>11.2820512821</text:p>
          </table:table-cell>
          <table:table-cell table:formula="of:=[.$B$70]*[.G12]" office:value-type="float" office:value="13.0120481927711">
            <text:p>13.0120481928</text:p>
          </table:table-cell>
          <table:table-cell table:formula="of:=[.$B$70]*[.H12]" office:value-type="float" office:value="14.8314606741573">
            <text:p>14.8314606742</text:p>
          </table:table-cell>
          <table:table-cell table:formula="of:=[.$B$70]*[.I12]" office:value-type="float" office:value="16.421052631579">
            <text:p>16.4210526316</text:p>
          </table:table-cell>
          <table:table-cell table:formula="of:=[.$B$70]*[.J12]" office:value-type="float" office:value="18.252427184466">
            <text:p>18.2524271845</text:p>
          </table:table-cell>
          <table:table-cell table:formula="of:=[.$B$70]*[.K12]" office:value-type="float" office:value="20">
            <text:p>20</text:p>
          </table:table-cell>
          <table:table-cell table:formula="of:=[.$B$70]*[.L12]" office:value-type="float" office:value="21.9354838709677">
            <text:p>21.935483871</text:p>
          </table:table-cell>
          <table:table-cell table:formula="of:=[.$B$70]*[.M12]" office:value-type="float" office:value="23.768115942029">
            <text:p>23.768115942</text:p>
          </table:table-cell>
          <table:table-cell/>
          <table:table-cell table:formula="of:=IF([.B40]&gt;[.$B$67];IF([.B40]&lt;[.$B$68];1;0);0)" office:value-type="float" office:value="0">
            <text:p>0</text:p>
          </table:table-cell>
          <table:table-cell table:formula="of:=IF([.C40]&gt;[.$B$67];IF([.C40]&lt;[.$B$68];1;0);0)" office:value-type="float" office:value="0">
            <text:p>0</text:p>
          </table:table-cell>
          <table:table-cell table:formula="of:=IF([.D40]&gt;[.$B$67];IF([.D40]&lt;[.$B$68];1;0);0)" office:value-type="float" office:value="1">
            <text:p>1</text:p>
          </table:table-cell>
          <table:table-cell table:formula="of:=IF([.E40]&gt;[.$B$67];IF([.E40]&lt;[.$B$68];1;0);0)" office:value-type="float" office:value="0">
            <text:p>0</text:p>
          </table:table-cell>
          <table:table-cell table:formula="of:=IF([.F40]&gt;[.$B$67];IF([.F40]&lt;[.$B$68];1;0);0)" office:value-type="float" office:value="0">
            <text:p>0</text:p>
          </table:table-cell>
          <table:table-cell table:formula="of:=IF([.G40]&gt;[.$B$67];IF([.G40]&lt;[.$B$68];1;0);0)" office:value-type="float" office:value="0">
            <text:p>0</text:p>
          </table:table-cell>
          <table:table-cell table:formula="of:=IF([.H40]&gt;[.$B$67];IF([.H40]&lt;[.$B$68];1;0);0)" office:value-type="float" office:value="0">
            <text:p>0</text:p>
          </table:table-cell>
          <table:table-cell table:formula="of:=IF([.I40]&gt;[.$B$67];IF([.I40]&lt;[.$B$68];1;0);0)" office:value-type="float" office:value="0">
            <text:p>0</text:p>
          </table:table-cell>
          <table:table-cell table:formula="of:=IF([.J40]&gt;[.$B$67];IF([.J40]&lt;[.$B$68];1;0);0)" office:value-type="float" office:value="0">
            <text:p>0</text:p>
          </table:table-cell>
          <table:table-cell table:formula="of:=IF([.K40]&gt;[.$B$67];IF([.K40]&lt;[.$B$68];1;0);0)" office:value-type="float" office:value="0">
            <text:p>0</text:p>
          </table:table-cell>
          <table:table-cell table:formula="of:=IF([.L40]&gt;[.$B$67];IF([.L40]&lt;[.$B$68];1;0);0)" office:value-type="float" office:value="0">
            <text:p>0</text:p>
          </table:table-cell>
          <table:table-cell table:formula="of:=IF([.M40]&gt;[.$B$67];IF([.M40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13]" office:value-type="float" office:value="5.12820512820513">
            <text:p>5.1282051282</text:p>
          </table:table-cell>
          <table:table-cell table:formula="of:=[.$B$70]*[.C13]" office:value-type="float" office:value="6">
            <text:p>6</text:p>
          </table:table-cell>
          <table:table-cell table:formula="of:=[.$B$70]*[.D13]" office:value-type="float" office:value="7.2289156626506">
            <text:p>7.2289156627</text:p>
          </table:table-cell>
          <table:table-cell table:formula="of:=[.$B$70]*[.E13]" office:value-type="float" office:value="8.37209302325581">
            <text:p>8.3720930233</text:p>
          </table:table-cell>
          <table:table-cell table:formula="of:=[.$B$70]*[.F13]" office:value-type="float" office:value="9.77777777777778">
            <text:p>9.7777777778</text:p>
          </table:table-cell>
          <table:table-cell table:formula="of:=[.$B$70]*[.G13]" office:value-type="float" office:value="11.3684210526316">
            <text:p>11.3684210526</text:p>
          </table:table-cell>
          <table:table-cell table:formula="of:=[.$B$70]*[.H13]" office:value-type="float" office:value="13.0693069306931">
            <text:p>13.0693069307</text:p>
          </table:table-cell>
          <table:table-cell table:formula="of:=[.$B$70]*[.I13]" office:value-type="float" office:value="14.5794392523364">
            <text:p>14.5794392523</text:p>
          </table:table-cell>
          <table:table-cell table:formula="of:=[.$B$70]*[.J13]" office:value-type="float" office:value="16.3478260869565">
            <text:p>16.347826087</text:p>
          </table:table-cell>
          <table:table-cell table:formula="of:=[.$B$70]*[.K13]" office:value-type="float" office:value="18.0645161290323">
            <text:p>18.064516129</text:p>
          </table:table-cell>
          <table:table-cell table:formula="of:=[.$B$70]*[.L13]" office:value-type="float" office:value="20">
            <text:p>20</text:p>
          </table:table-cell>
          <table:table-cell table:formula="of:=[.$B$70]*[.M13]" office:value-type="float" office:value="21.8666666666667">
            <text:p>21.8666666667</text:p>
          </table:table-cell>
          <table:table-cell/>
          <table:table-cell table:formula="of:=IF([.B41]&gt;[.$B$67];IF([.B41]&lt;[.$B$68];1;0);0)" office:value-type="float" office:value="0">
            <text:p>0</text:p>
          </table:table-cell>
          <table:table-cell table:formula="of:=IF([.C41]&gt;[.$B$67];IF([.C41]&lt;[.$B$68];1;0);0)" office:value-type="float" office:value="0">
            <text:p>0</text:p>
          </table:table-cell>
          <table:table-cell table:formula="of:=IF([.D41]&gt;[.$B$67];IF([.D41]&lt;[.$B$68];1;0);0)" office:value-type="float" office:value="1">
            <text:p>1</text:p>
          </table:table-cell>
          <table:table-cell table:formula="of:=IF([.E41]&gt;[.$B$67];IF([.E41]&lt;[.$B$68];1;0);0)" office:value-type="float" office:value="1">
            <text:p>1</text:p>
          </table:table-cell>
          <table:table-cell table:formula="of:=IF([.F41]&gt;[.$B$67];IF([.F41]&lt;[.$B$68];1;0);0)" office:value-type="float" office:value="0">
            <text:p>0</text:p>
          </table:table-cell>
          <table:table-cell table:formula="of:=IF([.G41]&gt;[.$B$67];IF([.G41]&lt;[.$B$68];1;0);0)" office:value-type="float" office:value="0">
            <text:p>0</text:p>
          </table:table-cell>
          <table:table-cell table:formula="of:=IF([.H41]&gt;[.$B$67];IF([.H41]&lt;[.$B$68];1;0);0)" office:value-type="float" office:value="0">
            <text:p>0</text:p>
          </table:table-cell>
          <table:table-cell table:formula="of:=IF([.I41]&gt;[.$B$67];IF([.I41]&lt;[.$B$68];1;0);0)" office:value-type="float" office:value="0">
            <text:p>0</text:p>
          </table:table-cell>
          <table:table-cell table:formula="of:=IF([.J41]&gt;[.$B$67];IF([.J41]&lt;[.$B$68];1;0);0)" office:value-type="float" office:value="0">
            <text:p>0</text:p>
          </table:table-cell>
          <table:table-cell table:formula="of:=IF([.K41]&gt;[.$B$67];IF([.K41]&lt;[.$B$68];1;0);0)" office:value-type="float" office:value="0">
            <text:p>0</text:p>
          </table:table-cell>
          <table:table-cell table:formula="of:=IF([.L41]&gt;[.$B$67];IF([.L41]&lt;[.$B$68];1;0);0)" office:value-type="float" office:value="0">
            <text:p>0</text:p>
          </table:table-cell>
          <table:table-cell table:formula="of:=IF([.M41]&gt;[.$B$67];IF([.M41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$B$70]*[.B14]" office:value-type="float" office:value="4.34782608695652">
            <text:p>4.347826087</text:p>
          </table:table-cell>
          <table:table-cell table:formula="of:=[.$B$70]*[.C14]" office:value-type="float" office:value="5.1063829787234">
            <text:p>5.1063829787</text:p>
          </table:table-cell>
          <table:table-cell table:formula="of:=[.$B$70]*[.D14]" office:value-type="float" office:value="6.18556701030928">
            <text:p>6.1855670103</text:p>
          </table:table-cell>
          <table:table-cell table:formula="of:=[.$B$70]*[.E14]" office:value-type="float" office:value="7.2">
            <text:p>7.2</text:p>
          </table:table-cell>
          <table:table-cell table:formula="of:=[.$B$70]*[.F14]" office:value-type="float" office:value="8.46153846153846">
            <text:p>8.4615384615</text:p>
          </table:table-cell>
          <table:table-cell table:formula="of:=[.$B$70]*[.G14]" office:value-type="float" office:value="9.90825688073395">
            <text:p>9.9082568807</text:p>
          </table:table-cell>
          <table:table-cell table:formula="of:=[.$B$70]*[.H14]" office:value-type="float" office:value="11.4782608695652">
            <text:p>11.4782608696</text:p>
          </table:table-cell>
          <table:table-cell table:formula="of:=[.$B$70]*[.I14]" office:value-type="float" office:value="12.8925619834711">
            <text:p>12.8925619835</text:p>
          </table:table-cell>
          <table:table-cell table:formula="of:=[.$B$70]*[.J14]" office:value-type="float" office:value="14.5736434108527">
            <text:p>14.5736434109</text:p>
          </table:table-cell>
          <table:table-cell table:formula="of:=[.$B$70]*[.K14]" office:value-type="float" office:value="16.231884057971">
            <text:p>16.231884058</text:p>
          </table:table-cell>
          <table:table-cell table:formula="of:=[.$B$70]*[.L14]" office:value-type="float" office:value="18.1333333333333">
            <text:p>18.1333333333</text:p>
          </table:table-cell>
          <table:table-cell table:formula="of:=[.$B$70]*[.M14]" office:value-type="float" office:value="20">
            <text:p>20</text:p>
          </table:table-cell>
          <table:table-cell/>
          <table:table-cell table:formula="of:=IF([.B42]&gt;[.$B$67];IF([.B42]&lt;[.$B$68];1;0);0)" office:value-type="float" office:value="0">
            <text:p>0</text:p>
          </table:table-cell>
          <table:table-cell table:formula="of:=IF([.C42]&gt;[.$B$67];IF([.C42]&lt;[.$B$68];1;0);0)" office:value-type="float" office:value="0">
            <text:p>0</text:p>
          </table:table-cell>
          <table:table-cell table:formula="of:=IF([.D42]&gt;[.$B$67];IF([.D42]&lt;[.$B$68];1;0);0)" office:value-type="float" office:value="0">
            <text:p>0</text:p>
          </table:table-cell>
          <table:table-cell table:formula="of:=IF([.E42]&gt;[.$B$67];IF([.E42]&lt;[.$B$68];1;0);0)" office:value-type="float" office:value="0">
            <text:p>0</text:p>
          </table:table-cell>
          <table:table-cell table:formula="of:=IF([.F42]&gt;[.$B$67];IF([.F42]&lt;[.$B$68];1;0);0)" office:value-type="float" office:value="1">
            <text:p>1</text:p>
          </table:table-cell>
          <table:table-cell table:formula="of:=IF([.G42]&gt;[.$B$67];IF([.G42]&lt;[.$B$68];1;0);0)" office:value-type="float" office:value="0">
            <text:p>0</text:p>
          </table:table-cell>
          <table:table-cell table:formula="of:=IF([.H42]&gt;[.$B$67];IF([.H42]&lt;[.$B$68];1;0);0)" office:value-type="float" office:value="0">
            <text:p>0</text:p>
          </table:table-cell>
          <table:table-cell table:formula="of:=IF([.I42]&gt;[.$B$67];IF([.I42]&lt;[.$B$68];1;0);0)" office:value-type="float" office:value="0">
            <text:p>0</text:p>
          </table:table-cell>
          <table:table-cell table:formula="of:=IF([.J42]&gt;[.$B$67];IF([.J42]&lt;[.$B$68];1;0);0)" office:value-type="float" office:value="0">
            <text:p>0</text:p>
          </table:table-cell>
          <table:table-cell table:formula="of:=IF([.K42]&gt;[.$B$67];IF([.K42]&lt;[.$B$68];1;0);0)" office:value-type="float" office:value="0">
            <text:p>0</text:p>
          </table:table-cell>
          <table:table-cell table:formula="of:=IF([.L42]&gt;[.$B$67];IF([.L42]&lt;[.$B$68];1;0);0)" office:value-type="float" office:value="0">
            <text:p>0</text:p>
          </table:table-cell>
          <table:table-cell table:formula="of:=IF([.M42]&gt;[.$B$67];IF([.M42]&lt;[.$B$68];1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3" table:number-columns-repeated="12"/>
          <table:table-cell/>
          <table:table-cell table:style-name="ce4" table:number-columns-repeated="12"/>
          <table:table-cell table:number-columns-repeated="997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"/>
          <table:table-cell office:value-type="float" office:value="10">
            <text:p>10</text:p>
          </table:table-cell>
          <table:table-cell table:style-name="ce5" table:formula="of:=[.O3]+[.O17]+[.O31]" office:value-type="float" office:value="0">
            <text:p>0</text:p>
          </table:table-cell>
          <table:table-cell table:style-name="ce5" table:formula="of:=[.P3]+[.P17]+[.P31]" office:value-type="float" office:value="0">
            <text:p>0</text:p>
          </table:table-cell>
          <table:table-cell table:style-name="ce5" table:formula="of:=[.Q3]+[.Q17]+[.Q31]" office:value-type="float" office:value="0">
            <text:p>0</text:p>
          </table:table-cell>
          <table:table-cell table:style-name="ce5" table:formula="of:=[.R3]+[.R17]+[.R31]" office:value-type="float" office:value="0">
            <text:p>0</text:p>
          </table:table-cell>
          <table:table-cell table:style-name="ce5" table:formula="of:=[.S3]+[.S17]+[.S31]" office:value-type="float" office:value="0">
            <text:p>0</text:p>
          </table:table-cell>
          <table:table-cell table:style-name="ce5" table:formula="of:=[.T3]+[.T17]+[.T31]" office:value-type="float" office:value="0">
            <text:p>0</text:p>
          </table:table-cell>
          <table:table-cell table:style-name="ce5" table:formula="of:=[.U3]+[.U17]+[.U31]" office:value-type="float" office:value="0">
            <text:p>0</text:p>
          </table:table-cell>
          <table:table-cell table:style-name="ce5" table:formula="of:=[.V3]+[.V17]+[.V31]" office:value-type="float" office:value="0">
            <text:p>0</text:p>
          </table:table-cell>
          <table:table-cell table:style-name="ce5" table:formula="of:=[.W3]+[.W17]+[.W31]" office:value-type="float" office:value="0">
            <text:p>0</text:p>
          </table:table-cell>
          <table:table-cell table:style-name="ce5" table:formula="of:=[.X3]+[.X17]+[.X31]" office:value-type="float" office:value="0">
            <text:p>0</text:p>
          </table:table-cell>
          <table:table-cell table:style-name="ce5" table:formula="of:=[.Y3]+[.Y17]+[.Y31]" office:value-type="float" office:value="0">
            <text:p>0</text:p>
          </table:table-cell>
          <table:table-cell table:style-name="ce5" table:formula="of:=[.Z3]+[.Z17]+[.Z31]" office:value-type="float" office:value="0">
            <text:p>0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table:number-columns-repeated="10"/>
          <table:table-cell office:value-type="float" office:value="12">
            <text:p>12</text:p>
          </table:table-cell>
          <table:table-cell table:style-name="ce5" table:formula="of:=[.O4]+[.O18]+[.O32]" office:value-type="float" office:value="0">
            <text:p>0</text:p>
          </table:table-cell>
          <table:table-cell table:style-name="ce5" table:formula="of:=[.P4]+[.P18]+[.P32]" office:value-type="float" office:value="0">
            <text:p>0</text:p>
          </table:table-cell>
          <table:table-cell table:style-name="ce5" table:formula="of:=[.Q4]+[.Q18]+[.Q32]" office:value-type="float" office:value="0">
            <text:p>0</text:p>
          </table:table-cell>
          <table:table-cell table:style-name="ce5" table:formula="of:=[.R4]+[.R18]+[.R32]" office:value-type="float" office:value="0">
            <text:p>0</text:p>
          </table:table-cell>
          <table:table-cell table:style-name="ce5" table:formula="of:=[.S4]+[.S18]+[.S32]" office:value-type="float" office:value="0">
            <text:p>0</text:p>
          </table:table-cell>
          <table:table-cell table:style-name="ce5" table:formula="of:=[.T4]+[.T18]+[.T32]" office:value-type="float" office:value="0">
            <text:p>0</text:p>
          </table:table-cell>
          <table:table-cell table:style-name="ce5" table:formula="of:=[.U4]+[.U18]+[.U32]" office:value-type="float" office:value="0">
            <text:p>0</text:p>
          </table:table-cell>
          <table:table-cell table:style-name="ce5" table:formula="of:=[.V4]+[.V18]+[.V32]" office:value-type="float" office:value="0">
            <text:p>0</text:p>
          </table:table-cell>
          <table:table-cell table:style-name="ce5" table:formula="of:=[.W4]+[.W18]+[.W32]" office:value-type="float" office:value="0">
            <text:p>0</text:p>
          </table:table-cell>
          <table:table-cell table:style-name="ce5" table:formula="of:=[.X4]+[.X18]+[.X32]" office:value-type="float" office:value="0">
            <text:p>0</text:p>
          </table:table-cell>
          <table:table-cell table:style-name="ce5" table:formula="of:=[.Y4]+[.Y18]+[.Y32]" office:value-type="float" office:value="1">
            <text:p>1</text:p>
          </table:table-cell>
          <table:table-cell table:style-name="ce5" table:formula="of:=[.Z4]+[.Z18]+[.Z32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3"/>
          <table:table-cell office:value-type="float" office:value="15">
            <text:p>15</text:p>
          </table:table-cell>
          <table:table-cell table:style-name="ce5" table:formula="of:=[.O5]+[.O19]+[.O33]" office:value-type="float" office:value="0">
            <text:p>0</text:p>
          </table:table-cell>
          <table:table-cell table:style-name="ce5" table:formula="of:=[.P5]+[.P19]+[.P33]" office:value-type="float" office:value="0">
            <text:p>0</text:p>
          </table:table-cell>
          <table:table-cell table:style-name="ce5" table:formula="of:=[.Q5]+[.Q19]+[.Q33]" office:value-type="float" office:value="0">
            <text:p>0</text:p>
          </table:table-cell>
          <table:table-cell table:style-name="ce5" table:formula="of:=[.R5]+[.R19]+[.R33]" office:value-type="float" office:value="0">
            <text:p>0</text:p>
          </table:table-cell>
          <table:table-cell table:style-name="ce5" table:formula="of:=[.S5]+[.S19]+[.S33]" office:value-type="float" office:value="0">
            <text:p>0</text:p>
          </table:table-cell>
          <table:table-cell table:style-name="ce5" table:formula="of:=[.T5]+[.T19]+[.T33]" office:value-type="float" office:value="0">
            <text:p>0</text:p>
          </table:table-cell>
          <table:table-cell table:style-name="ce5" table:formula="of:=[.U5]+[.U19]+[.U33]" office:value-type="float" office:value="1">
            <text:p>1</text:p>
          </table:table-cell>
          <table:table-cell table:style-name="ce5" table:formula="of:=[.V5]+[.V19]+[.V33]" office:value-type="float" office:value="1">
            <text:p>1</text:p>
          </table:table-cell>
          <table:table-cell table:style-name="ce5" table:formula="of:=[.W5]+[.W19]+[.W33]" office:value-type="float" office:value="1">
            <text:p>1</text:p>
          </table:table-cell>
          <table:table-cell table:style-name="ce5" table:formula="of:=[.X5]+[.X19]+[.X33]" office:value-type="float" office:value="1">
            <text:p>1</text:p>
          </table:table-cell>
          <table:table-cell table:style-name="ce5" table:formula="of:=[.Y5]+[.Y19]+[.Y33]" office:value-type="float" office:value="1">
            <text:p>1</text:p>
          </table:table-cell>
          <table:table-cell table:style-name="ce5" table:formula="of:=[.Z5]+[.Z19]+[.Z33]"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string">
            <text:p>Exact</text:p>
          </table:table-cell>
          <table:table-cell table:formula="of:=[.$B$70]*([.$C$45]/([.$B$45]+[.$C$45]))" office:value-type="float" office:value="8.46153846153846">
            <text:p>8.4615384615</text:p>
          </table:table-cell>
          <table:table-cell table:number-columns-repeated="11"/>
          <table:table-cell office:value-type="float" office:value="18">
            <text:p>18</text:p>
          </table:table-cell>
          <table:table-cell table:style-name="ce5" table:formula="of:=[.O6]+[.O20]+[.O34]" office:value-type="float" office:value="0">
            <text:p>0</text:p>
          </table:table-cell>
          <table:table-cell table:style-name="ce5" table:formula="of:=[.P6]+[.P20]+[.P34]" office:value-type="float" office:value="0">
            <text:p>0</text:p>
          </table:table-cell>
          <table:table-cell table:style-name="ce5" table:formula="of:=[.Q6]+[.Q20]+[.Q34]" office:value-type="float" office:value="0">
            <text:p>0</text:p>
          </table:table-cell>
          <table:table-cell table:style-name="ce5" table:formula="of:=[.R6]+[.R20]+[.R34]" office:value-type="float" office:value="0">
            <text:p>0</text:p>
          </table:table-cell>
          <table:table-cell table:style-name="ce5" table:formula="of:=[.S6]+[.S20]+[.S34]" office:value-type="float" office:value="0">
            <text:p>0</text:p>
          </table:table-cell>
          <table:table-cell table:style-name="ce5" table:formula="of:=[.T6]+[.T20]+[.T34]" office:value-type="float" office:value="1">
            <text:p>1</text:p>
          </table:table-cell>
          <table:table-cell table:style-name="ce5" table:formula="of:=[.U6]+[.U20]+[.U34]" office:value-type="float" office:value="1">
            <text:p>1</text:p>
          </table:table-cell>
          <table:table-cell table:style-name="ce5" table:formula="of:=[.V6]+[.V20]+[.V34]" office:value-type="float" office:value="1">
            <text:p>1</text:p>
          </table:table-cell>
          <table:table-cell table:style-name="ce5" table:formula="of:=[.W6]+[.W20]+[.W34]" office:value-type="float" office:value="1">
            <text:p>1</text:p>
          </table:table-cell>
          <table:table-cell table:style-name="ce5" table:formula="of:=[.X6]+[.X20]+[.X34]" office:value-type="float" office:value="1">
            <text:p>1</text:p>
          </table:table-cell>
          <table:table-cell table:style-name="ce5" table:formula="of:=[.Y6]+[.Y20]+[.Y34]" office:value-type="float" office:value="1">
            <text:p>1</text:p>
          </table:table-cell>
          <table:table-cell table:style-name="ce5" table:formula="of:=[.Z6]+[.Z20]+[.Z34]"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string">
            <text:p>Max</text:p>
          </table:table-cell>
          <table:table-cell table:formula="of:=[.$B$70]*([.$C$45]*1.1/([.$B$45]*0.9+[.$C$45]*1.1))" office:value-type="float" office:value="9.87755102040816">
            <text:p>9.8775510204</text:p>
          </table:table-cell>
          <table:table-cell table:number-columns-repeated="11"/>
          <table:table-cell office:value-type="float" office:value="22">
            <text:p>22</text:p>
          </table:table-cell>
          <table:table-cell table:style-name="ce5" table:formula="of:=[.O7]+[.O21]+[.O35]" office:value-type="float" office:value="0">
            <text:p>0</text:p>
          </table:table-cell>
          <table:table-cell table:style-name="ce5" table:formula="of:=[.P7]+[.P21]+[.P35]" office:value-type="float" office:value="0">
            <text:p>0</text:p>
          </table:table-cell>
          <table:table-cell table:style-name="ce5" table:formula="of:=[.Q7]+[.Q21]+[.Q35]" office:value-type="float" office:value="0">
            <text:p>0</text:p>
          </table:table-cell>
          <table:table-cell table:style-name="ce5" table:formula="of:=[.R7]+[.R21]+[.R35]" office:value-type="float" office:value="0">
            <text:p>0</text:p>
          </table:table-cell>
          <table:table-cell table:style-name="ce5" table:formula="of:=[.S7]+[.S21]+[.S35]" office:value-type="float" office:value="1">
            <text:p>1</text:p>
          </table:table-cell>
          <table:table-cell table:style-name="ce5" table:formula="of:=[.T7]+[.T21]+[.T35]" office:value-type="float" office:value="1">
            <text:p>1</text:p>
          </table:table-cell>
          <table:table-cell table:style-name="ce5" table:formula="of:=[.U7]+[.U21]+[.U35]" office:value-type="float" office:value="1">
            <text:p>1</text:p>
          </table:table-cell>
          <table:table-cell table:style-name="ce5" table:formula="of:=[.V7]+[.V21]+[.V35]" office:value-type="float" office:value="1">
            <text:p>1</text:p>
          </table:table-cell>
          <table:table-cell table:style-name="ce5" table:formula="of:=[.W7]+[.W21]+[.W35]" office:value-type="float" office:value="1">
            <text:p>1</text:p>
          </table:table-cell>
          <table:table-cell table:style-name="ce5" table:formula="of:=[.X7]+[.X21]+[.X35]" office:value-type="float" office:value="1">
            <text:p>1</text:p>
          </table:table-cell>
          <table:table-cell table:style-name="ce5" table:formula="of:=[.Y7]+[.Y21]+[.Y35]" office:value-type="float" office:value="1">
            <text:p>1</text:p>
          </table:table-cell>
          <table:table-cell table:style-name="ce5" table:formula="of:=[.Z7]+[.Z21]+[.Z35]"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string">
            <text:p>Min</text:p>
          </table:table-cell>
          <table:table-cell table:formula="of:=[.$B$70]*([.$C$45]*0.9/([.$B$45]*1.1+[.$C$45]*0.9))" office:value-type="float" office:value="7.2">
            <text:p>7.2</text:p>
          </table:table-cell>
          <table:table-cell table:number-columns-repeated="11"/>
          <table:table-cell office:value-type="float" office:value="27">
            <text:p>27</text:p>
          </table:table-cell>
          <table:table-cell table:style-name="ce5" table:formula="of:=[.O8]+[.O22]+[.O36]" office:value-type="float" office:value="0">
            <text:p>0</text:p>
          </table:table-cell>
          <table:table-cell table:style-name="ce5" table:formula="of:=[.P8]+[.P22]+[.P36]" office:value-type="float" office:value="0">
            <text:p>0</text:p>
          </table:table-cell>
          <table:table-cell table:style-name="ce5" table:formula="of:=[.Q8]+[.Q22]+[.Q36]" office:value-type="float" office:value="0">
            <text:p>0</text:p>
          </table:table-cell>
          <table:table-cell table:style-name="ce5" table:formula="of:=[.R8]+[.R22]+[.R36]" office:value-type="float" office:value="1">
            <text:p>1</text:p>
          </table:table-cell>
          <table:table-cell table:style-name="ce5" table:formula="of:=[.S8]+[.S22]+[.S36]" office:value-type="float" office:value="1">
            <text:p>1</text:p>
          </table:table-cell>
          <table:table-cell table:style-name="ce5" table:formula="of:=[.T8]+[.T22]+[.T36]" office:value-type="float" office:value="1">
            <text:p>1</text:p>
          </table:table-cell>
          <table:table-cell table:style-name="ce5" table:formula="of:=[.U8]+[.U22]+[.U36]" office:value-type="float" office:value="1">
            <text:p>1</text:p>
          </table:table-cell>
          <table:table-cell table:style-name="ce5" table:formula="of:=[.V8]+[.V22]+[.V36]" office:value-type="float" office:value="1">
            <text:p>1</text:p>
          </table:table-cell>
          <table:table-cell table:style-name="ce5" table:formula="of:=[.W8]+[.W22]+[.W36]" office:value-type="float" office:value="1">
            <text:p>1</text:p>
          </table:table-cell>
          <table:table-cell table:style-name="ce5" table:formula="of:=[.X8]+[.X22]+[.X36]" office:value-type="float" office:value="1">
            <text:p>1</text:p>
          </table:table-cell>
          <table:table-cell table:style-name="ce5" table:formula="of:=[.Y8]+[.Y22]+[.Y36]" office:value-type="float" office:value="1">
            <text:p>1</text:p>
          </table:table-cell>
          <table:table-cell table:style-name="ce5" table:formula="of:=[.Z8]+[.Z22]+[.Z36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3"/>
          <table:table-cell office:value-type="float" office:value="33">
            <text:p>33</text:p>
          </table:table-cell>
          <table:table-cell table:style-name="ce5" table:formula="of:=[.O9]+[.O23]+[.O37]" office:value-type="float" office:value="0">
            <text:p>0</text:p>
          </table:table-cell>
          <table:table-cell table:style-name="ce5" table:formula="of:=[.P9]+[.P23]+[.P37]" office:value-type="float" office:value="0">
            <text:p>0</text:p>
          </table:table-cell>
          <table:table-cell table:style-name="ce5" table:formula="of:=[.Q9]+[.Q23]+[.Q37]" office:value-type="float" office:value="1">
            <text:p>1</text:p>
          </table:table-cell>
          <table:table-cell table:style-name="ce5" table:formula="of:=[.R9]+[.R23]+[.R37]" office:value-type="float" office:value="1">
            <text:p>1</text:p>
          </table:table-cell>
          <table:table-cell table:style-name="ce5" table:formula="of:=[.S9]+[.S23]+[.S37]" office:value-type="float" office:value="1">
            <text:p>1</text:p>
          </table:table-cell>
          <table:table-cell table:style-name="ce5" table:formula="of:=[.T9]+[.T23]+[.T37]" office:value-type="float" office:value="1">
            <text:p>1</text:p>
          </table:table-cell>
          <table:table-cell table:style-name="ce5" table:formula="of:=[.U9]+[.U23]+[.U37]" office:value-type="float" office:value="1">
            <text:p>1</text:p>
          </table:table-cell>
          <table:table-cell table:style-name="ce5" table:formula="of:=[.V9]+[.V23]+[.V37]" office:value-type="float" office:value="1">
            <text:p>1</text:p>
          </table:table-cell>
          <table:table-cell table:style-name="ce5" table:formula="of:=[.W9]+[.W23]+[.W37]" office:value-type="float" office:value="1">
            <text:p>1</text:p>
          </table:table-cell>
          <table:table-cell table:style-name="ce5" table:formula="of:=[.X9]+[.X23]+[.X37]" office:value-type="float" office:value="1">
            <text:p>1</text:p>
          </table:table-cell>
          <table:table-cell table:style-name="ce5" table:formula="of:=[.Y9]+[.Y23]+[.Y37]" office:value-type="float" office:value="1">
            <text:p>1</text:p>
          </table:table-cell>
          <table:table-cell table:style-name="ce5" table:formula="of:=[.Z9]+[.Z23]+[.Z37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3"/>
          <table:table-cell office:value-type="float" office:value="39">
            <text:p>39</text:p>
          </table:table-cell>
          <table:table-cell table:style-name="ce5" table:formula="of:=[.O10]+[.O24]+[.O38]" office:value-type="float" office:value="2">
            <text:p>2</text:p>
          </table:table-cell>
          <table:table-cell table:style-name="ce5" table:formula="of:=[.P10]+[.P24]+[.P38]" office:value-type="float" office:value="0">
            <text:p>0</text:p>
          </table:table-cell>
          <table:table-cell table:style-name="ce5" table:formula="of:=[.Q10]+[.Q24]+[.Q38]" office:value-type="float" office:value="1">
            <text:p>1</text:p>
          </table:table-cell>
          <table:table-cell table:style-name="ce5" table:formula="of:=[.R10]+[.R24]+[.R38]" office:value-type="float" office:value="1">
            <text:p>1</text:p>
          </table:table-cell>
          <table:table-cell table:style-name="ce5" table:formula="of:=[.S10]+[.S24]+[.S38]" office:value-type="float" office:value="1">
            <text:p>1</text:p>
          </table:table-cell>
          <table:table-cell table:style-name="ce5" table:formula="of:=[.T10]+[.T24]+[.T38]" office:value-type="float" office:value="1">
            <text:p>1</text:p>
          </table:table-cell>
          <table:table-cell table:style-name="ce5" table:formula="of:=[.U10]+[.U24]+[.U38]" office:value-type="float" office:value="1">
            <text:p>1</text:p>
          </table:table-cell>
          <table:table-cell table:style-name="ce5" table:formula="of:=[.V10]+[.V24]+[.V38]" office:value-type="float" office:value="1">
            <text:p>1</text:p>
          </table:table-cell>
          <table:table-cell table:style-name="ce5" table:formula="of:=[.W10]+[.W24]+[.W38]" office:value-type="float" office:value="1">
            <text:p>1</text:p>
          </table:table-cell>
          <table:table-cell table:style-name="ce5" table:formula="of:=[.X10]+[.X24]+[.X38]" office:value-type="float" office:value="1">
            <text:p>1</text:p>
          </table:table-cell>
          <table:table-cell table:style-name="ce5" table:formula="of:=[.Y10]+[.Y24]+[.Y38]" office:value-type="float" office:value="1">
            <text:p>1</text:p>
          </table:table-cell>
          <table:table-cell table:style-name="ce5" table:formula="of:=[.Z10]+[.Z24]+[.Z38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3"/>
          <table:table-cell office:value-type="float" office:value="47">
            <text:p>47</text:p>
          </table:table-cell>
          <table:table-cell table:style-name="ce5" table:formula="of:=[.O11]+[.O25]+[.O39]" office:value-type="float" office:value="0">
            <text:p>0</text:p>
          </table:table-cell>
          <table:table-cell table:style-name="ce5" table:formula="of:=[.P11]+[.P25]+[.P39]" office:value-type="float" office:value="2">
            <text:p>2</text:p>
          </table:table-cell>
          <table:table-cell table:style-name="ce5" table:formula="of:=[.Q11]+[.Q25]+[.Q39]" office:value-type="float" office:value="1">
            <text:p>1</text:p>
          </table:table-cell>
          <table:table-cell table:style-name="ce5" table:formula="of:=[.R11]+[.R25]+[.R39]" office:value-type="float" office:value="1">
            <text:p>1</text:p>
          </table:table-cell>
          <table:table-cell table:style-name="ce5" table:formula="of:=[.S11]+[.S25]+[.S39]" office:value-type="float" office:value="1">
            <text:p>1</text:p>
          </table:table-cell>
          <table:table-cell table:style-name="ce5" table:formula="of:=[.T11]+[.T25]+[.T39]" office:value-type="float" office:value="1">
            <text:p>1</text:p>
          </table:table-cell>
          <table:table-cell table:style-name="ce5" table:formula="of:=[.U11]+[.U25]+[.U39]" office:value-type="float" office:value="1">
            <text:p>1</text:p>
          </table:table-cell>
          <table:table-cell table:style-name="ce5" table:formula="of:=[.V11]+[.V25]+[.V39]" office:value-type="float" office:value="1">
            <text:p>1</text:p>
          </table:table-cell>
          <table:table-cell table:style-name="ce5" table:formula="of:=[.W11]+[.W25]+[.W39]" office:value-type="float" office:value="1">
            <text:p>1</text:p>
          </table:table-cell>
          <table:table-cell table:style-name="ce5" table:formula="of:=[.X11]+[.X25]+[.X39]" office:value-type="float" office:value="1">
            <text:p>1</text:p>
          </table:table-cell>
          <table:table-cell table:style-name="ce5" table:formula="of:=[.Y11]+[.Y25]+[.Y39]" office:value-type="float" office:value="1">
            <text:p>1</text:p>
          </table:table-cell>
          <table:table-cell table:style-name="ce5" table:formula="of:=[.Z11]+[.Z25]+[.Z39]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3"/>
          <table:table-cell office:value-type="float" office:value="56">
            <text:p>56</text:p>
          </table:table-cell>
          <table:table-cell table:style-name="ce5" table:formula="of:=[.O12]+[.O26]+[.O40]" office:value-type="float" office:value="0">
            <text:p>0</text:p>
          </table:table-cell>
          <table:table-cell table:style-name="ce5" table:formula="of:=[.P12]+[.P26]+[.P40]" office:value-type="float" office:value="0">
            <text:p>0</text:p>
          </table:table-cell>
          <table:table-cell table:style-name="ce5" table:formula="of:=[.Q12]+[.Q26]+[.Q40]" office:value-type="float" office:value="3">
            <text:p>3</text:p>
          </table:table-cell>
          <table:table-cell table:style-name="ce5" table:formula="of:=[.R12]+[.R26]+[.R40]" office:value-type="float" office:value="1">
            <text:p>1</text:p>
          </table:table-cell>
          <table:table-cell table:style-name="ce5" table:formula="of:=[.S12]+[.S26]+[.S40]" office:value-type="float" office:value="1">
            <text:p>1</text:p>
          </table:table-cell>
          <table:table-cell table:style-name="ce5" table:formula="of:=[.T12]+[.T26]+[.T40]" office:value-type="float" office:value="1">
            <text:p>1</text:p>
          </table:table-cell>
          <table:table-cell table:style-name="ce5" table:formula="of:=[.U12]+[.U26]+[.U40]" office:value-type="float" office:value="1">
            <text:p>1</text:p>
          </table:table-cell>
          <table:table-cell table:style-name="ce5" table:formula="of:=[.V12]+[.V26]+[.V40]" office:value-type="float" office:value="1">
            <text:p>1</text:p>
          </table:table-cell>
          <table:table-cell table:style-name="ce5" table:formula="of:=[.W12]+[.W26]+[.W40]" office:value-type="float" office:value="1">
            <text:p>1</text:p>
          </table:table-cell>
          <table:table-cell table:style-name="ce5" table:formula="of:=[.X12]+[.X26]+[.X40]" office:value-type="float" office:value="1">
            <text:p>1</text:p>
          </table:table-cell>
          <table:table-cell table:style-name="ce5" table:formula="of:=[.Y12]+[.Y26]+[.Y40]" office:value-type="float" office:value="0">
            <text:p>0</text:p>
          </table:table-cell>
          <table:table-cell table:style-name="ce5" table:formula="of:=[.Z12]+[.Z26]+[.Z40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number-columns-repeated="13"/>
          <table:table-cell office:value-type="float" office:value="68">
            <text:p>68</text:p>
          </table:table-cell>
          <table:table-cell table:style-name="ce5" table:formula="of:=[.O13]+[.O27]+[.O41]" office:value-type="float" office:value="0">
            <text:p>0</text:p>
          </table:table-cell>
          <table:table-cell table:style-name="ce5" table:formula="of:=[.P13]+[.P27]+[.P41]" office:value-type="float" office:value="1">
            <text:p>1</text:p>
          </table:table-cell>
          <table:table-cell table:style-name="ce5" table:formula="of:=[.Q13]+[.Q27]+[.Q41]" office:value-type="float" office:value="3">
            <text:p>3</text:p>
          </table:table-cell>
          <table:table-cell table:style-name="ce5" table:formula="of:=[.R13]+[.R27]+[.R41]" office:value-type="float" office:value="3">
            <text:p>3</text:p>
          </table:table-cell>
          <table:table-cell table:style-name="ce5" table:formula="of:=[.S13]+[.S27]+[.S41]" office:value-type="float" office:value="1">
            <text:p>1</text:p>
          </table:table-cell>
          <table:table-cell table:style-name="ce5" table:formula="of:=[.T13]+[.T27]+[.T41]" office:value-type="float" office:value="1">
            <text:p>1</text:p>
          </table:table-cell>
          <table:table-cell table:style-name="ce5" table:formula="of:=[.U13]+[.U27]+[.U41]" office:value-type="float" office:value="1">
            <text:p>1</text:p>
          </table:table-cell>
          <table:table-cell table:style-name="ce5" table:formula="of:=[.V13]+[.V27]+[.V41]" office:value-type="float" office:value="1">
            <text:p>1</text:p>
          </table:table-cell>
          <table:table-cell table:style-name="ce5" table:formula="of:=[.W13]+[.W27]+[.W41]" office:value-type="float" office:value="1">
            <text:p>1</text:p>
          </table:table-cell>
          <table:table-cell table:style-name="ce5" table:formula="of:=[.X13]+[.X27]+[.X41]" office:value-type="float" office:value="0">
            <text:p>0</text:p>
          </table:table-cell>
          <table:table-cell table:style-name="ce5" table:formula="of:=[.Y13]+[.Y27]+[.Y41]" office:value-type="float" office:value="0">
            <text:p>0</text:p>
          </table:table-cell>
          <table:table-cell table:style-name="ce5" table:formula="of:=[.Z13]+[.Z27]+[.Z41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number-columns-repeated="13"/>
          <table:table-cell office:value-type="float" office:value="82">
            <text:p>82</text:p>
          </table:table-cell>
          <table:table-cell table:style-name="ce5" table:formula="of:=[.O14]+[.O28]+[.O42]" office:value-type="float" office:value="0">
            <text:p>0</text:p>
          </table:table-cell>
          <table:table-cell table:style-name="ce5" table:formula="of:=[.P14]+[.P28]+[.P42]" office:value-type="float" office:value="1">
            <text:p>1</text:p>
          </table:table-cell>
          <table:table-cell table:style-name="ce5" table:formula="of:=[.Q14]+[.Q28]+[.Q42]" office:value-type="float" office:value="1">
            <text:p>1</text:p>
          </table:table-cell>
          <table:table-cell table:style-name="ce5" table:formula="of:=[.R14]+[.R28]+[.R42]" office:value-type="float" office:value="1">
            <text:p>1</text:p>
          </table:table-cell>
          <table:table-cell table:style-name="ce5" table:formula="of:=[.S14]+[.S28]+[.S42]" office:value-type="float" office:value="3">
            <text:p>3</text:p>
          </table:table-cell>
          <table:table-cell table:style-name="ce5" table:formula="of:=[.T14]+[.T28]+[.T42]" office:value-type="float" office:value="1">
            <text:p>1</text:p>
          </table:table-cell>
          <table:table-cell table:style-name="ce5" table:formula="of:=[.U14]+[.U28]+[.U42]" office:value-type="float" office:value="1">
            <text:p>1</text:p>
          </table:table-cell>
          <table:table-cell table:style-name="ce5" table:formula="of:=[.V14]+[.V28]+[.V42]" office:value-type="float" office:value="1">
            <text:p>1</text:p>
          </table:table-cell>
          <table:table-cell table:style-name="ce5" table:formula="of:=[.W14]+[.W28]+[.W42]" office:value-type="float" office:value="1">
            <text:p>1</text:p>
          </table:table-cell>
          <table:table-cell table:style-name="ce5" table:formula="of:=[.X14]+[.X28]+[.X42]" office:value-type="float" office:value="0">
            <text:p>0</text:p>
          </table:table-cell>
          <table:table-cell table:style-name="ce5" table:formula="of:=[.Y14]+[.Y28]+[.Y42]" office:value-type="float" office:value="0">
            <text:p>0</text:p>
          </table:table-cell>
          <table:table-cell table:style-name="ce5" table:formula="of:=[.Z14]+[.Z28]+[.Z42]" office:value-type="float" office:value="0">
            <text:p>0</text:p>
          </table:table-cell>
          <table:table-cell table:number-columns-repeated="997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office:value-type="string">
            <text:p>Target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Min</text:p>
          </table:table-cell>
          <table:table-cell table:formula="of:=[.B66]*0.9" office:value-type="float" office:value="7.2">
            <text:p>7.2</text:p>
          </table:table-cell>
          <table:table-cell table:number-columns-repeated="1021"/>
        </table:table-row>
        <table:table-row table:style-name="ro1">
          <table:table-cell office:value-type="string">
            <text:p>Max</text:p>
          </table:table-cell>
          <table:table-cell table:formula="of:=[.B66]*1.1" office:value-type="float" office:value="8.8">
            <text:p>8.8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ource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Ratio</text:p>
          </table:table-cell>
          <table:table-cell table:formula="of:=[.B66]/[.B70]" office:value-type="float" office:value="0.2">
            <text:p>0.2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18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Huke</meta:initial-creator>
    <meta:creation-date>2012-03-18T17:30:24</meta:creation-date>
    <dc:date>2012-03-18T18:31:19</dc:date>
    <dc:creator>Niklas Huke</dc:creator>
    <meta:editing-duration>PT12M45S</meta:editing-duration>
    <meta:editing-cycles>1</meta:editing-cycles>
    <meta:document-statistic meta:table-count="3" meta:cell-count="1140" meta:object-count="0"/>
    <meta:generator>LibreOffice/3.4$Unix LibreOffice_project/340m1$Build-402</meta:generator>
  </office:meta>
</office:document-meta>
</file>